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0.2339in"/>
    </style:style>
    <style:style style:name="co43" style:family="table-column">
      <style:table-column-properties fo:break-before="auto" style:column-width="0.3429in"/>
    </style:style>
    <style:style style:name="co9" style:family="table-column">
      <style:table-column-properties fo:break-before="auto" style:column-width="0.5445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23" style:family="table-column">
      <style:table-column-properties fo:break-before="auto" style:column-width="0.5618in"/>
    </style:style>
    <style:style style:name="co46" style:family="table-column">
      <style:table-column-properties fo:break-before="auto" style:column-width="0.5071in"/>
    </style:style>
    <style:style style:name="co27" style:family="table-column">
      <style:table-column-properties fo:break-before="auto" style:column-width="0.5535in"/>
    </style:style>
    <style:style style:name="co14" style:family="table-column">
      <style:table-column-properties fo:break-before="auto" style:column-width="0.8925in"/>
    </style:style>
    <style:style style:name="co11" style:family="table-column">
      <style:table-column-properties fo:break-before="auto" style:column-width="1.2717in"/>
    </style:style>
    <style:style style:name="co12" style:family="table-column">
      <style:table-column-properties fo:break-before="auto" style:column-width="1.1327in"/>
    </style:style>
    <style:style style:name="co13" style:family="table-column">
      <style:table-column-properties fo:break-before="auto" style:column-width="0.8043in"/>
    </style:style>
    <style:style style:name="co15" style:family="table-column">
      <style:table-column-properties fo:break-before="auto" style:column-width="0.622in"/>
    </style:style>
    <style:style style:name="co16" style:family="table-column">
      <style:table-column-properties fo:break-before="auto" style:column-width="0.752in"/>
    </style:style>
    <style:style style:name="co17" style:family="table-column">
      <style:table-column-properties fo:break-before="auto" style:column-width="0.4063in"/>
    </style:style>
    <style:style style:name="co18" style:family="table-column">
      <style:table-column-properties fo:break-before="auto" style:column-width="0.8646in"/>
    </style:style>
    <style:style style:name="co19" style:family="table-column">
      <style:table-column-properties fo:break-before="auto" style:column-width="0.3717in"/>
    </style:style>
    <style:style style:name="co20" style:family="table-column">
      <style:table-column-properties fo:break-before="auto" style:column-width="0.9756in"/>
    </style:style>
    <style:style style:name="co21" style:family="table-column">
      <style:table-column-properties fo:break-before="auto" style:column-width="0.8909in"/>
    </style:style>
    <style:style style:name="co22" style:family="table-column">
      <style:table-column-properties fo:break-before="auto" style:column-width="0.7957in"/>
    </style:style>
    <style:style style:name="co24" style:family="table-column">
      <style:table-column-properties fo:break-before="auto" style:column-width="0.9598in"/>
    </style:style>
    <style:style style:name="co25" style:family="table-column">
      <style:table-column-properties fo:break-before="auto" style:column-width="1.8854in"/>
    </style:style>
    <style:style style:name="co26" style:family="table-column">
      <style:table-column-properties fo:break-before="auto" style:column-width="0.9945in"/>
    </style:style>
    <style:style style:name="co28" style:family="table-column">
      <style:table-column-properties fo:break-before="auto" style:column-width="1.0898in"/>
    </style:style>
    <style:style style:name="co29" style:family="table-column">
      <style:table-column-properties fo:break-before="auto" style:column-width="0.9689in"/>
    </style:style>
    <style:style style:name="co30" style:family="table-column">
      <style:table-column-properties fo:break-before="auto" style:column-width="0.4917in"/>
    </style:style>
    <style:style style:name="co31" style:family="table-column">
      <style:table-column-properties fo:break-before="auto" style:column-width="0.3543in"/>
    </style:style>
    <style:style style:name="co32" style:family="table-column">
      <style:table-column-properties fo:break-before="auto" style:column-width="0.4528in"/>
    </style:style>
    <style:style style:name="co33" style:family="table-column">
      <style:table-column-properties fo:break-before="auto" style:column-width="0.6744in"/>
    </style:style>
    <style:style style:name="co34" style:family="table-column">
      <style:table-column-properties fo:break-before="auto" style:column-width="0.4138in"/>
    </style:style>
    <style:style style:name="co35" style:family="table-column">
      <style:table-column-properties fo:break-before="auto" style:column-width="0.5154in"/>
    </style:style>
    <style:style style:name="co36" style:family="table-column">
      <style:table-column-properties fo:break-before="auto" style:column-width="0.5382in"/>
    </style:style>
    <style:style style:name="co37" style:family="table-column">
      <style:table-column-properties fo:break-before="auto" style:column-width="0.6047in"/>
    </style:style>
    <style:style style:name="co38" style:family="table-column">
      <style:table-column-properties fo:break-before="auto" style:column-width="0.6398in"/>
    </style:style>
    <style:style style:name="co39" style:family="table-column">
      <style:table-column-properties fo:break-before="auto" style:column-width="0.4583in"/>
    </style:style>
    <style:style style:name="co40" style:family="table-column">
      <style:table-column-properties fo:break-before="auto" style:column-width="0.5362in"/>
    </style:style>
    <style:style style:name="co41" style:family="table-column">
      <style:table-column-properties fo:break-before="auto" style:column-width="0.5272in"/>
    </style:style>
    <style:style style:name="co47" style:family="table-column">
      <style:table-column-properties fo:break-before="auto" style:column-width="0.4929in"/>
    </style:style>
    <style:style style:name="co48" style:family="table-column">
      <style:table-column-properties fo:break-before="auto" style:column-width="0.398in"/>
    </style:style>
    <style:style style:name="co49" style:family="table-column">
      <style:table-column-properties fo:break-before="auto" style:column-width="0.3902in"/>
    </style:style>
    <style:style style:name="co50" style:family="table-column">
      <style:table-column-properties fo:break-before="auto" style:column-width="0.4146in"/>
    </style:style>
    <style:style style:name="co5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4" style:family="table-cell" style:parent-style-name="Default">
      <style:text-properties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ce7"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8"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9" style:family="table-cell" style:parent-style-name="Default">
      <style:text-properties style:font-name="Arial" fo:font-size="10pt" style:font-size-asian="10pt" style:font-size-complex="10pt"/>
    </style:style>
    <style:style style:name="ce10"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11"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12"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13"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4"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5"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7" style:family="table-cell" style:parent-style-name="Default">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9" style:family="table-cell" style:parent-style-name="Default">
      <style:table-cell-properties fo:border="none"/>
    </style:style>
    <style:style style:name="ce20" style:family="table-cell" style:parent-style-name="Default">
      <style:table-cell-properties fo:border="none"/>
      <style:text-properties style:font-name="Arial" style:font-name-asian="Lucida Sans Unicode" style:font-name-complex="Tahoma"/>
    </style:style>
    <style:style style:name="ce21" style:family="table-cell" style:parent-style-name="Default">
      <style:table-cell-properties fo:border-bottom="0.0008in solid #000000" fo:border-left="none" fo:border-right="none" fo:border-top="none"/>
    </style:style>
    <style:style style:name="ce22" style:family="table-cell" style:parent-style-name="Default">
      <style:table-cell-properties fo:border-bottom="none" fo:background-color="#000000" fo:border-left="none" fo:border-right="none" fo:border-top="0.0008in solid #000000"/>
      <style:text-properties fo:color="#000000"/>
    </style:style>
    <style:style style:name="ce23"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4"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5"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6"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7"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8" style:family="table-cell" style:parent-style-name="Default" style:data-style-name="N179"/>
    <style:style style:name="ce29" style:family="table-cell" style:parent-style-name="Default">
      <style:text-properties style:font-name="Arial" style:font-name-asian="Lucida Sans Unicode" style:font-name-complex="Tahoma"/>
    </style:style>
    <style:style style:name="ce30" style:family="table-cell" style:parent-style-name="Default">
      <style:text-properties fo:color="#1a1a1a" style:font-name="Arial" style:font-name-asian="Lucida Sans Unicode" style:font-name-complex="Tahoma"/>
    </style:style>
    <style:style style:name="ce31"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32" style:family="table-cell" style:parent-style-name="Default">
      <style:text-properties fo:font-style="normal" style:font-style-asian="normal" style:font-style-complex="normal"/>
    </style:style>
    <style:style style:name="ce33" style:family="table-cell" style:parent-style-name="Default" style:data-style-name="N180"/>
    <style:style style:name="ce34" style:family="table-cell" style:parent-style-name="Default" style:data-style-name="N179">
      <style:text-properties style:font-name="Arial" style:font-name-asian="Lucida Sans Unicode" style:font-name-complex="Tahoma"/>
    </style:style>
    <style:style style:name="ce35"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style style:name="ce37"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8"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4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41"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4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transparent"/>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none" fo:border-top="none"/>
    </style:style>
    <style:style style:name="ce45" style:family="table-cell" style:parent-style-name="Default">
      <style:table-cell-properties fo:background-color="transparent"/>
    </style:style>
    <style:style style:name="ce46"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7"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8"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9" style:family="table-cell" style:parent-style-name="Default">
      <style:table-cell-properties fo:border-bottom="0.0008in solid #000000" fo:background-color="transparent" fo:border-left="none" fo:border-right="0.0008in solid #000000" fo:border-top="none"/>
    </style:style>
    <style:style style:name="ce50"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51"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52" style:family="table-cell" style:parent-style-name="Default" style:data-style-name="N179">
      <style:table-cell-properties fo:background-color="#e6e6ff"/>
      <style:text-properties fo:font-weight="bold" style:font-weight-asian="bold" style:font-weight-complex="bold"/>
    </style:style>
    <style:style style:name="ce53"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5" style:family="table-cell" style:parent-style-name="Default">
      <style:table-cell-properties fo:background-color="#000000"/>
      <style:text-properties fo:color="#000000"/>
    </style:style>
    <style:style style:name="ce56" style:family="table-cell" style:parent-style-name="Default" style:data-style-name="N178"/>
    <style:style style:name="ce57" style:family="table-cell" style:parent-style-name="Default" style:data-style-name="N179">
      <style:table-cell-properties fo:border-bottom="0.0008in solid #000000" fo:border-left="none" fo:border-right="none" fo:border-top="none"/>
    </style:style>
    <style:style style:name="ce58"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9"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60" style:family="table-cell" style:parent-style-name="Default">
      <style:table-cell-properties fo:border-bottom="none" fo:border-left="0.0008in solid #000000" fo:border-right="none" fo:border-top="none"/>
    </style:style>
    <style:style style:name="ce61" style:family="table-cell" style:parent-style-name="Default">
      <style:table-cell-properties fo:border-bottom="0.0008in solid #000000" fo:border-left="0.0008in solid #000000" fo:border-right="none" fo:border-top="none"/>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63" style:family="table-cell" style:parent-style-name="Default">
      <style:table-cell-properties style:diagonal-bl-tr="none" style:diagonal-tl-br="none" fo:border="none" style:rotation-align="none"/>
    </style:style>
    <style:style style:name="ce64" style:family="table-cell" style:parent-style-name="Excel_5f_BuiltIn_5f_Hyperlink">
      <style:text-properties style:use-window-font-color="true" style:text-underline-style="none"/>
    </style:style>
    <style:style style:name="ce65" style:family="table-cell" style:parent-style-name="Default">
      <style:text-properties style:use-window-font-color="true"/>
    </style:style>
    <style:style style:name="ce66"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7" style:family="table-cell" style:parent-style-name="Default">
      <style:text-properties fo:font-style="italic" style:font-style-asian="italic" style:font-style-complex="italic"/>
    </style:style>
    <style:style style:name="ce68"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9" style:family="table-cell" style:parent-style-name="Default">
      <style:table-cell-properties style:text-align-source="fix" style:repeat-content="false"/>
      <style:paragraph-properties fo:text-align="center" fo:margin-left="0in"/>
    </style:style>
    <style:style style:name="ce70" style:family="table-cell" style:parent-style-name="Default">
      <style:table-cell-properties style:text-align-source="fix" style:repeat-content="false"/>
      <style:paragraph-properties fo:text-align="end" fo:margin-left="0in"/>
    </style:style>
    <style:style style:name="ce71"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72" style:family="table-cell" style:parent-style-name="Default">
      <style:table-cell-properties style:text-align-source="fix" style:repeat-content="false" style:vertical-align="middle"/>
      <style:paragraph-properties fo:text-align="center"/>
    </style:style>
    <style:style style:name="ce73" style:family="table-cell" style:parent-style-name="Default" style:data-style-name="N0">
      <style:table-cell-properties style:text-align-source="fix" style:repeat-content="false" style:vertical-align="middle"/>
      <style:paragraph-properties fo:text-align="center"/>
    </style:style>
    <style:style style:name="ce74"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6" style:family="table-cell" style:parent-style-name="Default">
      <style:text-properties fo:font-size="8pt" style:font-size-asian="8pt" style:font-size-complex="8pt"/>
    </style:style>
    <style:style style:name="ce77" style:family="table-cell" style:parent-style-name="Default">
      <style:table-cell-properties style:diagonal-bl-tr="none" style:diagonal-tl-br="none" fo:border="none" style:rotation-align="none"/>
      <style:text-properties fo:font-size="8pt" style:font-size-asian="8pt" style:font-size-complex="8pt"/>
    </style:style>
    <style:style style:name="ce78"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9"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80" style:family="table-cell" style:parent-style-name="Default">
      <style:table-cell-properties style:text-align-source="fix" style:repeat-content="false" style:vertical-align="middle"/>
      <style:paragraph-properties fo:text-align="center" fo:margin-left="0in"/>
    </style:style>
    <style:style style:name="ce81" style:family="table-cell" style:parent-style-name="Default">
      <style:table-cell-properties style:diagonal-bl-tr="none" style:diagonal-tl-br="none" fo:background-color="transparent" fo:border="none" style:rotation-align="none"/>
    </style:style>
    <style:style style:name="ce82" style:family="table-cell" style:parent-style-name="Default">
      <style:text-properties style:font-name="Arial" fo:font-style="italic" style:font-name-asian="Lucida Sans Unicode" style:font-style-asian="italic" style:font-name-complex="Tahoma" style:font-style-complex="italic"/>
    </style:style>
    <style:style style:name="ce83" style:family="table-cell" style:parent-style-name="Default">
      <style:table-cell-properties style:text-align-source="value-type" style:repeat-content="false"/>
      <style:paragraph-properties fo:margin-left="0in"/>
    </style:style>
    <style:style style:name="ce84"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6" style:family="table-cell" style:parent-style-name="Default">
      <style:table-cell-properties style:text-align-source="fix" style:repeat-content="false" fo:border="none" style:vertical-align="middle"/>
      <style:paragraph-properties fo:text-align="center"/>
    </style:style>
    <style:style style:name="ce87"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fo:wrap-option="wrap" style:vertical-align="middle"/>
      <style:paragraph-properties fo:text-align="center"/>
    </style:style>
    <style:style style:name="ce8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90" style:family="table-cell" style:parent-style-name="Default">
      <style:table-cell-properties fo:border-bottom="none" fo:border-left="none" fo:border-right="none" fo:border-top="0.0008in solid #000000"/>
    </style:style>
    <style:style style:name="ce91"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97" style:family="table-cell" style:parent-style-name="Default">
      <style:table-cell-properties fo:border-bottom="none" fo:border-left="none" fo:border-right="0.0008in solid #000000" fo:border-top="none"/>
    </style:style>
    <style:style style:name="ce98" style:family="table-cell" style:parent-style-name="Default">
      <style:table-cell-properties fo:border-bottom="0.0008in solid #000000" fo:border-left="none" fo:border-right="0.0008in solid #000000" fo:border-top="none"/>
    </style:style>
    <style:style style:name="ce9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1" table:default-cell-style-name="ce9"/>
        <table:table-column table:style-name="co12" table:default-cell-style-name="Default"/>
        <table:table-column table:style-name="co13" table:default-cell-style-name="Default"/>
        <table:table-column table:style-name="co15" table:default-cell-style-name="Default"/>
        <table:table-column table:style-name="co9"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column table:style-name="co24" table:default-cell-style-name="Default"/>
        <table:table-column table:style-name="co14" table:number-columns-repeated="1009" table:default-cell-style-name="Default"/>
        <table:table-row table:style-name="ro1">
          <table:table-cell table:style-name="ce7" office:value-type="string">
            <text:p>Pavadinimas</text:p>
          </table:table-cell>
          <table:table-cell table:style-name="ce18" office:value-type="string">
            <text:p>Atributas</text:p>
          </table:table-cell>
          <table:table-cell table:style-name="ce27" office:value-type="string">
            <text:p>const (a)</text:p>
          </table:table-cell>
          <table:table-cell table:style-name="ce27" office:value-type="string">
            <text:p>lin (b)</text:p>
          </table:table-cell>
          <table:table-cell table:style-name="ce27" office:value-type="string">
            <text:p>b1</text:p>
          </table:table-cell>
          <table:table-cell table:style-name="ce27" office:value-type="string">
            <text:p>pow (c)</text:p>
          </table:table-cell>
          <table:table-cell table:style-name="ce27" office:value-type="string">
            <text:p>c1</text:p>
          </table:table-cell>
          <table:table-cell table:style-name="ce27" office:value-type="string">
            <text:p>c2</text:p>
          </table:table-cell>
          <table:table-cell table:style-name="ce27" office:value-type="string">
            <text:p>exp (d)</text:p>
          </table:table-cell>
          <table:table-cell table:style-name="ce27" office:value-type="string">
            <text:p>d1</text:p>
          </table:table-cell>
          <table:table-cell table:style-name="ce27" office:value-type="string">
            <text:p>max lvl</text:p>
            <draw:frame table:end-cell-address="Main.K153" table:end-x="0.502in" table:end-y="0.0106in" draw:z-index="0" draw:style-name="gr2"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3" office:value-type="string">
            <text:p>Multiply?</text:p>
          </table:table-cell>
          <table:table-cell table:style-name="ce53" office:value-type="string">
            <text:p>Multiplier</text:p>
          </table:table-cell>
          <table:table-cell table:style-name="ce54" table:number-columns-repeated="1011"/>
        </table:table-row>
        <table:table-row table:style-name="ro1" table:visibility="filter">
          <table:table-cell table:style-name="ce8" office:value-type="string">
            <text:p>B Mex t1</text:p>
          </table:table-cell>
          <table:table-cell table:style-name="ce19" office:value-type="string">
            <office:annotation draw:style-name="gr3" draw:text-style-name="P3" svg:width="1.35in" svg:height="0.2346in" svg:x="2.6311in" svg:y="0in" draw:caption-point-x="-0.2402in" draw:caption-point-y="0.1756in">
              <dc:creator>AŠ</dc:creator>
              <dc:date>2010-12-17T00:00:00</dc:date>
              <text:p text:style-name="P3"><text:span text:style-name="T3">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9" office:value-type="string">
            <text:p>metal rate</text:p>
          </table:table-cell>
          <table:table-cell office:value-type="float" office:value="0">
            <text:p>0</text:p>
          </table:table-cell>
          <table:table-cell table:style-name="ce28" office:value-type="float" office:value="1">
            <text:p>1.0000</text:p>
          </table:table-cell>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table:formula="of:=[.K2]" office:value-type="float" office:value="10">
            <text:p>10</text:p>
          </table:table-cell>
          <table:table-cell office:value-type="float" office:value="1">
            <text:p>1</text:p>
          </table:table-cell>
          <table:table-cell table:style-name="ce28"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3" draw:text-style-name="P3" svg:width="3.1134in" svg:height="0.2346in" svg:x="2.6311in" svg:y="0in" draw:caption-point-x="-0.2402in" draw:caption-point-y="0.1756in">
              <dc:creator>AŠ</dc:creator>
              <dc:date>2010-12-17T00:00:00</dc:date>
              <text:p text:style-name="P3"><text:span text:style-name="T3">~33% to paties lygio Collector t1 energy rate</text:span></text:p>
            </office:annotation>
            <text:p>energy usage</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table:formula="of:=[.K3]" office:value-type="float" office:value="10">
            <text:p>10</text:p>
          </table:table-cell>
          <table:table-cell office:value-type="float" office:value="1">
            <text:p>1</text:p>
          </table:table-cell>
          <table:table-cell table:style-name="ce28"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5" draw:text-style-name="P3" svg:width="3.0437in" svg:height="0.3902in" svg:x="2.6311in" svg:y="0in" draw:caption-point-x="-0.2402in" draw:caption-point-y="0.1756in">
              <dc:creator>AŠ</dc:creator>
              <dc:date>2010-12-17T00:00:00</dc:date>
              <text:p text:style-name="P3"><text:span text:style-name="T3">1 lvl: ~tiek pat kiek išextractina per 1val.</text:span></text:p>
              <text:p text:style-name="P3"><text:span text:style-name="T3">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9" table:formula="of:=[.K4]" office:value-type="float" office:value="10">
            <text:p>10</text:p>
          </table:table-cell>
          <table:table-cell office:value-type="float" office:value="0">
            <text:p>0</text:p>
          </table:table-cell>
          <table:table-cell table:style-name="ce28"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9" office:value-type="string">
            <office:annotation draw:style-name="gr5" draw:text-style-name="P3" svg:width="2.6441in" svg:height="0.3902in" svg:x="2.6311in" svg:y="0in" draw:caption-point-x="-0.2402in" draw:caption-point-y="0.1756in">
              <dc:creator>AŠ</dc:creator>
              <dc:date>2010-12-17T00:00:00</dc:date>
              <text:p text:style-name="P3"><text:span text:style-name="T3">1lvl: 2x Collector T1 lvl1 per 1val</text:span></text:p>
              <text:p text:style-name="P3"><text:span text:style-name="T3">10lvl: 2,5x Collector T1 lvl10 per 24val.</text:span></text:p>
            </office:annotation>
            <text:p>energy cost</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9" table:formula="of:=[.K5]" office:value-type="float" office:value="10">
            <text:p>10</text:p>
          </table:table-cell>
          <table:table-cell office:value-type="float" office:value="0">
            <text:p>0</text:p>
          </table:table-cell>
          <table:table-cell table:style-name="ce28" office:value-type="float" office:value="50">
            <text:p>50.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Mex t2</text:p>
          </table:table-cell>
          <table:table-cell table:style-name="ce19" office:value-type="string">
            <office:annotation draw:style-name="gr5" draw:text-style-name="P3" svg:width="1.8449in" svg:height="0.3902in" svg:x="2.6311in" svg:y="0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9" office:value-type="string">
            <office:annotation draw:style-name="gr4" draw:text-style-name="P3" svg:width="1.1413in" svg:height="0.8567in" svg:x="2.6311in" svg:y="0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metal rate</text:p>
          </table:table-cell>
          <table:table-cell office:value-type="float" office:value="6">
            <text:p>6</text:p>
          </table:table-cell>
          <table:table-cell table:style-name="ce28" office:value-type="float" office:value="1.6">
            <text:p>1.6000</text:p>
          </table:table-cell>
          <table:table-cell/>
          <table:table-cell table:style-name="ce36"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9" table:formula="of:=[.$K$8]" office:value-type="float" office:value="4">
            <text:p>4</text:p>
          </table:table-cell>
          <table:table-cell office:value-type="float" office:value="1">
            <text:p>1</text:p>
          </table:table-cell>
          <table:table-cell table:style-name="ce28"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9" office:value-type="string">
            <office:annotation draw:style-name="gr4" draw:text-style-name="P3" svg:width="1.1413in" svg:height="0.5457in" svg:x="2.6311in" svg:y="0in" draw:caption-point-x="-0.2402in" draw:caption-point-y="0.1756in">
              <dc:creator>AŠ</dc:creator>
              <dc:date>2010-12-17T00:00:00</dc:date>
              <text:p text:style-name="P3"><text:span text:style-name="T3">~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9" table:formula="of:=[.$K$8]" office:value-type="float" office:value="4">
            <text:p>4</text:p>
          </table:table-cell>
          <table:table-cell table:formula="of:=[.L21]" office:value-type="float" office:value="1">
            <text:p>1</text:p>
          </table:table-cell>
          <table:table-cell table:style-name="ce28"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9" office:value-type="string">
            <office:annotation draw:style-name="gr5" draw:text-style-name="P3" svg:width="4.5378in" svg:height="0.3902in" svg:x="2.6311in" svg:y="0in" draw:caption-point-x="-0.2402in" draw:caption-point-y="0.1756in">
              <dc:creator>AŠ</dc:creator>
              <dc:date>2010-12-17T00:00:00</dc:date>
              <text:p text:style-name="P3"><text:span text:style-name="T3">1lvl.: kiek pats išextractina per 1,5val.</text:span><text:span text:style-name="T3"><text:line-break/></text:span><text:span text:style-name="T3">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9"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5" draw:text-style-name="P3" svg:width="3.9213in" svg:height="0.3902in" svg:x="2.6311in" svg:y="0in" draw:caption-point-x="-0.2402in" draw:caption-point-y="0.1756in">
              <dc:creator>AŠ</dc:creator>
              <dc:date>2010-12-17T00:00:00</dc:date>
              <text:p text:style-name="P3"><text:span text:style-name="T3">1lvl: tiek kiek Collector t2 1-am lvl * 3val.</text:span></text:p>
              <text:p text:style-name="P3"><text:span text:style-name="T3">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9"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6" draw:text-style-name="P3" svg:width="2.4791in" svg:height="0.7012in" svg:x="2.6311in" svg:y="0in" draw:caption-point-x="-0.2402in" draw:caption-point-y="0.1756in">
              <dc:creator>AŠ</dc:creator>
              <dc:date>2011-04-13T00:00:00</dc:date>
              <text:p text:style-name="P3"><text:span text:style-name="T3">Linijinė priklausomybė</text:span></text:p>
              <text:p text:style-name="P3"><text:span text:style-name="T3"/></text:p>
              <text:p text:style-name="P3"><text:span text:style-name="T3">1lvl: kaip zex t2 1lvl per 12val..</text:span></text:p>
              <text:p text:style-name="P3"><text:span text:style-name="T3">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8"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Collector t1</text:p>
          </table:table-cell>
          <table:table-cell table:style-name="ce19" office:value-type="string">
            <office:annotation draw:style-name="gr4" draw:text-style-name="P3" svg:width="1.1413in" svg:height="0.3902in" svg:x="2.6311in" svg:y="0in" draw:caption-point-x="-0.2402in" draw:caption-point-y="0.1756in">
              <dc:creator>AŠ</dc:creator>
              <dc:date>2010-12-17T00:00:00</dc:date>
              <text:p text:style-name="P3"><text:span text:style-name="T3">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9" office:value-type="string">
            <text:p>energy rate</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9" office:value-type="float" office:value="10">
            <text:p>10</text:p>
          </table:table-cell>
          <table:table-cell office:value-type="float" office:value="1">
            <text:p>1</text:p>
          </table:table-cell>
          <table:table-cell table:style-name="ce28"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9"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8"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9" office:value-type="string">
            <text:p>energy cost</text:p>
          </table:table-cell>
          <table:table-cell office:value-type="float" office:value="0">
            <text:p>0</text:p>
          </table:table-cell>
          <table:table-cell table:style-name="ce28" office:value-type="float" office:value="0.5">
            <text:p>0.50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9" office:value-type="float" office:value="10">
            <text:p>10</text:p>
          </table:table-cell>
          <table:table-cell office:value-type="float" office:value="0">
            <text:p>0</text:p>
          </table:table-cell>
          <table:table-cell table:style-name="ce28" office:value-type="float" office:value="30">
            <text:p>30.0000</text:p>
          </table:table-cell>
          <table:table-cell table:number-columns-repeated="1011"/>
        </table:table-row>
        <table:table-row table:style-name="ro2" table:visibility="filter">
          <table:table-cell/>
          <table:table-cell table:style-name="ce19"/>
          <table:table-cell/>
          <table:table-cell table:style-name="ce28"/>
          <table:table-cell/>
          <table:table-cell table:style-name="ce36"/>
          <table:table-cell table:number-columns-repeated="4"/>
          <table:table-cell table:style-name="ce19"/>
          <table:table-cell/>
          <table:table-cell table:style-name="ce28"/>
          <table:table-cell table:number-columns-repeated="1011"/>
        </table:table-row>
        <table:table-row table:style-name="ro3" table:visibility="filter">
          <table:table-cell office:value-type="string">
            <text:p>B Collector t2</text:p>
          </table:table-cell>
          <table:table-cell table:style-name="ce19" office:value-type="string">
            <office:annotation draw:style-name="gr5" draw:text-style-name="P3" svg:width="2.7138in" svg:height="0.3902in" svg:x="2.6311in" svg:y="0in" draw:caption-point-x="-0.2402in" draw:caption-point-y="0.1756in">
              <dc:creator>AŠ</dc:creator>
              <dc:date>2010-12-17T00:00:00</dc:date>
              <text:p text:style-name="P3"><text:span text:style-name="T3">1lvl: kiek t1 9lvl per 1val</text:span></text:p>
              <text:p text:style-name="P3"><text:span text:style-name="T3">4lvl: 10 x 1lvl</text:span></text:p>
            </office:annotation>
            <text:p>time</text:p>
          </table:table-cell>
          <table:table-cell office:value-type="float" office:value="0">
            <text:p>0</text:p>
          </table:table-cell>
          <table:table-cell table:style-name="ce33" office:value-type="float" office:value="2000">
            <text:p>2000.000</text:p>
          </table:table-cell>
          <table:table-cell office:value-type="float" office:value="3">
            <text:p>3</text:p>
          </table:table-cell>
          <table:table-cell table:style-name="ce36"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9" office:value-type="string">
            <office:annotation draw:style-name="gr7" draw:text-style-name="P3" svg:width="2.7657in" svg:height="1.3232in" svg:x="2.6311in" svg:y="0in" draw:caption-point-x="-0.2402in" draw:caption-point-y="0.1756in">
              <dc:creator>AŠ</dc:creator>
              <dc:date>2011-02-2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text:p text:style-name="P3"><text:span text:style-name="T3"/></text:p>
              <text:p text:style-name="P3"><text:span text:style-name="T3">Viskas x 1,5kad atsverti tai, jog jis yra didesnis už wind panel.</text:span></text:p>
            </office:annotation>
            <text:p>energy rate</text:p>
          </table:table-cell>
          <table:table-cell office:value-type="float" office:value="2.4">
            <text:p>2.4</text:p>
          </table:table-cell>
          <table:table-cell table:style-name="ce28" office:value-type="float" office:value="1.2">
            <text:p>1.2000</text:p>
          </table:table-cell>
          <table:table-cell/>
          <table:table-cell table:style-name="ce36"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9"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9" office:value-type="string">
            <text:p>energy cost</text:p>
          </table:table-cell>
          <table:table-cell office:value-type="float" office:value="4">
            <text:p>4</text:p>
          </table:table-cell>
          <table:table-cell table:style-name="ce28" office:value-type="float" office:value="0.8">
            <text:p>0.8000</text:p>
          </table:table-cell>
          <table:table-cell/>
          <table:table-cell table:style-name="ce36"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9" office:value-type="string">
            <office:annotation draw:style-name="gr6" draw:text-style-name="P3" svg:width="3.313in" svg:height="0.7012in" svg:x="2.6311in" svg:y="0in" draw:caption-point-x="-0.2402in" draw:caption-point-y="0.1756in">
              <dc:creator>AŠ</dc:creator>
              <dc:date>2011-04-13T00:00:00</dc:date>
              <text:p text:style-name="P3"><text:span text:style-name="T3">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8" office:value-type="float" office:value="364.73080125008">
            <text:p>364.7308</text:p>
          </table:table-cell>
          <table:table-cell office:value-type="float" office:value="-1">
            <text:p>-1</text:p>
          </table:table-cell>
          <table:table-cell table:style-name="ce3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table-cell table:style-name="ce28"/>
          <table:table-cell/>
          <table:table-cell table:style-name="ce36"/>
          <table:table-cell table:number-columns-repeated="4"/>
          <table:table-cell table:style-name="ce19"/>
          <table:table-cell/>
          <table:table-cell table:style-name="ce28"/>
          <table:table-cell table:number-columns-repeated="1011"/>
        </table:table-row>
        <table:table-row table:style-name="ro1" table:visibility="filter">
          <table:table-cell office:value-type="string">
            <text:p>B Collector t3</text:p>
          </table:table-cell>
          <table:table-cell table:style-name="ce19" office:value-type="string">
            <office:annotation draw:style-name="gr4" draw:text-style-name="P3" svg:width="1.1413in" svg:height="0.2346in" svg:x="2.6311in" svg:y="0in" draw:caption-point-x="-0.2402in" draw:caption-point-y="0.1756in">
              <dc:creator>AŠ</dc:creator>
              <dc:date>2010-12-17T00:00:00</dc:date>
              <text:p text:style-name="P3"><text:span text:style-name="T3">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9" office:value-type="float" office:value="2">
            <text:p>2</text:p>
          </table:table-cell>
          <table:table-cell office:value-type="float" office:value="0">
            <text:p>0</text:p>
          </table:table-cell>
          <table:table-cell table:style-name="ce28"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9" office:value-type="string">
            <office:annotation draw:style-name="gr4" draw:text-style-name="P3" svg:width="1.1413in" svg:height="0.3902in" svg:x="2.6311in" svg:y="0in" draw:caption-point-x="-0.2402in" draw:caption-point-y="0.1756in">
              <dc:creator>AŠ</dc:creator>
              <dc:date>2010-12-17T00:00:00</dc:date>
              <text:p text:style-name="P3"><text:span text:style-name="T3">1lvl: 2,5 x t2 lvl1</text:span></text:p>
              <text:p text:style-name="P3"><text:span text:style-name="T3">2lvl: 2 x 1lvl</text:span></text:p>
            </office:annotation>
            <text:p>energy rate</text:p>
          </table:table-cell>
          <table:table-cell office:value-type="float" office:value="0">
            <text:p>0</text:p>
          </table:table-cell>
          <table:table-cell table:style-name="ce28" office:value-type="float" office:value="7">
            <text:p>7.0000</text:p>
          </table:table-cell>
          <table:table-cell/>
          <table:table-cell table:style-name="ce36"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9" office:value-type="float" office:value="2">
            <text:p>2</text:p>
          </table:table-cell>
          <table:table-cell office:value-type="float" office:value="1">
            <text:p>1</text:p>
          </table:table-cell>
          <table:table-cell table:style-name="ce28"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9"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8"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9"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8"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9" office:value-type="string">
            <office:annotation draw:style-name="gr4" draw:text-style-name="P3" svg:width="1.1413in" svg:height="0.2346in" svg:x="2.6311in" svg:y="0in" draw:caption-point-x="-0.2402in" draw:caption-point-y="0.1756in">
              <dc:creator>AŠ</dc:creator>
              <dc:date>2011-04-27T00:00:00</dc:date>
              <text:p text:style-name="P3"><text:span text:style-name="T3">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Zex t1</text:p>
          </table:table-cell>
          <table:table-cell table:style-name="ce19"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9" office:value-type="string">
            <text:p>zetium rate</text:p>
          </table:table-cell>
          <table:table-cell office:value-type="float" office:value="0">
            <text:p>0</text:p>
          </table:table-cell>
          <table:table-cell table:style-name="ce28" office:value-type="float" office:value="0.14">
            <text:p>0.1400</text:p>
          </table:table-cell>
          <table:table-cell office:value-type="float" office:value="0">
            <text:p>0</text:p>
          </table:table-cell>
          <table:table-cell table:style-name="ce36"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9" office:value-type="float" office:value="10">
            <text:p>10</text:p>
          </table:table-cell>
          <table:table-cell office:value-type="float" office:value="1">
            <text:p>1</text:p>
          </table:table-cell>
          <table:table-cell table:style-name="ce28"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9" office:value-type="string">
            <office:annotation draw:style-name="gr3" draw:text-style-name="P3" svg:width="2.2185in" svg:height="0.2346in" svg:x="2.6311in" svg:y="0in" draw:caption-point-x="-0.2402in" draw:caption-point-y="0.1756in">
              <dc:creator>AŠ</dc:creator>
              <dc:date>2010-12-17T00:00:00</dc:date>
              <text:p text:style-name="P3"><text:span text:style-name="T3">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8"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9" office:value-type="string">
            <office:annotation draw:style-name="gr3" draw:text-style-name="P3" svg:width="1.7146in" svg:height="0.2346in" svg:x="2.6311in" svg:y="0in" draw:caption-point-x="-0.2402in" draw:caption-point-y="0.1756in">
              <dc:creator>AŠ</dc:creator>
              <dc:date>2011-02-27T00:00:00</dc:date>
              <text:p text:style-name="P3"><text:span text:style-name="T3">==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8"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9" office:value-type="string">
            <office:annotation draw:style-name="gr6" draw:text-style-name="P3" svg:width="3.287in" svg:height="0.7012in" svg:x="2.6311in" svg:y="0in" draw:caption-point-x="-0.2402in" draw:caption-point-y="0.1756in">
              <dc:creator>AŠ</dc:creator>
              <dc:date>2011-02-27T00:00:00</dc:date>
              <text:p text:style-name="P3"><text:span text:style-name="T3">==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8" table:formula="of:=[.M16]*SHOURS(35)" office:value-type="float" office:value="1260">
            <text:p>1260.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3" table:visibility="filter">
          <table:table-cell office:value-type="string">
            <text:p>B Zex t2</text:p>
          </table:table-cell>
          <table:table-cell table:style-name="ce19" office:value-type="string">
            <office:annotation draw:style-name="gr8" draw:text-style-name="P3" svg:width="2.9831in" svg:height="0.8567in" svg:x="2.6311in" svg:y="0in" draw:caption-point-x="-0.2402in" draw:caption-point-y="0.1756in">
              <dc:creator>AŠ</dc:creator>
              <dc:date>2010-12-17T00:00:00</dc:date>
              <text:p text:style-name="P3"><text:span text:style-name="T3">1lvl: 4val, tarp 7 ir 8 lygio</text:span></text:p>
              <text:p text:style-name="P3"><text:span text:style-name="T3">4lvl: 10 x 1lvl</text:span></text:p>
              <text:p text:style-name="P3"><text:span text:style-name="T3"/></text:p>
              <text:p text:style-name="P3"><text:span text:style-name="T3">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9" office:value-type="string">
            <office:annotation draw:style-name="gr4" draw:text-style-name="P3" svg:width="1.1413in" svg:height="0.8567in" svg:x="2.6311in" svg:y="0in" draw:caption-point-x="-0.2402in" draw:caption-point-y="0.1756in">
              <dc:creator>AŠ</dc:creator>
              <dc:date>2010-12-17T00:00:00</dc:date>
              <text:p text:style-name="P3"><text:span text:style-name="T3">T2 -&gt; T1:</text:span><text:span text:style-name="T3"><text:line-break/></text:span><text:span text:style-name="T3">1lvl kaip 7-8lvl</text:span><text:span text:style-name="T3"><text:line-break/></text:span><text:span text:style-name="T3">2lvl kaip 10lvl</text:span><text:span text:style-name="T3"><text:line-break/></text:span><text:span text:style-name="T3">3lvl kaip 12lvl</text:span><text:span text:style-name="T3"><text:line-break/></text:span><text:span text:style-name="T3">4lvl kaip 14lvl</text:span></text:p>
            </office:annotation>
            <text:p>zetium rate</text:p>
          </table:table-cell>
          <table:table-cell office:value-type="float" office:value="0.6">
            <text:p>0.6</text:p>
          </table:table-cell>
          <table:table-cell table:style-name="ce28" office:value-type="float" office:value="0.24">
            <text:p>0.2400</text:p>
          </table:table-cell>
          <table:table-cell/>
          <table:table-cell table:style-name="ce36"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9" office:value-type="float" office:value="4">
            <text:p>4</text:p>
          </table:table-cell>
          <table:table-cell office:value-type="float" office:value="1">
            <text:p>1</text:p>
          </table:table-cell>
          <table:table-cell table:style-name="ce28"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3" draw:text-style-name="P3" svg:width="1.9665in" svg:height="0.2346in" svg:x="2.6311in" svg:y="0in" draw:caption-point-x="-0.2402in" draw:caption-point-y="0.1756in">
              <dc:creator>AŠ</dc:creator>
              <dc:date>2010-12-17T00:00:00</dc:date>
              <text:p text:style-name="P3"><text:span text:style-name="T3">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5"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5" draw:text-style-name="P3" svg:width="2.8701in" svg:height="0.3902in" svg:x="2.6311in" svg:y="0in" draw:caption-point-x="-0.2402in" draw:caption-point-y="0.1756in">
              <dc:creator>AŠ</dc:creator>
              <dc:date>2011-02-27T00:00:00</dc:date>
              <text:p text:style-name="P3"><text:span text:style-name="T3">1lvl: MEX T2 lvl1 per 4val</text:span></text:p>
              <text:p text:style-name="P3"><text:span text:style-name="T3">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5" draw:text-style-name="P3" svg:width="2.4531in" svg:height="0.3902in" svg:x="2.6311in" svg:y="0in" draw:caption-point-x="-0.2402in" draw:caption-point-y="0.1756in">
              <dc:creator>AŠ</dc:creator>
              <dc:date>2011-02-27T00:00:00</dc:date>
              <text:p text:style-name="P3"><text:span text:style-name="T3">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5" draw:text-style-name="P3" svg:width="3.4433in" svg:height="0.3902in" svg:x="2.6311in" svg:y="0in" draw:caption-point-x="-0.2402in" draw:caption-point-y="0.1756in">
              <dc:creator>AŠ</dc:creator>
              <dc:date>2011-04-13T00:00:00</dc:date>
              <text:p text:style-name="P3"><text:span text:style-name="T3">1lvl: Zex T1 5lvl x 1val x 4</text:span></text:p>
              <text:p text:style-name="P3"><text:span text:style-name="T3">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4">
            <text:p>4.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office:value-type="string">
            <text:p>B Metal Storage</text:p>
          </table:table-cell>
          <table:table-cell table:style-name="ce19"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9" office:value-type="float" office:value="8">
            <text:p>8</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9" office:value-type="string">
            <office:annotation draw:style-name="gr5" draw:text-style-name="P3" svg:width="2.9929in" svg:height="0.3902in" svg:x="2.6311in" svg:y="0in" draw:caption-point-x="-0.2402in" draw:caption-point-y="0.1756in">
              <dc:creator>AŠ</dc:creator>
              <dc:date>2011-02-27T00:00:00</dc:date>
              <text:p text:style-name="P3"><text:span text:style-name="T3">1lvl: tiek kiek T1 MEX 6lvl per 3d.</text:span></text:p>
              <text:p text:style-name="P3"><text:span text:style-name="T3">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9" office:value-type="string">
            <office:annotation draw:style-name="gr4" draw:text-style-name="P3" svg:width="2.8799in" svg:height="0.2346in" svg:x="2.6311in" svg:y="0in" draw:caption-point-x="-0.2402in" draw:caption-point-y="0.1756in">
              <dc:creator>AŠ</dc:creator>
              <dc:date>2010-12-18T00:00:00</dc:date>
              <text:p text:style-name="P3"><text:span text:style-name="T3">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9" office:value-type="string">
            <office:annotation draw:style-name="gr4" draw:text-style-name="P3" svg:width="3.2795in" svg:height="0.2346in" svg:x="2.6311in" svg:y="0in" draw:caption-point-x="-0.2402in" draw:caption-point-y="0.1756in">
              <dc:creator>AŠ</dc:creator>
              <dc:date>2011-01-03T00:00:00</dc:date>
              <text:p text:style-name="P3"><text:span text:style-name="T3">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office:value-type="string">
            <text:p>B Energy Storage</text:p>
          </table:table-cell>
          <table:table-cell table:style-name="ce19"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9" office:value-type="float" office:value="8">
            <text:p>8</text:p>
          </table:table-cell>
          <table:table-cell/>
          <table:table-cell table:style-name="ce28"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9" office:value-type="string">
            <office:annotation draw:style-name="gr5" draw:text-style-name="P3" svg:width="3.6008in" svg:height="0.3902in" svg:x="2.6311in" svg:y="0in" draw:caption-point-x="-0.2402in" draw:caption-point-y="0.1756in">
              <dc:creator>AŠ</dc:creator>
              <dc:date>2011-02-27T00:00:00</dc:date>
              <text:p text:style-name="P3"><text:span text:style-name="T3">1lvl: tiek kiek T1 Collector 6lvl per 3d.</text:span></text:p>
              <text:p text:style-name="P3"><text:span text:style-name="T3">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9" office:value-type="string">
            <office:annotation draw:style-name="gr4" draw:text-style-name="P3" svg:width="1.1413in" svg:height="0.2346in" svg:x="2.6311in" svg:y="0in" draw:caption-point-x="-0.2402in" draw:caption-point-y="0.1756in">
              <dc:creator>AŠ</dc:creator>
              <dc:date>2011-01-03T00:00:00</dc:date>
              <text:p text:style-name="P3"><text:span text:style-name="T3">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office:value-type="string">
            <text:p>B Zetium Storage</text:p>
          </table:table-cell>
          <table:table-cell table:style-name="ce19"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9" office:value-type="float" office:value="8">
            <text:p>8</text:p>
          </table:table-cell>
          <table:table-cell/>
          <table:table-cell table:style-name="ce28"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9" office:value-type="string">
            <office:annotation draw:style-name="gr6" draw:text-style-name="P3" svg:width="3.6531in" svg:height="0.7012in" svg:x="2.6311in" svg:y="0in" draw:caption-point-x="-0.2402in" draw:caption-point-y="0.1756in">
              <dc:creator>AŠ</dc:creator>
              <dc:date>2011-02-27T00:00:00</dc:date>
              <text:p text:style-name="P3"><text:span text:style-name="T3">Linijinė priklausomybė tarp:</text:span></text:p>
              <text:p text:style-name="P3"><text:span text:style-name="T3"/></text:p>
              <text:p text:style-name="P3"><text:span text:style-name="T3">1lvl: tiek kiek T1 ZEX 6lvl per 3d.</text:span></text:p>
              <text:p text:style-name="P3"><text:span text:style-name="T3">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8">
            <text:p>8</text:p>
          </table:table-cell>
          <table:table-cell office:value-type="float" office:value="0">
            <text:p>0</text:p>
          </table:table-cell>
          <table:table-cell table:style-name="ce28"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1-01-03T00:00:00</dc:date>
              <text:p text:style-name="P3"><text:span text:style-name="T3">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9"/>
          <table:table-cell table:number-columns-repeated="1022"/>
        </table:table-row>
        <table:table-row table:style-name="ro1" table:visibility="filter">
          <table:table-cell office:value-type="string">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Kaip MEX t1 lvl5</text:span></text:p>
            </office:annotation>
            <text:p>metal rate</text:p>
          </table:table-cell>
          <table:table-cell table:style-name="ce28"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9" office:value-type="string">
            <office:annotation draw:style-name="gr3" draw:text-style-name="P3" svg:width="1.5941in" svg:height="0.2346in" svg:x="2.6311in" svg:y="0in" draw:caption-point-x="-0.2402in" draw:caption-point-y="0.1756in">
              <dc:creator>AŠ</dc:creator>
              <dc:date>2010-12-18T00:00:00</dc:date>
              <text:p text:style-name="P3"><text:span text:style-name="T3">Kaip Collector t1 lvl5</text:span></text:p>
            </office:annotation>
            <text:p>energy rate</text:p>
          </table:table-cell>
          <table:table-cell table:style-name="ce28"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9" office:value-type="string">
            <office:annotation draw:style-name="gr3" draw:text-style-name="P3" svg:width="1.3421in" svg:height="0.2346in" svg:x="2.6311in" svg:y="0in" draw:caption-point-x="-0.2402in" draw:caption-point-y="0.1756in">
              <dc:creator>AŠ</dc:creator>
              <dc:date>2010-12-27T00:00:00</dc:date>
              <text:p text:style-name="P3"><text:span text:style-name="T3">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9" office:value-type="string">
            <office:annotation draw:style-name="gr3" draw:text-style-name="P3" svg:width="1.3772in" svg:height="0.2346in" svg:x="2.6311in" svg:y="0in" draw:caption-point-x="-0.2402in" draw:caption-point-y="0.1756in">
              <dc:creator>AŠ</dc:creator>
              <dc:date>2010-12-18T00:00:00</dc:date>
              <text:p text:style-name="P3"><text:span text:style-name="T3">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ZEX T1 lvl5 x 4d.</text:span></text:p>
            </office:annotation>
            <text:p>zetium storage</text:p>
          </table:table-cell>
          <table:table-cell table:style-name="ce29"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27T00:00:00</dc:date>
              <text:p text:style-name="P3"><text:span text:style-name="T3">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9" office:value-type="string">
            <office:annotation draw:style-name="gr4" draw:text-style-name="P3" svg:width="1.1413in" svg:height="0.2346in" svg:x="2.6311in" svg:y="0in" draw:caption-point-x="-0.2402in" draw:caption-point-y="0.1756in">
              <dc:creator>AŠ</dc:creator>
              <dc:date>2010-12-27T00:00:00</dc:date>
              <text:p text:style-name="P3"><text:span text:style-name="T3">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9"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9" office:value-type="string">
            <office:annotation draw:style-name="gr5" draw:text-style-name="P3" svg:width="2.2898in" svg:height="0.3902in" svg:x="2.6311in" svg:y="0in" draw:caption-point-x="-0.2402in" draw:caption-point-y="0.1756in">
              <dc:creator>AŠ</dc:creator>
              <dc:date>2010-12-29T00:00:00</dc:date>
              <text:p text:style-name="P3"><text:span text:style-name="T3">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9"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3" table:visibility="filter">
          <table:table-cell office:value-type="string">
            <text:p>B Headquarters</text:p>
          </table:table-cell>
          <table:table-cell table:style-name="ce19" office:value-type="string">
            <office:annotation draw:style-name="gr3" draw:text-style-name="P3" svg:width="2.863in" svg:height="0.2346in" svg:x="2.6311in" svg:y="0in" draw:caption-point-x="-0.2402in" draw:caption-point-y="0.1756in">
              <dc:creator>AŠ</dc:creator>
              <dc:date>2010-12-24T00:00:00</dc:date>
              <text:p text:style-name="P3"><text:span text:style-name="T3">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office:annotation draw:style-name="gr4" draw:text-style-name="P3" svg:width="1.1413in" svg:height="0.5457in" svg:x="2.6311in" svg:y="0in" draw:caption-point-x="-0.2402in" draw:caption-point-y="0.1756in">
              <dc:creator>AŠ</dc:creator>
              <dc:date>2011-03-04T00:00:00</dc:date>
              <text:p text:style-name="P3"><text:span text:style-name="T3">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9"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metal rate</text:p>
          </table:table-cell>
          <table:table-cell table:style-name="ce28"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energy rate</text:p>
          </table:table-cell>
          <table:table-cell table:style-name="ce28"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9" office:value-type="string">
            <office:annotation draw:style-name="gr4" draw:text-style-name="P3" svg:width="1.1413in" svg:height="0.2346in" svg:x="2.6311in" svg:y="0in" draw:caption-point-x="-0.2402in" draw:caption-point-y="0.1756in">
              <dc:creator>AŠ</dc:creator>
              <dc:date>2010-12-18T00:00:00</dc:date>
              <text:p text:style-name="P3"><text:span text:style-name="T3">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9" office:value-type="string">
            <office:annotation draw:style-name="gr4" draw:text-style-name="P3" svg:width="1.1413in" svg:height="0.3902in" svg:x="2.6311in" svg:y="0in" draw:caption-point-x="-0.2402in" draw:caption-point-y="0.1756in">
              <dc:creator>AŠ</dc:creator>
              <dc:date>2011-05-12T00:00:00</dc:date>
              <text:p text:style-name="P3"><text:span text:style-name="T3">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office:value-type="string">
            <text:p>B Market</text:p>
          </table:table-cell>
          <table:table-cell table:style-name="ce19" office:value-type="string">
            <office:annotation draw:style-name="gr9" draw:text-style-name="P3" svg:width="2.1744in" svg:height="0.5457in" svg:x="2.6311in" svg:y="0in" draw:caption-point-x="-0.2402in" draw:caption-point-y="0.1756in">
              <dc:creator>AŠ</dc:creator>
              <dc:date>2011-07-27T00:00:00</dc:date>
              <text:p text:style-name="P3"><text:span text:style-name="T3">Each level 30% of base time/cost.</text:span></text:p>
              <text:p text:style-name="P3"><text:span text:style-name="T3"/></text:p>
              <text:p text:style-name="P3"><text:span text:style-name="T3">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3" svg:width="1.1413in" svg:height="0.3902in" svg:x="11.7949in" svg:y="0in" draw:caption-point-x="-0.2402in" draw:caption-point-y="0.1756in">
              <dc:creator>AŠ</dc:creator>
              <dc:date>2011-07-27T00:00:00</dc:date>
              <text:p text:style-name="P3"><text:span text:style-name="T3">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9"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9"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9"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9" office:value-type="string">
            <office:annotation draw:style-name="gr4" draw:text-style-name="P3" svg:width="1.1413in" svg:height="0.3902in" svg:x="2.6311in" svg:y="0in" draw:caption-point-x="-0.2402in" draw:caption-point-y="0.1756in">
              <dc:creator>AŠ</dc:creator>
              <dc:date>2011-07-27T00:00:00</dc:date>
              <text:p text:style-name="P3"><text:span text:style-name="T3">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office:value-type="string">
            <text:p>T Market</text:p>
          </table:table-cell>
          <table:table-cell table:style-name="ce19"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9"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9"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9"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9"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6"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9" office:value-type="string">
            <text:p>war points</text:p>
          </table:table-cell>
          <table:table-cell table:number-matrix-columns-spanned="11" table:number-matrix-rows-spanned="1" table:formula="of:=TECH_WAR_POINTS([.C90:.M92];[Variables.$B$11:.$B$13];[Variables.$B$22])"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9"/>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9" office:value-type="string">
            <office:annotation draw:style-name="gr5" draw:text-style-name="P3" svg:width="1.8358in" svg:height="0.3902in" svg:x="2.6311in" svg:y="0in" draw:caption-point-x="-0.2402in" draw:caption-point-y="0.1756in">
              <dc:creator>AŠ</dc:creator>
              <dc:date>2011-05-12T00:00:00</dc:date>
              <text:p text:style-name="P3"><text:span text:style-name="T3">1lvl: mod x MDH cost/time</text:span></text:p>
              <text:p text:style-name="P3"><text:span text:style-name="T3">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3" svg:width="1.1413in" svg:height="0.7012in" svg:x="11.7949in" svg:y="0in" draw:caption-point-x="-0.2402in" draw:caption-point-y="0.1756in">
              <dc:creator>AŠ</dc:creator>
              <dc:date>2011-05-12T00:00:00</dc:date>
              <text:p text:style-name="P3"><text:span text:style-name="T3">Mod for MDH -&gt; Housing cost/time relationship.</text:span></text:p>
            </office:annotation>
            <text:p>2.5</text:p>
          </table:table-cell>
          <table:table-cell office:value-type="float" office:value="2">
            <office:annotation draw:style-name="gr4" draw:text-style-name="P3" svg:width="1.1413in" svg:height="0.7012in" svg:x="12.6839in" svg:y="0in" draw:caption-point-x="-0.2402in" draw:caption-point-y="0.1756in">
              <dc:creator>AŠ</dc:creator>
              <dc:date>2011-05-12T00:00:00</dc:date>
              <text:p text:style-name="P3"><text:span text:style-name="T3">Mod for higher lvl of housing cost/time.</text:span></text:p>
              <text:p text:style-name="P3"><text:span text:style-name="T3"/></text:p>
            </office:annotation>
            <text:p>2</text:p>
          </table:table-cell>
          <table:table-cell office:value-type="float" office:value="0.17">
            <office:annotation draw:style-name="gr4" draw:text-style-name="P3" svg:width="1.1413in" svg:height="0.3902in" svg:x="13.5728in" svg:y="0in" draw:caption-point-x="-0.2402in" draw:caption-point-y="0.1756in">
              <dc:creator>AŠ</dc:creator>
              <dc:date>2011-06-27T00:00:00</dc:date>
              <text:p text:style-name="P3"><text:span text:style-name="T3">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9"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office:annotation draw:style-name="gr8" draw:text-style-name="P3" svg:width="2.7484in" svg:height="0.8567in" svg:x="2.6311in" svg:y="0in" draw:caption-point-x="-0.2402in" draw:caption-point-y="0.1756in">
              <dc:creator>AŠ</dc:creator>
              <dc:date>2011-05-13T00:00:00</dc:date>
              <text:p text:style-name="P3"><text:span text:style-name="T3">Zetium cost increased 2x because we need to spend that zetium somewhere...</text:span></text:p>
              <text:p text:style-name="P3"><text:span text:style-name="T3"/></text:p>
              <text:p text:style-name="P3"><text:span text:style-name="T3">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9" office:value-type="string">
            <office:annotation draw:style-name="gr4" draw:text-style-name="P3" svg:width="1.1413in" svg:height="0.7012in" svg:x="2.6311in" svg:y="0in" draw:caption-point-x="-0.2402in" draw:caption-point-y="0.1756in">
              <dc:creator>AŠ</dc:creator>
              <dc:date>2011-05-12T00:00:00</dc:date>
              <text:p text:style-name="P3"><text:span text:style-name="T3">90 % of mothership population.</text:span></text:p>
              <text:p text:style-name="P3"><text:span text:style-name="T3"/></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9" office:value-type="string">
            <office:annotation draw:style-name="gr5" draw:text-style-name="P3" svg:width="2.687in" svg:height="0.3902in" svg:x="2.6311in" svg:y="0in" draw:caption-point-x="-0.2402in" draw:caption-point-y="0.1756in">
              <dc:creator>AŠ</dc:creator>
              <dc:date>2011-08-02T00:00:00</dc:date>
              <text:p text:style-name="P3"><text:span text:style-name="T3">1lvl: kaip 8 lvl wind panel</text:span></text:p>
              <text:p text:style-name="P3"><text:span text:style-name="T3">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5" table:visibility="filter">
          <table:table-cell office:value-type="string">
            <text:p>B Radar</text:p>
          </table:table-cell>
          <table:table-cell table:style-name="ce19" office:value-type="string">
            <office:annotation draw:style-name="gr5" draw:text-style-name="P3" svg:width="3.1681in" svg:height="0.3902in" svg:x="2.6311in" svg:y="0in" draw:caption-point-x="-0.2402in" draw:caption-point-y="0.1756in">
              <dc:creator>AŠ</dc:creator>
              <dc:date>2010-12-24T00:00:00</dc:date>
              <text:p text:style-name="P3"><text:span text:style-name="T3">1lvl: 3val, jog būtų lengva pasistatyti ir judėti toliau</text:span></text:p>
              <text:p text:style-name="P3"><text:span text:style-name="T3">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9" office:value-type="string">
            <office:annotation draw:style-name="gr6" draw:text-style-name="P3" svg:width="3.3417in" svg:height="0.7012in" svg:x="2.6311in" svg:y="0in" draw:caption-point-x="-0.2402in" draw:caption-point-y="0.1756in">
              <dc:creator>AŠ</dc:creator>
              <dc:date>2010-12-18T00:00:00</dc:date>
              <text:p text:style-name="P3"><text:span text:style-name="T3">1lvl: jei žaidėjo zona 2x2, tai max atstumas tarp SS yra 3, todėl jį ir imam.</text:span><text:span text:style-name="T3"><text:line-break/></text:span><text:span text:style-name="T3">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9" office:value-type="string">
            <office:annotation draw:style-name="gr5" draw:text-style-name="P3" svg:width="2.5598in" svg:height="0.3902in" svg:x="2.6311in" svg:y="0in" draw:caption-point-x="-0.2402in" draw:caption-point-y="0.1756in">
              <dc:creator>AŠ</dc:creator>
              <dc:date>2011-08-06T00:00:00</dc:date>
              <text:p text:style-name="P3"><text:span text:style-name="T3">1lvl: kaip T2 Collector 1lvl</text:span></text:p>
            </office:annotation>
            <text:p>energy usage</text:p>
          </table:table-cell>
          <table:table-cell table:style-name="ce28" office:value-type="float" office:value="0.0989">
            <text:p>0.0989</text:p>
          </table:table-cell>
          <table:table-cell table:style-name="ce33"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8" office:value-type="float" office:value="1">
            <text:p>1.0000</text:p>
          </table:table-cell>
          <table:table-cell office:value-type="float" office:value="5">
            <office:annotation draw:style-name="gr4" draw:text-style-name="P3" svg:width="1.1413in" svg:height="0.3902in" svg:x="10.8386in" svg:y="0in" draw:caption-point-x="-0.2402in" draw:caption-point-y="0.1756in">
              <dc:creator>AŠ</dc:creator>
              <dc:date>2011-08-06T00:00:00</dc:date>
              <text:p text:style-name="P3"><text:span text:style-name="T3">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9" office:value-type="string">
            <office:annotation draw:style-name="gr5" draw:text-style-name="P3" svg:width="2.1602in" svg:height="0.3902in" svg:x="2.6311in" svg:y="0in" draw:caption-point-x="-0.2402in" draw:caption-point-y="0.1756in">
              <dc:creator>AŠ</dc:creator>
              <dc:date>2011-08-06T00:00:00</dc:date>
              <text:p text:style-name="P3"><text:span text:style-name="T3">1lvl: MEX t1 lvl5 x 2d</text:span></text:p>
            </office:annotation>
            <text:p>metal cost</text:p>
          </table:table-cell>
          <table:table-cell table:style-name="ce29"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8" office:value-type="float" office:value="1">
            <text:p>1.0000</text:p>
          </table:table-cell>
          <table:table-cell office:value-type="float" office:value="120">
            <office:annotation draw:style-name="gr4" draw:text-style-name="P3" svg:width="1.1413in" svg:height="0.2346in" svg:x="10.8386in" svg:y="0in" draw:caption-point-x="-0.2402in" draw:caption-point-y="0.1756in">
              <dc:creator>AŠ</dc:creator>
              <dc:date>2011-08-06T00:00:00</dc:date>
              <text:p text:style-name="P3"><text:span text:style-name="T3">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9" office:value-type="string">
            <office:annotation draw:style-name="gr5" draw:text-style-name="P3" svg:width="2.0039in" svg:height="0.3902in" svg:x="2.6311in" svg:y="0in" draw:caption-point-x="-0.2402in" draw:caption-point-y="0.1756in">
              <dc:creator>AŠ</dc:creator>
              <dc:date>2011-08-06T00:00:00</dc:date>
              <text:p text:style-name="P3"><text:span text:style-name="T3">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9" office:value-type="string">
            <office:annotation draw:style-name="gr5" draw:text-style-name="P3" svg:width="1.7606in" svg:height="0.3902in" svg:x="2.6311in" svg:y="0in" draw:caption-point-x="-0.2402in" draw:caption-point-y="0.1756in">
              <dc:creator>AŠ</dc:creator>
              <dc:date>2011-08-06T00:00:00</dc:date>
              <text:p text:style-name="P3"><text:span text:style-name="T3">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Barracks</text:p>
          </table:table-cell>
          <table:table-cell table:style-name="ce19" office:value-type="string">
            <office:annotation draw:style-name="gr5" draw:text-style-name="P3" svg:width="2.1248in" svg:height="0.3902in" svg:x="2.6311in" svg:y="0in" draw:caption-point-x="-0.2402in" draw:caption-point-y="0.1756in">
              <dc:creator>AŠ</dc:creator>
              <dc:date>2010-12-24T00:00:00</dc:date>
              <text:p text:style-name="P3"><text:span text:style-name="T3">1lvl: ~3,5 trooperio statymo laiko</text:span></text:p>
              <text:p text:style-name="P3"><text:span text:style-name="T3">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9" office:value-type="string">
            <office:annotation draw:style-name="gr5" draw:text-style-name="P3" svg:width="2.863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9" office:value-type="string">
            <office:annotation draw:style-name="gr5" draw:text-style-name="P3" svg:width="2.2465in" svg:height="0.3902in" svg:x="2.6311in" svg:y="0in" draw:caption-point-x="-0.2402in" draw:caption-point-y="0.1756in">
              <dc:creator>AŠ</dc:creator>
              <dc:date>2010-12-24T00:00:00</dc:date>
              <text:p text:style-name="P3"><text:span text:style-name="T3">1lvl: 10x trooper metal cost</text:span></text:p>
              <text:p text:style-name="P3"><text:span text:style-name="T3">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9" office:value-type="string">
            <office:annotation draw:style-name="gr5" draw:text-style-name="P3" svg:width="2.3161in" svg:height="0.3902in" svg:x="2.6311in" svg:y="0in" draw:caption-point-x="-0.2402in" draw:caption-point-y="0.1756in">
              <dc:creator>AŠ</dc:creator>
              <dc:date>2010-12-24T00:00:00</dc:date>
              <text:p text:style-name="P3"><text:span text:style-name="T3">1lvl: 10x trooper energy cost</text:span></text:p>
              <text:p text:style-name="P3"><text:span text:style-name="T3">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9" office:value-type="string">
            <office:annotation draw:style-name="gr3" draw:text-style-name="P3" svg:width="2.8614in" svg:height="0.2346in" svg:x="2.6311in" svg:y="0in" draw:caption-point-x="-0.2402in" draw:caption-point-y="0.1756in">
              <dc:creator>AŠ</dc:creator>
              <dc:date>2011-02-27T00:00:00</dc:date>
              <text:p text:style-name="P3"><text:span text:style-name="T3">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Ground Factory</text:p>
          </table:table-cell>
          <table:table-cell table:style-name="ce19" office:value-type="string">
            <office:annotation draw:style-name="gr5" draw:text-style-name="P3" svg:width="2.2378in" svg:height="0.3902in" svg:x="2.6311in" svg:y="0in" draw:caption-point-x="-0.2402in" draw:caption-point-y="0.1756in">
              <dc:creator>AŠ</dc:creator>
              <dc:date>2010-12-24T00:00:00</dc:date>
              <text:p text:style-name="P3"><text:span text:style-name="T3">1lvl: ~3,5 scorpiono statymo laiko</text:span></text:p>
              <text:p text:style-name="P3"><text:span text:style-name="T3">2-4lvl: + 1lvl * 2,5</text:span></text:p>
            </office:annotation>
            <text:p>time</text:p>
          </table:table-cell>
          <table:table-cell table:style-name="ce29"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9" office:value-type="string">
            <office:annotation draw:style-name="gr5" draw:text-style-name="P3" svg:width="2.5244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9" office:value-type="string">
            <office:annotation draw:style-name="gr5" draw:text-style-name="P3" svg:width="2.2984in" svg:height="0.3902in" svg:x="2.6311in" svg:y="0in" draw:caption-point-x="-0.2402in" draw:caption-point-y="0.1756in">
              <dc:creator>AŠ</dc:creator>
              <dc:date>2010-12-24T00:00:00</dc:date>
              <text:p text:style-name="P3"><text:span text:style-name="T3">1lvl: 10x scorpion metal cost</text:span></text:p>
              <text:p text:style-name="P3"><text:span text:style-name="T3">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9" office:value-type="string">
            <office:annotation draw:style-name="gr5" draw:text-style-name="P3" svg:width="2.6374in" svg:height="0.3902in" svg:x="2.6311in" svg:y="0in" draw:caption-point-x="-0.2402in" draw:caption-point-y="0.1756in">
              <dc:creator>AŠ</dc:creator>
              <dc:date>2010-12-27T00:00:00</dc:date>
              <text:p text:style-name="P3"><text:span text:style-name="T3">1lvl: 10x scorpion energy cost</text:span></text:p>
              <text:p text:style-name="P3"><text:span text:style-name="T3">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9" office:value-type="string">
            <office:annotation draw:style-name="gr5" draw:text-style-name="P3" svg:width="2.6894in" svg:height="0.3902in" svg:x="2.6311in" svg:y="0in" draw:caption-point-x="-0.2402in" draw:caption-point-y="0.1756in">
              <dc:creator>AŠ</dc:creator>
              <dc:date>2010-12-27T00:00:00</dc:date>
              <text:p text:style-name="P3"><text:span text:style-name="T3">1lvl: 10x scorpion zetium cost</text:span></text:p>
              <text:p text:style-name="P3"><text:span text:style-name="T3">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Space Factory</text:p>
          </table:table-cell>
          <table:table-cell table:style-name="ce19" office:value-type="string">
            <office:annotation draw:style-name="gr5" draw:text-style-name="P3" svg:width="2.2724in" svg:height="0.3902in" svg:x="2.6311in" svg:y="0in" draw:caption-point-x="-0.2402in" draw:caption-point-y="0.1756in">
              <dc:creator>AŠ</dc:creator>
              <dc:date>2010-12-24T00:00:00</dc:date>
              <text:p text:style-name="P3"><text:span text:style-name="T3">1lvl: ~3,5 crow statymo laiko</text:span></text:p>
              <text:p text:style-name="P3"><text:span text:style-name="T3">2-4lvl: + 1lvl * 2,5</text:span></text:p>
            </office:annotation>
            <text:p>time</text:p>
          </table:table-cell>
          <table:table-cell table:style-name="ce29"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9" office:value-type="string">
            <office:annotation draw:style-name="gr5" draw:text-style-name="P3" svg:width="2.8197in" svg:height="0.3902in" svg:x="2.6311in" svg:y="0in" draw:caption-point-x="-0.2402in" draw:caption-point-y="0.1756in">
              <dc:creator>AŠ</dc:creator>
              <dc:date>2010-12-24T00:00:00</dc:date>
              <text:p text:style-name="P3"><text:span text:style-name="T3">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9" office:value-type="string">
            <office:annotation draw:style-name="gr5" draw:text-style-name="P3" svg:width="2.4984in" svg:height="0.3902in" svg:x="2.6311in" svg:y="0in" draw:caption-point-x="-0.2402in" draw:caption-point-y="0.1756in">
              <dc:creator>AŠ</dc:creator>
              <dc:date>2010-12-24T00:00:00</dc:date>
              <text:p text:style-name="P3"><text:span text:style-name="T3">1lvl: 5x crow metal cost</text:span></text:p>
              <text:p text:style-name="P3"><text:span text:style-name="T3">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9" office:value-type="string">
            <office:annotation draw:style-name="gr5" draw:text-style-name="P3" svg:width="2.5157in" svg:height="0.3902in" svg:x="2.6311in" svg:y="0in" draw:caption-point-x="-0.2402in" draw:caption-point-y="0.1756in">
              <dc:creator>AŠ</dc:creator>
              <dc:date>2010-12-24T00:00:00</dc:date>
              <text:p text:style-name="P3"><text:span text:style-name="T3">1lvl: 5x crow energy cost</text:span></text:p>
              <text:p text:style-name="P3"><text:span text:style-name="T3">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9" office:value-type="string">
            <office:annotation draw:style-name="gr5" draw:text-style-name="P3" svg:width="2.0295in" svg:height="0.3902in" svg:x="2.6311in" svg:y="0in" draw:caption-point-x="-0.2402in" draw:caption-point-y="0.1756in">
              <dc:creator>AŠ</dc:creator>
              <dc:date>2010-12-24T00:00:00</dc:date>
              <text:p text:style-name="P3"><text:span text:style-name="T3">1lvl: 5x crow zetium cost</text:span></text:p>
              <text:p text:style-name="P3"><text:span text:style-name="T3">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Research Center</text:p>
          </table:table-cell>
          <table:table-cell table:style-name="ce19" office:value-type="string">
            <office:annotation draw:style-name="gr5" draw:text-style-name="P3" svg:width="2.4374in" svg:height="0.3902in" svg:x="2.6311in" svg:y="0in" draw:caption-point-x="-0.2402in" draw:caption-point-y="0.1756in">
              <dc:creator>AŠ</dc:creator>
              <dc:date>2010-12-24T00:00:00</dc:date>
              <text:p text:style-name="P3"><text:span text:style-name="T3">1lvl: 5h</text:span></text:p>
              <text:p text:style-name="P3"><text:span text:style-name="T3">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9" office:value-type="string">
            <office:annotation draw:style-name="gr5" draw:text-style-name="P3" svg:width="2.585in" svg:height="0.3902in" svg:x="2.6311in" svg:y="0in" draw:caption-point-x="-0.2402in" draw:caption-point-y="0.1756in">
              <dc:creator>AŠ</dc:creator>
              <dc:date>2011-02-27T00:00:00</dc:date>
              <text:p text:style-name="P3"><text:span text:style-name="T3">1lvl: kiek 7 lvl MEX t1 per 12val.</text:span></text:p>
              <text:p text:style-name="P3"><text:span text:style-name="T3">*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table-cell office:value-type="float" office:value="0.6">
            <office:annotation draw:style-name="gr4" draw:text-style-name="P3" svg:width="1.1413in" svg:height="0.5457in" svg:x="11.7949in" svg:y="0in" draw:caption-point-x="-0.2402in" draw:caption-point-y="0.1756in">
              <dc:creator>AŠ</dc:creator>
              <dc:date>2011-06-27T00:00:00</dc:date>
              <text:p text:style-name="P3"><text:span text:style-name="T3">% for next level cost increasement</text:span></text:p>
            </office:annotation>
            <text:p>0.6</text:p>
          </table:table-cell>
          <table:table-cell table:formula="of:=SHOURS(24) * 4" office:value-type="float" office:value="345600">
            <office:annotation draw:style-name="gr4" draw:text-style-name="P3" svg:width="1.1413in" svg:height="0.2346in" svg:x="12.6839in" svg:y="0in" draw:caption-point-x="-0.2402in" draw:caption-point-y="0.1756in">
              <dc:creator>AŠ</dc:creator>
              <dc:date>2011-06-27T00:00:00</dc:date>
              <text:p text:style-name="P3"><text:span text:style-name="T3">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9" office:value-type="string">
            <office:annotation draw:style-name="gr5" draw:text-style-name="P3" svg:width="2.5591in" svg:height="0.3902in" svg:x="2.6311in" svg:y="0in" draw:caption-point-x="-0.2402in" draw:caption-point-y="0.1756in">
              <dc:creator>AŠ</dc:creator>
              <dc:date>2011-02-27T00:00:00</dc:date>
              <text:p text:style-name="P3"><text:span text:style-name="T3">1lvl: kiek 7 lvl Collector t1 per 12val.</text:span></text:p>
              <text:p text:style-name="P3"><text:span text:style-name="T3">*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9" office:value-type="string">
            <office:annotation draw:style-name="gr5" draw:text-style-name="P3" svg:width="2.1421in" svg:height="0.3902in" svg:x="2.6311in" svg:y="0in" draw:caption-point-x="-0.2402in" draw:caption-point-y="0.1756in">
              <dc:creator>AŠ</dc:creator>
              <dc:date>2011-02-27T00:00:00</dc:date>
              <text:p text:style-name="P3"><text:span text:style-name="T3">1lvl: kiek 6 lvl ZEX t1 per 1d.</text:span></text:p>
              <text:p text:style-name="P3"><text:span text:style-name="T3">*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8" office:value-type="float" office:value="2">
            <text:p>2.0000</text:p>
          </table:table-cell>
          <table:table-cell/>
          <table:table-cell office:value-type="float" office:value="1.4">
            <text:p>1.4</text:p>
          </table:table-cell>
          <table:table-cell table:style-name="ce29"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20" office:value-type="string">
            <office:annotation draw:style-name="gr4" draw:text-style-name="P3" svg:width="1.1413in" svg:height="0.3902in" svg:x="2.6311in" svg:y="0in" draw:caption-point-x="-0.2402in" draw:caption-point-y="0.1756in">
              <dc:creator>AŠ</dc:creator>
              <dc:date>2010-12-24T00:00:00</dc:date>
              <text:p text:style-name="P3"><text:span text:style-name="T3">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B Crane</text:p>
          </table:table-cell>
          <table:table-cell table:style-name="ce19" office:value-type="string">
            <office:annotation draw:style-name="gr4" draw:text-style-name="P3" svg:width="1.1413in" svg:height="0.2346in" svg:x="2.6311in" svg:y="0in" draw:caption-point-x="-0.2402in" draw:caption-point-y="0.1756in">
              <dc:creator>AŠ</dc:creator>
              <dc:date>2011-01-25T00:00:00</dc:date>
              <text:p text:style-name="P3"><text:span text:style-name="T3">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8"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9"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8"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9"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8"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9"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8" table:formula="of:=[.M136]" office:value-type="float" office:value="0.6">
            <text:p>0.6000</text:p>
          </table:table-cell>
          <table:table-cell table:number-columns-repeated="1011"/>
        </table:table-row>
        <table:table-row table:style-name="ro6"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B Defensive Portal</text:p>
          </table:table-cell>
          <table:table-cell table:style-name="ce19" office:value-type="string">
            <office:annotation draw:style-name="gr10" draw:text-style-name="P3" svg:width="2.0094in" svg:height="1.1677in" svg:x="2.6311in" svg:y="0in" draw:caption-point-x="-0.2402in" draw:caption-point-y="0.1756in">
              <dc:creator>AŠ</dc:creator>
              <dc:date>2011-05-12T00:00:00</dc:date>
              <text:p text:style-name="P3"><text:span text:style-name="T3">time/costs</text:span></text:p>
              <text:p text:style-name="P3"><text:span text:style-name="T3"/></text:p>
              <text:p text:style-name="P3"><text:span text:style-name="T3">1lvl: mod x mule time/cost</text:span></text:p>
              <text:p text:style-name="P3"><text:span text:style-name="T3">2-3lvl: percentage mod x lvl-1</text:span></text:p>
              <text:p text:style-name="P3"><text:span text:style-name="T3"/></text:p>
              <text:p text:style-name="P3"><text:span text:style-name="T3">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table-cell office:value-type="float" office:value="4.5">
            <office:annotation draw:style-name="gr4" draw:text-style-name="P3" svg:width="1.1413in" svg:height="0.5457in" svg:x="11.7949in" svg:y="0in" draw:caption-point-x="-0.2402in" draw:caption-point-y="0.1756in">
              <dc:creator>AŠ</dc:creator>
              <dc:date>2011-05-12T00:00:00</dc:date>
              <text:p text:style-name="P3"><text:span text:style-name="T3">time/cost multiplier from mule stats.</text:span></text:p>
            </office:annotation>
            <text:p>4.5</text:p>
          </table:table-cell>
          <table:table-cell office:value-type="float" office:value="1.25">
            <office:annotation draw:style-name="gr4" draw:text-style-name="P3" svg:width="1.1413in" svg:height="0.5457in" svg:x="12.6839in" svg:y="0in" draw:caption-point-x="-0.2402in" draw:caption-point-y="0.1756in">
              <dc:creator>AŠ</dc:creator>
              <dc:date>2011-05-12T00:00:00</dc:date>
              <text:p text:style-name="P3"><text:span text:style-name="T3">2-3 lvl % for cost/time</text:span></text:p>
              <text:p text:style-name="P3"><text:span text:style-name="T3"/></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9"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9"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9"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9" office:value-type="string">
            <office:annotation draw:style-name="gr5" draw:text-style-name="P3" svg:width="1.6012in" svg:height="0.3902in" svg:x="2.6311in" svg:y="0in" draw:caption-point-x="-0.2402in" draw:caption-point-y="0.1756in">
              <dc:creator>AŠ</dc:creator>
              <dc:date>2011-05-12T00:00:00</dc:date>
              <text:p text:style-name="P3"><text:span text:style-name="T3">1lvl: 2x collector t2 lvl 2</text:span></text:p>
              <text:p text:style-name="P3"><text:span text:style-name="T3">2-3lvl: 80% x lvl-1</text:span></text:p>
            </office:annotation>
            <text:p>energy usage</text:p>
          </table:table-cell>
          <table:table-cell table:formula="of:=SUPERFORMULA(2; [.C21:.M21]) * 2" office:value-type="float" office:value="0.172152562986548">
            <text:p>0.17</text:p>
          </table:table-cell>
          <table:table-cell table:formula="of:=[.C143]*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9" office:value-type="string">
            <office:annotation draw:style-name="gr5" draw:text-style-name="P3" svg:width="1.5579in" svg:height="0.3902in" svg:x="2.6311in" svg:y="0in" draw:caption-point-x="-0.2402in" draw:caption-point-y="0.1756in">
              <dc:creator>AŠ</dc:creator>
              <dc:date>2011-05-12T00:00:00</dc:date>
              <text:p text:style-name="P3"><text:span text:style-name="T3">1lvl: 3x mule</text:span></text:p>
              <text:p text:style-name="P3"><text:span text:style-name="T3">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table:style-name="Default" office:value-type="string">
            <text:p>T Defensive Portal</text:p>
          </table:table-cell>
          <table:table-cell table:style-name="ce19" office:value-type="string">
            <office:annotation draw:style-name="gr8" draw:text-style-name="P3" svg:width="1.6185in" svg:height="0.8567in" svg:x="2.6311in" svg:y="0in" draw:caption-point-x="-0.2402in" draw:caption-point-y="0.1756in">
              <dc:creator>AŠ</dc:creator>
              <dc:date>2011-05-12T00:00:00</dc:date>
              <text:p text:style-name="P3"><text:span text:style-name="T3">mod x building time/cost</text:span></text:p>
              <text:p text:style-name="P3"><text:span text:style-name="T3"/></text:p>
              <text:p text:style-name="P3"><text:span text:style-name="T3">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8" office:value-type="float" office:value="0.7">
            <text:p>0.7000</text:p>
          </table:table-cell>
          <table:table-cell/>
          <table:table-cell office:value-type="float" office:value="2">
            <office:annotation draw:style-name="gr4" draw:text-style-name="P3" svg:width="1.1413in" svg:height="0.7012in" svg:x="11.7949in" svg:y="0in" draw:caption-point-x="-0.2402in" draw:caption-point-y="0.1756in">
              <dc:creator>AŠ</dc:creator>
              <dc:date>2011-05-12T00:00:00</dc:date>
              <text:p text:style-name="P3"><text:span text:style-name="T3">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9"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9"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9" office:value-type="string">
            <text:p>war points</text:p>
          </table:table-cell>
          <table:table-cell table:number-matrix-columns-spanned="11" table:number-matrix-rows-spanned="1" table:formula="of:=TECH_WAR_POINTS([.C147:.M149];[Variables.$B$11:.$B$13];[Variables.$B$22])"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table-cell office:value-type="string">
            <text:p>B Healing Center</text:p>
          </table:table-cell>
          <table:table-cell table:style-name="ce19" office:value-type="string">
            <office:annotation draw:style-name="gr6" draw:text-style-name="P3" svg:width="1.8358in" svg:height="0.7012in" svg:x="2.6311in" svg:y="0in" draw:caption-point-x="-0.2402in" draw:caption-point-y="0.1756in">
              <dc:creator>AŠ</dc:creator>
              <dc:date>2011-05-13T00:00:00</dc:date>
              <text:p text:style-name="P3"><text:span text:style-name="T3">1lvl: 0,8x Ground Factory</text:span></text:p>
              <text:p text:style-name="P3"><text:span text:style-name="T3">3lvl: 1x Space Factory lvl 2</text:span></text:p>
              <text:p text:style-name="P3"><text:span text:style-name="T3"/></text:p>
              <text:p text:style-name="P3"><text:span text:style-name="T3">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table-cell office:value-type="float" office:value="3">
            <office:annotation draw:style-name="gr4" draw:text-style-name="P3" svg:width="1.1413in" svg:height="0.2346in" svg:x="11.7949in" svg:y="0in" draw:caption-point-x="-0.2402in" draw:caption-point-y="0.1756in">
              <dc:creator>AŠ</dc:creator>
              <dc:date>2011-05-13T00:00:00</dc:date>
              <text:p text:style-name="P3"><text:span text:style-name="T3">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9" office:value-type="string">
            <text:p>metal cost</text:p>
          </table:table-cell>
          <table:table-cell table:style-name="ce29"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9"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9" office:value-type="string">
            <text:p>zetium cost</text:p>
          </table:table-cell>
          <table:table-cell table:style-name="ce29"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19" office:value-type="string">
            <text:p>healing time mod</text:p>
          </table:table-cell>
          <table:table-cell table:style-name="ce29"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19" office:value-type="string">
            <text:p>healing cost mod</text:p>
          </table:table-cell>
          <table:table-cell table:style-name="ce29"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Healing Center</text:p>
          </table:table-cell>
          <table:table-cell table:style-name="ce19" office:value-type="string">
            <office:annotation draw:style-name="gr3" draw:text-style-name="P3" svg:width="1.6185in" svg:height="0.2346in" svg:x="2.6311in" svg:y="1.0283in" draw:caption-point-x="-0.2402in" draw:caption-point-y="0.1768in">
              <dc:creator>AŠ</dc:creator>
              <dc:date>2011-03-09T00:00:00</dc:date>
              <text:p text:style-name="P3"><text:span text:style-name="T3">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9"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9"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9"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9"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9" office:value-type="string">
            <text:p>war points</text:p>
          </table:table-cell>
          <table:table-cell table:style-name="ce29" table:number-matrix-columns-spanned="11" table:number-matrix-rows-spanned="1" table:formula="of:=TECH_WAR_POINTS([.C161:.M163];[Variables.$B$11:.$B$13];[Variables.$B$22])"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19"/>
          <table:table-cell table:style-name="ce29"/>
          <table:table-cell table:number-columns-repeated="9"/>
          <table:table-cell table:style-name="ce28"/>
          <table:table-cell table:number-columns-repeated="1011"/>
        </table:table-row>
        <table:table-row table:style-name="ro1">
          <table:table-cell office:value-type="string">
            <text:p>T Building Repair</text:p>
          </table:table-cell>
          <table:table-cell table:style-name="ce19" office:value-type="string">
            <office:annotation draw:style-name="gr3" draw:text-style-name="P3" svg:width="1.6185in" svg:height="0.2346in" svg:x="2.6311in" svg:y="1.0283in" draw:caption-point-x="-0.2402in" draw:caption-point-y="0.1768in">
              <dc:creator>AŠ</dc:creator>
              <dc:date>2011-03-09T00:00:00</dc:date>
              <text:p text:style-name="P3"><text:span text:style-name="T3">2 5x Ground Factory</text:span></text:p>
            </office:annotation>
            <text:p>time</text:p>
          </table:table-cell>
          <table:table-cell table:style-name="ce29"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table-cell office:value-type="float" office:value="1.5">
            <office:annotation draw:style-name="gr4" draw:text-style-name="P3" svg:width="1.1413in" svg:height="0.8567in" svg:x="11.7949in" svg:y="1.0283in" draw:caption-point-x="-0.2402in" draw:caption-point-y="0.1768in">
              <dc:creator>AŠ</dc:creator>
              <dc:date>2011-11-11T00:00:00</dc:date>
              <text:p text:style-name="P3"><text:span text:style-name="T3">First level multiplier of healing center technology.</text:span></text:p>
              <text:p text:style-name="P3"><text:span text:style-name="T3"/></text:p>
            </office:annotation>
            <text:p>1.5</text:p>
          </table:table-cell>
          <table:table-cell office:value-type="float" office:value="3.5">
            <office:annotation draw:style-name="gr4" draw:text-style-name="P3" svg:width="1.1413in" svg:height="0.7012in" svg:x="12.6839in" svg:y="1.0283in" draw:caption-point-x="-0.2402in" draw:caption-point-y="0.1768in">
              <dc:creator>AŠ</dc:creator>
              <dc:date>2011-11-11T00:00:00</dc:date>
              <text:p text:style-name="P3"><text:span text:style-name="T3">Last level multiplier of healing center technology</text:span></text:p>
            </office:annotation>
            <text:p>3.5</text:p>
          </table:table-cell>
          <table:table-cell table:formula="of:=[.O153]" office:value-type="float" office:value="3">
            <office:annotation draw:style-name="gr4" draw:text-style-name="P3" svg:width="1.1413in" svg:height="0.2346in" svg:x="13.5728in" svg:y="1.0283in" draw:caption-point-x="-0.2402in" draw:caption-point-y="0.1768in">
              <dc:creator>AŠ</dc:creator>
              <dc:date>2011-11-11T00:00:00</dc:date>
              <text:p text:style-name="P3"><text:span text:style-name="T3">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19" office:value-type="string">
            <text:p>metal cost</text:p>
          </table:table-cell>
          <table:table-cell table:style-name="ce29"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9" office:value-type="string">
            <text:p>energy cost</text:p>
          </table:table-cell>
          <table:table-cell table:style-name="ce29"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9" office:value-type="string">
            <text:p>zetium cost</text:p>
          </table:table-cell>
          <table:table-cell table:style-name="ce29"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8"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19" office:value-type="string">
            <office:annotation draw:style-name="gr4" draw:text-style-name="P3" svg:width="1.1413in" svg:height="0.3902in" svg:x="2.6311in" svg:y="1.7146in" draw:caption-point-x="-0.2402in" draw:caption-point-y="0.1768in">
              <dc:creator>AŠ</dc:creator>
              <dc:date>2011-11-11T00:00:00</dc:date>
              <text:p text:style-name="P3"><text:span text:style-name="T3">Same as B Healing Center</text:span></text:p>
            </office:annotation>
            <text:p>healing time mod</text:p>
          </table:table-cell>
          <table:table-cell table:style-name="ce29" table:number-matrix-columns-spanned="10" table:number-matrix-rows-spanned="1" table:formula="of:=[.C157:.L157]"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8" table:formula="of:=[.M157]*9" office:value-type="float" office:value="9">
            <text:p>9.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19" office:value-type="string">
            <text:p>healing cost mod</text:p>
          </table:table-cell>
          <table:table-cell table:style-name="ce29"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8"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19" office:value-type="string">
            <text:p>scientists min</text:p>
          </table:table-cell>
          <table:table-cell table:style-name="ce29"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19" office:value-type="string">
            <text:p>war points</text:p>
          </table:table-cell>
          <table:table-cell table:style-name="ce29" table:number-matrix-columns-spanned="11" table:number-matrix-rows-spanned="1" table:formula="of:=TECH_WAR_POINTS([.C168:.M170];[Variables.$B$11:.$B$13];[Variables.$B$22])"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6" table:visibility="filter">
          <table:table-cell/>
          <table:table-cell table:style-name="ce19"/>
          <table:table-cell table:style-name="ce29"/>
          <table:table-cell table:number-columns-repeated="9"/>
          <table:table-cell table:style-name="ce28"/>
          <table:table-cell table:number-columns-repeated="1011"/>
        </table:table-row>
        <table:table-row table:style-name="ro1" table:visibility="filter">
          <table:table-cell office:value-type="string">
            <text:p>B Npc Infantry Factory</text:p>
          </table:table-cell>
          <table:table-cell table:style-name="ce19" office:value-type="string">
            <office:annotation draw:style-name="gr4" draw:text-style-name="P3" svg:width="1.1413in" svg:height="0.2346in" svg:x="2.6311in" svg:y="2.4012in" draw:caption-point-x="-0.2402in" draw:caption-point-y="0.1768in">
              <dc:creator>AŠ</dc:creator>
              <dc:date>2011-09-19T00:00:00</dc:date>
              <text:p text:style-name="P3"><text:span text:style-name="T3">Gnats + glancers</text:span></text:p>
            </office:annotation>
            <text:p>metal rate</text:p>
          </table:table-cell>
          <table:table-cell table:style-name="ce29"/>
          <table:table-cell table:style-name="ce28"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6">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6</text:p>
          </table:table-cell>
          <table:table-cell office:value-type="float" office:value="5">
            <office:annotation draw:style-name="gr4" draw:text-style-name="P3" svg:width="1.1413in" svg:height="0.2346in" svg:x="12.6839in" svg:y="2.4012in" draw:caption-point-x="-0.2402in" draw:caption-point-y="0.1768in">
              <dc:creator>AŠ</dc:creator>
              <dc:date>2011-09-19T00:00:00</dc:date>
              <text:p text:style-name="P3"><text:span text:style-name="T3">Number of gnats</text:span></text:p>
            </office:annotation>
            <text:p>5</text:p>
          </table:table-cell>
          <table:table-cell office:value-type="float" office:value="2">
            <office:annotation draw:style-name="gr4" draw:text-style-name="P3" svg:width="1.1413in" svg:height="0.3902in" svg:x="13.5728in" svg:y="2.4012in" draw:caption-point-x="-0.2402in" draw:caption-point-y="0.1768in">
              <dc:creator>AŠ</dc:creator>
              <dc:date>2011-09-19T00:00:00</dc:date>
              <text:p text:style-name="P3"><text:span text:style-name="T3">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9" office:value-type="string">
            <text:p>energy rate</text:p>
          </table:table-cell>
          <table:table-cell table:style-name="ce29"/>
          <table:table-cell table:style-name="ce28"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9" office:value-type="string">
            <text:p>zetium rate</text:p>
          </table:table-cell>
          <table:table-cell table:style-name="ce29"/>
          <table:table-cell table:style-name="ce28"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9" office:value-type="string">
            <text:p>construction mod</text:p>
          </table:table-cell>
          <table:table-cell table:style-name="ce29"/>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9" office:value-type="string">
            <text:p>metal storage</text:p>
          </table:table-cell>
          <table:table-cell table:formula="of:=[.D176]*SHOURS([Variables.$B$26])"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9" office:value-type="string">
            <text:p>energy storage</text:p>
          </table:table-cell>
          <table:table-cell table:formula="of:=[.D177]*SHOURS([Variables.$B$26])"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9" office:value-type="string">
            <text:p>zetium storage</text:p>
          </table:table-cell>
          <table:table-cell table:formula="of:=[.D178]*SHOURS([Variables.$B$26])"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9"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style-name="ce29"/>
          <table:table-cell table:number-columns-repeated="9"/>
          <table:table-cell table:style-name="ce28"/>
          <table:table-cell table:number-columns-repeated="1011"/>
        </table:table-row>
        <table:table-row table:style-name="ro8" table:visibility="filter">
          <table:table-cell office:value-type="string">
            <text:p>B Npc Tank Factory</text:p>
          </table:table-cell>
          <table:table-cell table:style-name="ce19" office:value-type="string">
            <text:p>metal rate</text:p>
          </table:table-cell>
          <table:table-cell table:style-name="ce29"/>
          <table:table-cell table:style-name="ce34"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12">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12</text:p>
          </table:table-cell>
          <table:table-cell office:value-type="float" office:value="5">
            <office:annotation draw:style-name="gr4" draw:text-style-name="P3" svg:width="1.1413in" svg:height="0.3902in" svg:x="12.6839in" svg:y="2.4012in" draw:caption-point-x="-0.2402in" draw:caption-point-y="0.1768in">
              <dc:creator>AŠ</dc:creator>
              <dc:date>2011-09-19T00:00:00</dc:date>
              <text:p text:style-name="P3"><text:span text:style-name="T3">Number of spudders</text:span></text:p>
            </office:annotation>
            <text:p>5</text:p>
          </table:table-cell>
          <table:table-cell office:value-type="float" office:value="2">
            <office:annotation draw:style-name="gr4" draw:text-style-name="P3" svg:width="1.1413in" svg:height="0.3902in" svg:x="13.5728in" svg:y="2.4012in" draw:caption-point-x="-0.2402in" draw:caption-point-y="0.1768in">
              <dc:creator>AŠ</dc:creator>
              <dc:date>2011-09-19T00:00:00</dc:date>
              <text:p text:style-name="P3"><text:span text:style-name="T3">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9" office:value-type="string">
            <text:p>energy rate</text:p>
          </table:table-cell>
          <table:table-cell table:style-name="ce29"/>
          <table:table-cell table:style-name="ce34"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9" office:value-type="string">
            <text:p>zetium rate</text:p>
          </table:table-cell>
          <table:table-cell table:style-name="ce29"/>
          <table:table-cell table:style-name="ce34"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9" office:value-type="string">
            <text:p>construction mod</text:p>
          </table:table-cell>
          <table:table-cell table:style-name="ce29"/>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9" office:value-type="string">
            <text:p>metal storage</text:p>
          </table:table-cell>
          <table:table-cell table:formula="of:=[.D185]*SHOURS([Variables.$B$26])"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9" office:value-type="string">
            <text:p>energy storage</text:p>
          </table:table-cell>
          <table:table-cell table:formula="of:=[.D186]*SHOURS([Variables.$B$26])"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9" office:value-type="string">
            <text:p>zetium storage</text:p>
          </table:table-cell>
          <table:table-cell table:formula="of:=[.D187]*SHOURS([Variables.$B$26])"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9"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style-name="ce29"/>
          <table:table-cell table:number-columns-repeated="9"/>
          <table:table-cell table:style-name="ce28"/>
          <table:table-cell table:number-columns-repeated="1011"/>
        </table:table-row>
        <table:table-row table:style-name="ro8" table:visibility="filter">
          <table:table-cell office:value-type="string">
            <text:p>B Npc Space Factory</text:p>
          </table:table-cell>
          <table:table-cell table:style-name="ce19" office:value-type="string">
            <text:p>metal rate</text:p>
          </table:table-cell>
          <table:table-cell table:style-name="ce29"/>
          <table:table-cell table:style-name="ce28"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8" office:value-type="float" office:value="1">
            <text:p>1.0000</text:p>
          </table:table-cell>
          <table:table-cell/>
          <table:table-cell office:value-type="float" office:value="48">
            <office:annotation draw:style-name="gr4" draw:text-style-name="P3" svg:width="1.1413in" svg:height="0.3902in" svg:x="11.7949in" svg:y="2.4012in" draw:caption-point-x="-0.2402in" draw:caption-point-y="0.1768in">
              <dc:creator>AŠ</dc:creator>
              <dc:date>2011-09-19T00:00:00</dc:date>
              <text:p text:style-name="P3"><text:span text:style-name="T3">Hours to get full sum</text:span></text:p>
            </office:annotation>
            <text:p>48</text:p>
          </table:table-cell>
          <table:table-cell office:value-type="float" office:value="5">
            <office:annotation draw:style-name="gr4" draw:text-style-name="P3" svg:width="1.1413in" svg:height="0.2346in" svg:x="12.6839in" svg:y="2.4012in" draw:caption-point-x="-0.2402in" draw:caption-point-y="0.1768in">
              <dc:creator>AŠ</dc:creator>
              <dc:date>2011-09-19T00:00:00</dc:date>
              <text:p text:style-name="P3"><text:span text:style-name="T3">Number of diracs</text:span></text:p>
            </office:annotation>
            <text:p>5</text:p>
          </table:table-cell>
          <table:table-cell office:value-type="float" office:value="2">
            <office:annotation draw:style-name="gr4" draw:text-style-name="P3" svg:width="1.1413in" svg:height="0.2346in" svg:x="13.5728in" svg:y="2.4012in" draw:caption-point-x="-0.2402in" draw:caption-point-y="0.1768in">
              <dc:creator>AŠ</dc:creator>
              <dc:date>2011-09-19T00:00:00</dc:date>
              <text:p text:style-name="P3"><text:span text:style-name="T3">Number of thors</text:span></text:p>
            </office:annotation>
            <text:p>2</text:p>
          </table:table-cell>
          <table:table-cell office:value-type="float" office:value="2">
            <office:annotation draw:style-name="gr4" draw:text-style-name="P3" svg:width="1.1413in" svg:height="0.3902in" svg:x="14.4618in" svg:y="2.4012in" draw:caption-point-x="-0.2402in" draw:caption-point-y="0.1768in">
              <dc:creator>AŠ</dc:creator>
              <dc:date>2011-09-19T00:00:00</dc:date>
              <text:p text:style-name="P3"><text:span text:style-name="T3">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9" office:value-type="string">
            <text:p>energy rate</text:p>
          </table:table-cell>
          <table:table-cell table:style-name="ce29"/>
          <table:table-cell table:style-name="ce28"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9" office:value-type="string">
            <text:p>zetium rate</text:p>
          </table:table-cell>
          <table:table-cell table:style-name="ce29"/>
          <table:table-cell table:style-name="ce28"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8"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9" office:value-type="string">
            <text:p>construction mod</text:p>
          </table:table-cell>
          <table:table-cell table:style-name="ce29"/>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9" office:value-type="string">
            <text:p>metal storage</text:p>
          </table:table-cell>
          <table:table-cell table:formula="of:=[.D194]*SHOURS([Variables.$B$26])"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9" office:value-type="string">
            <text:p>energy storage</text:p>
          </table:table-cell>
          <table:table-cell table:formula="of:=[.D195]*SHOURS([Variables.$B$26])"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9" office:value-type="string">
            <text:p>zetium storage</text:p>
          </table:table-cell>
          <table:table-cell table:formula="of:=[.D196]*SHOURS([Variables.$B$26])"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9"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Fiery Melters</text:p>
          </table:table-cell>
          <table:table-cell table:style-name="ce19" office:value-type="string">
            <office:annotation draw:style-name="gr8" draw:text-style-name="P3" svg:width="2.6028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MEX T1 lvl5 upgrade time</text:span></text:p>
              <text:p text:style-name="P3"><text:span text:style-name="T3">10lvl: MEX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9" office:value-type="string">
            <office:annotation draw:style-name="gr8" draw:text-style-name="P3" svg:width="2.0988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MEX T1 lvl 6 per 1 dieną</text:span></text:p>
              <text:p text:style-name="P3"><text:span text:style-name="T3">10lvl: MEX T2 lvl 4 per 20 dienų</text:span></text:p>
              <text:p text:style-name="P3"><text:span text:style-name="T3"/></text:p>
              <text:p text:style-name="P3"><text:span text:style-name="T3">Viskas x 0,5</text:span></text:p>
            </office:annotation>
            <text:p>metal cost</text:p>
          </table:table-cell>
          <table:table-cell table:style-name="ce30"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7" office:value-type="float" office:value="4.84134049898511">
            <text:p>4.84</text:p>
          </table:table-cell>
          <table:table-cell office:value-type="float" office:value="0">
            <text:p>0</text:p>
          </table:table-cell>
          <table:table-cell office:value-type="float" office:value="1">
            <text:p>1</text:p>
          </table:table-cell>
          <table:table-cell table:style-name="ce46"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9" office:value-type="string">
            <office:annotation draw:style-name="gr9" draw:text-style-name="P3" svg:width="2.3594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style-name="ce29"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9"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20" office:value-type="string">
            <office:annotation draw:style-name="gr9" draw:text-style-name="P3" svg:width="2.7677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ZEX T1 lvl 6 per 1 dieną</text:span></text:p>
              <text:p text:style-name="P3"><text:span text:style-name="T3">10lvl: ZEX T2 lvl 4 per 20 dienų</text:span></text:p>
            </office:annotation>
            <text:p>zetium cost</text:p>
          </table:table-cell>
          <table:table-cell table:style-name="ce29"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9"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20"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9" office:value-type="string">
            <text:p>war points</text:p>
          </table:table-cell>
          <table:table-cell table:style-name="ce29" table:number-matrix-columns-spanned="11" table:number-matrix-rows-spanned="1" table:formula="of:=TECH_WAR_POINTS([.C204:.M206];[Variables.$B$11:.$B$13];[Variables.$B$22])"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ex t2</text:p>
          </table:table-cell>
          <table:table-cell table:style-name="ce19" office:value-type="string">
            <office:annotation draw:style-name="gr3" draw:text-style-name="P3" svg:width="1.6618in" svg:height="0.2346in" svg:x="2.6311in" svg:y="2.4012in" draw:caption-point-x="-0.2402in" draw:caption-point-y="0.1768in">
              <dc:creator>AŠ</dc:creator>
              <dc:date>2010-12-30T00:00:00</dc:date>
              <text:p text:style-name="P3"><text:span text:style-name="T3">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8"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9" office:value-type="string">
            <office:annotation draw:style-name="gr3" draw:text-style-name="P3" svg:width="1.6969in" svg:height="0.2346in" svg:x="2.6311in" svg:y="2.4012in" draw:caption-point-x="-0.2402in" draw:caption-point-y="0.1768in">
              <dc:creator>AŠ</dc:creator>
              <dc:date>2010-12-30T00:00:00</dc:date>
              <text:p text:style-name="P3"><text:span text:style-name="T3">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8"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9" office:value-type="string">
            <office:annotation draw:style-name="gr3" draw:text-style-name="P3" svg:width="1.5055in" svg:height="0.2346in" svg:x="2.6311in" svg:y="2.4012in" draw:caption-point-x="-0.2402in" draw:caption-point-y="0.1768in">
              <dc:creator>AŠ</dc:creator>
              <dc:date>2010-12-30T00:00:00</dc:date>
              <text:p text:style-name="P3"><text:span text:style-name="T3">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8"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20" office:value-type="string">
            <office:annotation draw:style-name="gr3" draw:text-style-name="P3" svg:width="1.5228in" svg:height="0.2346in" svg:x="2.6311in" svg:y="2.4012in" draw:caption-point-x="-0.2402in" draw:caption-point-y="0.1768in">
              <dc:creator>AŠ</dc:creator>
              <dc:date>2010-12-30T00:00:00</dc:date>
              <text:p text:style-name="P3"><text:span text:style-name="T3">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8"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20" office:value-type="string">
            <text:p>scientists min</text:p>
          </table:table-cell>
          <table:table-cell table:style-name="ce29"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20" office:value-type="string">
            <text:p>war points</text:p>
          </table:table-cell>
          <table:table-cell table:style-name="ce29" table:number-matrix-columns-spanned="11" table:number-matrix-rows-spanned="1" table:formula="of:=TECH_WAR_POINTS([.C213:.M215];[Variables.$B$11:.$B$13];[Variables.$B$22])"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0"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etal Storage</text:p>
          </table:table-cell>
          <table:table-cell table:style-name="ce19" office:value-type="string">
            <office:annotation draw:style-name="gr8" draw:text-style-name="P3" svg:width="2.6028in" svg:height="0.8567in" svg:x="2.6311in" svg:y="2.4012in" draw:caption-point-x="-0.2402in" draw:caption-point-y="0.1768in">
              <dc:creator>AŠ</dc:creator>
              <dc:date>2011-10-21T00:00:00</dc:date>
              <text:p text:style-name="P3"><text:span text:style-name="T3">Metal storage build time x 25</text:span></text:p>
            </office:annotation>
            <text:p>time</text:p>
          </table:table-cell>
          <table:table-cell table:style-name="ce29" table:formula="of:=[.C45]" office:value-type="float" office:value="-1200">
            <text:p>-1200</text:p>
          </table:table-cell>
          <table:table-cell table:style-name="ce29" table:formula="of:=[.D45]" office:value-type="float" office:value="750">
            <text:p>750</text:p>
          </table:table-cell>
          <table:table-cell table:style-name="ce29" table:formula="of:=[.E45]" office:value-type="float" office:value="2">
            <text:p>2</text:p>
          </table:table-cell>
          <table:table-cell table:style-name="ce29" table:formula="of:=[.F45]" office:value-type="float" office:value="3">
            <text:p>3</text:p>
          </table:table-cell>
          <table:table-cell table:style-name="ce29" table:formula="of:=[.G45]" office:value-type="float" office:value="10">
            <text:p>10</text:p>
          </table:table-cell>
          <table:table-cell table:style-name="ce29" table:formula="of:=[.H45]" office:value-type="float" office:value="1">
            <text:p>1</text:p>
          </table:table-cell>
          <table:table-cell table:style-name="ce29" table:formula="of:=[.I45]" office:value-type="float" office:value="2">
            <text:p>2</text:p>
          </table:table-cell>
          <table:table-cell table:style-name="ce29" table:formula="of:=[.J45]" office:value-type="float" office:value="6">
            <text:p>6</text:p>
          </table:table-cell>
          <table:table-cell table:style-name="ce29" office:value-type="float" office:value="10">
            <text:p>10</text:p>
          </table:table-cell>
          <table:table-cell table:style-name="ce29" table:formula="of:=[.L45]" office:value-type="float" office:value="0">
            <text:p>0</text:p>
          </table:table-cell>
          <table:table-cell table:style-name="ce29"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9" office:value-type="string">
            <office:annotation draw:style-name="gr8" draw:text-style-name="P3" svg:width="2.0988in" svg:height="0.8567in" svg:x="2.6311in" svg:y="2.4012in" draw:caption-point-x="-0.2402in" draw:caption-point-y="0.1768in">
              <dc:creator>AŠ</dc:creator>
              <dc:date>2011-10-21T00:00:00</dc:date>
              <text:p text:style-name="P3"><text:span text:style-name="T3">Metal Storage x 10</text:span></text:p>
            </office:annotation>
            <text:p>metal cost</text:p>
          </table:table-cell>
          <table:table-cell table:style-name="ce29" table:number-matrix-columns-spanned="8" table:number-matrix-rows-spanned="3" table:formula="of:=[.C46:.J46]" office:value-type="float" office:value="4353.09469011339">
            <text:p>4353.09</text:p>
          </table:table-cell>
          <table:table-cell table:style-name="ce29" office:value-type="float" office:value="2414.47218712666">
            <text:p>2414.47</text:p>
          </table:table-cell>
          <table:table-cell table:style-name="ce29" office:value-type="float" office:value="-1">
            <text:p>-1</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K219]" office:value-type="float" office:value="10">
            <text:p>10</text:p>
          </table:table-cell>
          <table:table-cell/>
          <table:table-cell table:style-name="ce28"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9" office:value-type="string">
            <office:annotation draw:style-name="gr9" draw:text-style-name="P3" svg:width="2.3594in" svg:height="0.5457in" svg:x="2.6311in" svg:y="2.4012in" draw:caption-point-x="-0.2402in" draw:caption-point-y="0.1768in">
              <dc:creator>AŠ</dc:creator>
              <dc:date>2011-10-21T00:00:00</dc:date>
              <text:p text:style-name="P3"><text:span text:style-name="T3">Metal storage x 25</text:span></text:p>
            </office:annotation>
            <text:p>energy cost</text:p>
          </table:table-cell>
          <table:table-cell table:style-name="ce29" office:value-type="float" office:value="4353.09469011339">
            <text:p>4353.09</text:p>
          </table:table-cell>
          <table:table-cell table:style-name="ce29" office:value-type="float" office:value="2414.47218712666">
            <text:p>2414.47</text:p>
          </table:table-cell>
          <table:table-cell table:style-name="ce29" office:value-type="float" office:value="-1">
            <text:p>-1</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K220]" office:value-type="float" office:value="10">
            <text:p>10</text:p>
          </table:table-cell>
          <table:table-cell/>
          <table:table-cell table:style-name="ce28"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20" office:value-type="string">
            <office:annotation draw:style-name="gr9" draw:text-style-name="P3" svg:width="2.7677in" svg:height="0.5457in" svg:x="2.6311in" svg:y="2.4012in" draw:caption-point-x="-0.2402in" draw:caption-point-y="0.1768in">
              <dc:creator>AŠ</dc:creator>
              <dc:date>2011-10-21T00:00:00</dc:date>
              <text:p text:style-name="P3"><text:span text:style-name="T3">Metal storage x 2</text:span></text:p>
            </office:annotation>
            <text:p>zetium cost</text:p>
          </table:table-cell>
          <table:table-cell table:style-name="ce29"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8"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20" office:value-type="string">
            <text:p>scientists min</text:p>
          </table:table-cell>
          <table:table-cell table:style-name="ce29"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8"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9" office:value-type="string">
            <text:p>M store mod</text:p>
          </table:table-cell>
          <table:table-cell table:style-name="ce29"/>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9" office:value-type="string">
            <text:p>war points</text:p>
          </table:table-cell>
          <table:table-cell table:style-name="ce29" table:number-matrix-columns-spanned="11" table:number-matrix-rows-spanned="1" table:formula="of:=TECH_WAR_POINTS([.C220:.M222];[Variables.$B$11:.$B$13];[Variables.$B$22])"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number-columns-repeated="12"/>
          <table:table-cell table:style-name="ce28"/>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9" office:value-type="string">
            <office:annotation draw:style-name="gr8" draw:text-style-name="P3" svg:width="2.6114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Collector T1 lvl5 upgrade time</text:span></text:p>
              <text:p text:style-name="P3"><text:span text:style-name="T3">10lvl: Collector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15:.M15]; 1; 4; [.C20:.M20]; 1; [.K203])" office:value-type="float" office:value="2304">
            <text:p>2304</text:p>
          </table:table-cell>
          <table:table-cell table:style-name="ce29"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9" office:value-type="string">
            <office:annotation draw:style-name="gr9" draw:text-style-name="P3" svg:width="2.3594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9" office:value-type="string">
            <office:annotation draw:style-name="gr8" draw:text-style-name="P3" svg:width="2.698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5 per 1 dieną</text:span></text:p>
              <text:p text:style-name="P3"><text:span text:style-name="T3">10lvl: Collector T2 lvl 4 per 20 dienų</text:span></text:p>
              <text:p text:style-name="P3"><text:span text:style-name="T3"/></text:p>
              <text:p text:style-name="P3"><text:span text:style-name="T3">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55265646706173">
            <text:p>5.55</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8"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20" office:value-type="string">
            <office:annotation draw:style-name="gr9" draw:text-style-name="P3" svg:width="2.5591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20"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9" office:value-type="string">
            <text:p>war points</text:p>
          </table:table-cell>
          <table:table-cell table:style-name="ce29" table:number-matrix-columns-spanned="11" table:number-matrix-rows-spanned="1" table:formula="of:=TECH_WAR_POINTS([.C228:.M230];[Variables.$B$11:.$B$13];[Variables.$B$22])"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ollector t2</text:p>
          </table:table-cell>
          <table:table-cell table:style-name="ce19" office:value-type="string">
            <office:annotation draw:style-name="gr3" draw:text-style-name="P3" svg:width="1.9488in" svg:height="0.2346in" svg:x="2.6311in" svg:y="2.4012in" draw:caption-point-x="-0.2402in" draw:caption-point-y="0.1768in">
              <dc:creator>AŠ</dc:creator>
              <dc:date>2010-12-30T00:00:00</dc:date>
              <text:p text:style-name="P3"><text:span text:style-name="T3">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8"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9" office:value-type="string">
            <office:annotation draw:style-name="gr3" draw:text-style-name="P3" svg:width="2.0358in" svg:height="0.2346in" svg:x="2.6311in" svg:y="2.4012in" draw:caption-point-x="-0.2402in" draw:caption-point-y="0.1768in">
              <dc:creator>AŠ</dc:creator>
              <dc:date>2010-12-30T00:00:00</dc:date>
              <text:p text:style-name="P3"><text:span text:style-name="T3">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8"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9" office:value-type="string">
            <office:annotation draw:style-name="gr3" draw:text-style-name="P3" svg:width="1.9835in" svg:height="0.2346in" svg:x="2.6311in" svg:y="2.4012in" draw:caption-point-x="-0.2402in" draw:caption-point-y="0.1768in">
              <dc:creator>AŠ</dc:creator>
              <dc:date>2010-12-30T00:00:00</dc:date>
              <text:p text:style-name="P3"><text:span text:style-name="T3">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8"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20" office:value-type="string">
            <office:annotation draw:style-name="gr3" draw:text-style-name="P3" svg:width="1.8531in" svg:height="0.2346in" svg:x="2.6311in" svg:y="2.4012in" draw:caption-point-x="-0.2402in" draw:caption-point-y="0.1768in">
              <dc:creator>AŠ</dc:creator>
              <dc:date>2010-12-30T00:00:00</dc:date>
              <text:p text:style-name="P3"><text:span text:style-name="T3">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8"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20"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20" office:value-type="string">
            <text:p>war points</text:p>
          </table:table-cell>
          <table:table-cell table:style-name="ce29" table:number-matrix-columns-spanned="11" table:number-matrix-rows-spanned="1" table:formula="of:=TECH_WAR_POINTS([.C237:.M239];[Variables.$B$11:.$B$13];[Variables.$B$22])"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ollector t3</text:p>
          </table:table-cell>
          <table:table-cell table:style-name="ce19" office:value-type="string">
            <office:annotation draw:style-name="gr3" draw:text-style-name="P3" svg:width="1.8965in" svg:height="0.2346in" svg:x="2.6311in" svg:y="2.4012in" draw:caption-point-x="-0.2402in" draw:caption-point-y="0.1768in">
              <dc:creator>AŠ</dc:creator>
              <dc:date>2010-12-30T00:00:00</dc:date>
              <text:p text:style-name="P3"><text:span text:style-name="T3">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8"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8"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8"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20"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8"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20" office:value-type="string">
            <text:p>scientists min</text:p>
          </table:table-cell>
          <table:table-cell table:style-name="ce29"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8"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20" office:value-type="string">
            <text:p>war points</text:p>
          </table:table-cell>
          <table:table-cell table:style-name="ce29" table:number-matrix-columns-spanned="11" table:number-matrix-rows-spanned="1" table:formula="of:=TECH_WAR_POINTS([.C244:.M246];[Variables.$B$11:.$B$13];[Variables.$B$22])"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Energy Storage</text:p>
          </table:table-cell>
          <table:table-cell table:style-name="ce19" office:value-type="string">
            <office:annotation draw:style-name="gr3" draw:text-style-name="P3" svg:width="1.8965in" svg:height="0.2346in" svg:x="2.6311in" svg:y="2.4012in" draw:caption-point-x="-0.2402in" draw:caption-point-y="0.1768in">
              <dc:creator>AŠ</dc:creator>
              <dc:date>2011-10-21T00:00:00</dc:date>
              <text:p text:style-name="P3"><text:span text:style-name="T3">Energy Storage time x 40</text:span></text:p>
            </office:annotation>
            <text:p>time</text:p>
          </table:table-cell>
          <table:table-cell table:style-name="ce29"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8"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9" office:value-type="string">
            <office:annotation draw:style-name="gr3" draw:text-style-name="P3" svg:width="1.5579in" svg:height="0.2346in" svg:x="2.6311in" svg:y="2.4012in" draw:caption-point-x="-0.2402in" draw:caption-point-y="0.1768in">
              <dc:creator>AŠ</dc:creator>
              <dc:date>2011-10-21T00:00:00</dc:date>
              <text:p text:style-name="P3"><text:span text:style-name="T3">Energy storage x 2.5</text:span></text:p>
            </office:annotation>
            <text:p>metal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8"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9" office:value-type="string">
            <office:annotation draw:style-name="gr4" draw:text-style-name="P3" svg:width="1.1413in" svg:height="0.3902in" svg:x="2.6311in" svg:y="2.4012in" draw:caption-point-x="-0.2402in" draw:caption-point-y="0.1768in">
              <dc:creator>AŠ</dc:creator>
              <dc:date>2011-10-21T00:00:00</dc:date>
              <text:p text:style-name="P3"><text:span text:style-name="T3">Energy storage x 15</text:span></text:p>
            </office:annotation>
            <text:p>energy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8"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20" office:value-type="string">
            <office:annotation draw:style-name="gr4" draw:text-style-name="P3" svg:width="1.1413in" svg:height="0.3902in" svg:x="2.6311in" svg:y="2.4012in" draw:caption-point-x="-0.2402in" draw:caption-point-y="0.1768in">
              <dc:creator>AŠ</dc:creator>
              <dc:date>2011-10-21T00:00:00</dc:date>
              <text:p text:style-name="P3"><text:span text:style-name="T3">Energy storage x 0.75</text:span></text:p>
            </office:annotation>
            <text:p>zetium cost</text:p>
          </table:table-cell>
          <table:table-cell table:style-name="ce29"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8"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20" office:value-type="string">
            <text:p>scientists min</text:p>
          </table:table-cell>
          <table:table-cell table:style-name="ce29"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8"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9"/>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8"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20" office:value-type="string">
            <text:p>war points</text:p>
          </table:table-cell>
          <table:table-cell table:style-name="ce29" table:number-matrix-columns-spanned="11" table:number-matrix-rows-spanned="1" table:formula="of:=TECH_WAR_POINTS([.C251:.M253];[Variables.$B$11:.$B$13];[Variables.$B$22])"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8"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9" office:value-type="string">
            <office:annotation draw:style-name="gr4" draw:text-style-name="P3" svg:width="1.1413in" svg:height="0.3902in" svg:x="2.6311in" svg:y="2.4012in" draw:caption-point-x="-0.2402in" draw:caption-point-y="0.1768in">
              <dc:creator>AŠ</dc:creator>
              <dc:date>2010-12-30T00:00:00</dc:date>
              <text:p text:style-name="P3"><text:span text:style-name="T3">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9"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8"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20"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20" office:value-type="string">
            <text:p>war points</text:p>
          </table:table-cell>
          <table:table-cell table:style-name="ce29" table:number-matrix-columns-spanned="11" table:number-matrix-rows-spanned="1" table:formula="of:=TECH_WAR_POINTS([.C259:.M261];[Variables.$B$11:.$B$13];[Variables.$B$22])"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Powd. Zet.</text:p>
          </table:table-cell>
          <table:table-cell table:style-name="ce19" office:value-type="string">
            <office:annotation draw:style-name="gr8" draw:text-style-name="P3" svg:width="2.785in" svg:height="0.8567in" svg:x="2.6311in" svg:y="2.4012in" draw:caption-point-x="-0.2402in" draw:caption-point-y="0.1768in">
              <dc:creator>AŠ</dc:creator>
              <dc:date>2011-01-03T00:00:00</dc:date>
              <text:p text:style-name="P3"><text:span text:style-name="T3">Laipsninė priklausomybė tarp:</text:span></text:p>
              <text:p text:style-name="P3"><text:span text:style-name="T3">1lvl: ZEX T1 lvl5 upgrade time</text:span></text:p>
              <text:p text:style-name="P3"><text:span text:style-name="T3">10lvl: ZEX T2 lvl4 upgrade time</text:span></text:p>
              <text:p text:style-name="P3"><text:span text:style-name="T3"/></text:p>
              <text:p text:style-name="P3"><text:span text:style-name="T3">Viskas x 3</text:span></text:p>
            </office:annotation>
            <text:p>time</text:p>
          </table:table-cell>
          <table:table-cell table:style-name="ce29" table:number-matrix-columns-spanned="9" table:number-matrix-rows-spanned="1" table:formula="of:=POW_DEP(6; [.C32:.M32]; 1; 4; [.C38:.M38]; 1; [.K203])" office:value-type="float" office:value="9017">
            <text:p>9017</text:p>
          </table:table-cell>
          <table:table-cell table:style-name="ce29"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9" office:value-type="string">
            <office:annotation draw:style-name="gr9" draw:text-style-name="P3" svg:width="2.5417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MEX T1 lvl 5 per 1 dieną</text:span></text:p>
              <text:p text:style-name="P3"><text:span text:style-name="T3">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8"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9" office:value-type="string">
            <office:annotation draw:style-name="gr9" draw:text-style-name="P3" svg:width="2.3941in" svg:height="0.5457in" svg:x="2.6311in" svg:y="2.4012in" draw:caption-point-x="-0.2402in" draw:caption-point-y="0.1768in">
              <dc:creator>AŠ</dc:creator>
              <dc:date>2010-12-29T00:00:00</dc:date>
              <text:p text:style-name="P3"><text:span text:style-name="T3">Laipsninė priklausomybė tarp:</text:span></text:p>
              <text:p text:style-name="P3"><text:span text:style-name="T3">1lvl: Collector T1 lvl 6 per 1 dieną</text:span></text:p>
              <text:p text:style-name="P3"><text:span text:style-name="T3">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55265646706173">
            <text:p>5.55</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8"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20" office:value-type="string">
            <office:annotation draw:style-name="gr8" draw:text-style-name="P3" svg:width="2.4114in" svg:height="0.8567in" svg:x="2.6311in" svg:y="2.4012in" draw:caption-point-x="-0.2402in" draw:caption-point-y="0.1768in">
              <dc:creator>AŠ</dc:creator>
              <dc:date>2010-12-29T00:00:00</dc:date>
              <text:p text:style-name="P3"><text:span text:style-name="T3">Laipsninė priklausomybė tarp:</text:span></text:p>
              <text:p text:style-name="P3"><text:span text:style-name="T3">1lvl: ZEX T1 lvl 5 per 1 dieną</text:span></text:p>
              <text:p text:style-name="P3"><text:span text:style-name="T3">10lvl: ZEX T2 lvl 4 per 20 dienų</text:span></text:p>
              <text:p text:style-name="P3"><text:span text:style-name="T3"/></text:p>
              <text:p text:style-name="P3"><text:span text:style-name="T3">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8"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20"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9" office:value-type="string">
            <office:annotation draw:style-name="gr4" draw:text-style-name="P3" svg:width="1.1413in" svg:height="0.2346in" svg:x="2.6311in" svg:y="2.4012in" draw:caption-point-x="-0.2402in" draw:caption-point-y="0.1768in">
              <dc:creator>AŠ</dc:creator>
              <dc:date>2010-12-29T00:00:00</dc:date>
              <text:p text:style-name="P3"><text:span text:style-name="T3">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9" office:value-type="string">
            <text:p>war points</text:p>
          </table:table-cell>
          <table:table-cell table:style-name="ce29" table:number-matrix-columns-spanned="11" table:number-matrix-rows-spanned="1" table:formula="of:=TECH_WAR_POINTS([.C266:.M268];[Variables.$B$11:.$B$13];[Variables.$B$22])"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Zex t2</text:p>
          </table:table-cell>
          <table:table-cell table:style-name="ce19" office:value-type="string">
            <office:annotation draw:style-name="gr3" draw:text-style-name="P3" svg:width="2.2008in" svg:height="0.2346in" svg:x="2.6311in" svg:y="2.4012in" draw:caption-point-x="-0.2402in" draw:caption-point-y="0.1768in">
              <dc:creator>AŠ</dc:creator>
              <dc:date>2010-12-30T00:00:00</dc:date>
              <text:p text:style-name="P3"><text:span text:style-name="T3">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8"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9" office:value-type="string">
            <office:annotation draw:style-name="gr3" draw:text-style-name="P3" svg:width="2.2008in" svg:height="0.2346in" svg:x="2.6311in" svg:y="2.4012in" draw:caption-point-x="-0.2402in" draw:caption-point-y="0.1768in">
              <dc:creator>AŠ</dc:creator>
              <dc:date>2010-12-30T00:00:00</dc:date>
              <text:p text:style-name="P3"><text:span text:style-name="T3">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8"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9" office:value-type="string">
            <office:annotation draw:style-name="gr3" draw:text-style-name="P3" svg:width="2.0445in" svg:height="0.2346in" svg:x="2.6311in" svg:y="2.4012in" draw:caption-point-x="-0.2402in" draw:caption-point-y="0.1768in">
              <dc:creator>AŠ</dc:creator>
              <dc:date>2010-12-30T00:00:00</dc:date>
              <text:p text:style-name="P3"><text:span text:style-name="T3">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8"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20" office:value-type="string">
            <office:annotation draw:style-name="gr3" draw:text-style-name="P3" svg:width="1.8878in" svg:height="0.2346in" svg:x="2.6311in" svg:y="2.4012in" draw:caption-point-x="-0.2402in" draw:caption-point-y="0.1768in">
              <dc:creator>AŠ</dc:creator>
              <dc:date>2010-12-30T00:00:00</dc:date>
              <text:p text:style-name="P3"><text:span text:style-name="T3">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8"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20" office:value-type="string">
            <text:p>scientists min</text:p>
          </table:table-cell>
          <table:table-cell table:style-name="ce29"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8"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20" office:value-type="string">
            <text:p>war points</text:p>
          </table:table-cell>
          <table:table-cell table:style-name="ce29" table:number-matrix-columns-spanned="11" table:number-matrix-rows-spanned="1" table:formula="of:=TECH_WAR_POINTS([.C275:.M277];[Variables.$B$11:.$B$13];[Variables.$B$22])"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Zetium Storage</text:p>
          </table:table-cell>
          <table:table-cell table:style-name="ce19" office:value-type="string">
            <office:annotation draw:style-name="gr3" draw:text-style-name="P3" svg:width="2.2008in" svg:height="0.2346in" svg:x="2.6311in" svg:y="2.4012in" draw:caption-point-x="-0.2402in" draw:caption-point-y="0.1768in">
              <dc:creator>AŠ</dc:creator>
              <dc:date>2011-10-21T00:00:00</dc:date>
              <text:p text:style-name="P3"><text:span text:style-name="T3">Zetium storage time x 20</text:span></text:p>
            </office:annotation>
            <text:p>time</text:p>
          </table:table-cell>
          <table:table-cell table:style-name="ce29"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8"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9" office:value-type="string">
            <text:p>metal cost</text:p>
          </table:table-cell>
          <table:table-cell table:style-name="ce29"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8"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9" office:value-type="string">
            <text:p>energy cost</text:p>
          </table:table-cell>
          <table:table-cell table:style-name="ce29"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8"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20" office:value-type="string">
            <text:p>zetium cost</text:p>
          </table:table-cell>
          <table:table-cell table:style-name="ce29"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8"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20" office:value-type="string">
            <text:p>scientists min</text:p>
          </table:table-cell>
          <table:table-cell table:style-name="ce29"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8"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20" office:value-type="string">
            <text:p>Z store mod</text:p>
          </table:table-cell>
          <table:table-cell table:style-name="ce29"/>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8"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20" office:value-type="string">
            <text:p>war points</text:p>
          </table:table-cell>
          <table:table-cell table:style-name="ce29" table:number-matrix-columns-spanned="11" table:number-matrix-rows-spanned="1" table:formula="of:=TECH_WAR_POINTS([.C282:.M284];[Variables.$B$11:.$B$13];[Variables.$B$22])"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rooper</text:p>
          </table:table-cell>
          <table:table-cell table:style-name="ce19" office:value-type="string">
            <office:annotation draw:style-name="gr5" draw:text-style-name="P3" svg:width="2.3484in" svg:height="0.3902in" svg:x="2.6311in" svg:y="2.4012in" draw:caption-point-x="-0.2402in" draw:caption-point-y="0.1768in">
              <dc:creator>AŠ</dc:creator>
              <dc:date>2010-12-30T00:00:00</dc:date>
              <text:p text:style-name="P3"><text:span text:style-name="T3">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20"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9"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9"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9" table:number-matrix-columns-spanned="11" table:number-matrix-rows-spanned="1" table:formula="of:=TECH_WAR_POINTS([.C290:.M292];[Variables.$B$11:.$B$13]; [Variables.$B$22])"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eeker</text:p>
          </table:table-cell>
          <table:table-cell table:style-name="ce19" office:value-type="string">
            <office:annotation draw:style-name="gr5" draw:text-style-name="P3" svg:width="2.3484in" svg:height="0.3902in" svg:x="2.6311in" svg:y="2.4012in" draw:caption-point-x="-0.2402in" draw:caption-point-y="0.1768in">
              <dc:creator>AŠ</dc:creator>
              <dc:date>2010-12-30T00:00:00</dc:date>
              <text:p text:style-name="P3"><text:span text:style-name="T3">Visi fieldai pagal UnitTechCoefs() funkciją.</text:span></text:p>
            </office:annotation>
            <text:p>time</text:p>
          </table:table-cell>
          <table:table-cell table:style-name="ce29"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9"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9"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20"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9"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9"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9" table:number-matrix-columns-spanned="11" table:number-matrix-rows-spanned="1" table:formula="of:=TECH_WAR_POINTS([.C299:.M301];[Variables.$B$11:.$B$13];[Variables.$B$22])"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hocker</text:p>
          </table:table-cell>
          <table:table-cell table:style-name="ce19"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9"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9"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20"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9"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9"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9" table:number-matrix-columns-spanned="11" table:number-matrix-rows-spanned="1" table:formula="of:=TECH_WAR_POINTS([.C308:.M310];[Variables.$B$11:.$B$13];[Variables.$B$22])"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etabolic Chargers</text:p>
          </table:table-cell>
          <table:table-cell table:style-name="ce19"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9"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9"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20"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9"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9" office:value-type="string">
            <text:p>war points</text:p>
          </table:table-cell>
          <table:table-cell table:style-name="ce29" table:number-matrix-columns-spanned="11" table:number-matrix-rows-spanned="1" table:formula="of:=TECH_WAR_POINTS([.C317:.M319];[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HV Charges</text:p>
          </table:table-cell>
          <table:table-cell table:style-name="ce19"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9"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9"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20"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20" office:value-type="string">
            <office:annotation draw:style-name="gr4" draw:text-style-name="P3" svg:width="1.1413in" svg:height="0.2346in" svg:x="2.6311in" svg:y="2.4012in" draw:caption-point-x="-0.2402in" draw:caption-point-y="0.1768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9"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9" office:value-type="string">
            <text:p>war points</text:p>
          </table:table-cell>
          <table:table-cell table:style-name="ce29" table:number-matrix-columns-spanned="11" table:number-matrix-rows-spanned="1" table:formula="of:=TECH_WAR_POINTS([.C325:.M327];[Variables.$B$11:.$B$13];[Variables.$B$22])"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rane</text:p>
          </table:table-cell>
          <table:table-cell table:style-name="ce19" office:value-type="string">
            <office:annotation draw:style-name="gr4" draw:text-style-name="P3" svg:width="1.1413in" svg:height="0.2346in" svg:x="2.6311in" svg:y="2.4012in" draw:caption-point-x="-0.2402in" draw:caption-point-y="0.1768in">
              <dc:creator>AŠ</dc:creator>
              <dc:date>2011-01-25T00:00:00</dc:date>
              <text:p text:style-name="P3"><text:span text:style-name="T3">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9"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9"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20"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20"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20" office:value-type="string">
            <text:p>war points</text:p>
          </table:table-cell>
          <table:table-cell table:style-name="ce29" table:number-matrix-columns-spanned="11" table:number-matrix-rows-spanned="1" table:formula="of:=TECH_WAR_POINTS([.C333:.M335];[Variables.$B$11:.$B$13];[Variables.$B$22])"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Rada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8"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9"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8"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9"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20"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20" office:value-type="string">
            <text:p>scientists min</text:p>
          </table:table-cell>
          <table:table-cell table:style-name="ce29"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20" office:value-type="string">
            <text:p>war points</text:p>
          </table:table-cell>
          <table:table-cell table:style-name="ce29" table:number-matrix-columns-spanned="11" table:number-matrix-rows-spanned="1" table:formula="of:=TECH_WAR_POINTS([.C340:.M342];[Variables.$B$11:.$B$13];[Variables.$B$22])"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Vulcan</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9"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9"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20"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20" office:value-type="string">
            <text:p>scientists min</text:p>
          </table:table-cell>
          <table:table-cell table:style-name="ce29"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20" office:value-type="string">
            <text:p>war points</text:p>
          </table:table-cell>
          <table:table-cell table:style-name="ce29" table:number-matrix-columns-spanned="11" table:number-matrix-rows-spanned="1" table:formula="of:=TECH_WAR_POINTS([.C347:.M349];[Variables.$B$11:.$B$13];[Variables.$B$22])"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Vulcan</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3]*60" office:value-type="float" office:value="13392">
            <text:p>13392</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9" office:value-type="string">
            <text:p>metal cost</text:p>
          </table:table-cell>
          <table:table-cell table:style-name="ce29" table:formula="of:=[Units.R93]" office:value-type="float" office:value="7579.26">
            <text:p>7579.26</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9" office:value-type="string">
            <text:p>energy cost</text:p>
          </table:table-cell>
          <table:table-cell table:style-name="ce29" table:formula="of:=[Units.S93]" office:value-type="float" office:value="15741.54">
            <text:p>15741.54</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20" office:value-type="string">
            <text:p>zetium cost</text:p>
          </table:table-cell>
          <table:table-cell table:style-name="ce29" table:formula="of:=[Units.T93]" office:value-type="float" office:value="2332.08">
            <text:p>2332.08</text:p>
          </table:table-cell>
          <table:table-cell table:number-columns-repeated="7"/>
          <table:table-cell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20" office:value-type="string">
            <text:p>scientists min</text:p>
          </table:table-cell>
          <table:table-cell table:style-name="ce29"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20" office:value-type="string">
            <text:p>war points</text:p>
          </table:table-cell>
          <table:table-cell table:style-name="ce29" table:number-matrix-columns-spanned="11" table:number-matrix-rows-spanned="1" table:formula="of:=TECH_WAR_POINTS([.C356:.M358];[Variables.$B$11:.$B$13];[Variables.$B$22])"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cream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9"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9"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20"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20" office:value-type="string">
            <text:p>scientists min</text:p>
          </table:table-cell>
          <table:table-cell table:style-name="ce29"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20" office:value-type="string">
            <text:p>war points</text:p>
          </table:table-cell>
          <table:table-cell table:style-name="ce29" table:number-matrix-columns-spanned="11" table:number-matrix-rows-spanned="1" table:formula="of:=TECH_WAR_POINTS([.C363:.M365];[Variables.$B$11:.$B$13];[Variables.$B$22])"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Scream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4]*60" office:value-type="float" office:value="26424">
            <text:p>26424</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9" office:value-type="string">
            <text:p>metal cost</text:p>
          </table:table-cell>
          <table:table-cell table:style-name="ce29" table:formula="of:=[Units.R94]" office:value-type="float" office:value="17355">
            <text:p>17355</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9" office:value-type="string">
            <text:p>energy cost</text:p>
          </table:table-cell>
          <table:table-cell table:style-name="ce29" table:formula="of:=[Units.S94]" office:value-type="float" office:value="36045">
            <text:p>36045</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20" office:value-type="string">
            <text:p>zetium cost</text:p>
          </table:table-cell>
          <table:table-cell table:style-name="ce29" table:formula="of:=[Units.T94]" office:value-type="float" office:value="5340">
            <text:p>5340</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20" office:value-type="string">
            <text:p>scientists min</text:p>
          </table:table-cell>
          <table:table-cell table:style-name="ce29"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20" office:value-type="string">
            <text:p>war points</text:p>
          </table:table-cell>
          <table:table-cell table:style-name="ce29" table:number-matrix-columns-spanned="11" table:number-matrix-rows-spanned="1" table:formula="of:=TECH_WAR_POINTS([.C372:.M374];[Variables.$B$11:.$B$13];[Variables.$B$22])"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Thund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9"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9"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20"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20" office:value-type="string">
            <text:p>scientists min</text:p>
          </table:table-cell>
          <table:table-cell table:style-name="ce29"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20" office:value-type="string">
            <text:p>war points</text:p>
          </table:table-cell>
          <table:table-cell table:style-name="ce29" table:number-matrix-columns-spanned="11" table:number-matrix-rows-spanned="1" table:formula="of:=TECH_WAR_POINTS([.C379:.M381];[Variables.$B$11:.$B$13];[Variables.$B$22])"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0"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Mobile Thunder</text:p>
          </table:table-cell>
          <table:table-cell table:style-name="ce19" office:value-type="string">
            <office:annotation draw:style-name="gr4" draw:text-style-name="P3" svg:width="1.1413in" svg:height="0.3902in" svg:x="2.6311in" svg:y="2.4012in" draw:caption-point-x="-0.2402in" draw:caption-point-y="0.1768in">
              <dc:creator>AŠ</dc:creator>
              <dc:date>2011-01-02T00:00:00</dc:date>
              <text:p text:style-name="P3"><text:span text:style-name="T3">Visi attributai kaip pastato x 3.</text:span></text:p>
            </office:annotation>
            <text:p>time</text:p>
          </table:table-cell>
          <table:table-cell table:style-name="ce29" table:formula="of:=[Units.J95]*60" office:value-type="float" office:value="34560">
            <text:p>34560</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9" office:value-type="string">
            <text:p>metal cost</text:p>
          </table:table-cell>
          <table:table-cell table:style-name="ce29" table:formula="of:=[Units.R95]" office:value-type="float" office:value="16848">
            <text:p>16848</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9" office:value-type="string">
            <text:p>energy cost</text:p>
          </table:table-cell>
          <table:table-cell table:style-name="ce29" table:formula="of:=[Units.S95]" office:value-type="float" office:value="34992">
            <text:p>34992</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20" office:value-type="string">
            <text:p>zetium cost</text:p>
          </table:table-cell>
          <table:table-cell table:style-name="ce29" table:formula="of:=[Units.T95]" office:value-type="float" office:value="5184">
            <text:p>5184</text:p>
          </table:table-cell>
          <table:table-cell table:number-columns-repeated="7"/>
          <table:table-cell table:formula="of:=1" office:value-type="float" office:value="1">
            <text:p>1</text:p>
          </table:table-cell>
          <table:table-cell/>
          <table:table-cell table:style-name="ce28"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20" office:value-type="string">
            <text:p>scientists min</text:p>
          </table:table-cell>
          <table:table-cell table:style-name="ce29"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20" office:value-type="string">
            <text:p>war points</text:p>
          </table:table-cell>
          <table:table-cell table:style-name="ce29" table:number-matrix-columns-spanned="11" table:number-matrix-rows-spanned="1" table:formula="of:=TECH_WAR_POINTS([.C388:.M390];[Variables.$B$11:.$B$13];[Variables.$B$22])"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Turret Armor</text:p>
          </table:table-cell>
          <table:table-cell table:style-name="ce19" office:value-type="string">
            <text:p>time</text:p>
          </table:table-cell>
          <table:table-cell table:style-name="ce29"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9" office:value-type="string">
            <text:p>metal cost</text:p>
          </table:table-cell>
          <table:table-cell table:style-name="ce29"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9" office:value-type="string">
            <text:p>energy cost</text:p>
          </table:table-cell>
          <table:table-cell table:style-name="ce29"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20" office:value-type="string">
            <text:p>zetium cost</text:p>
          </table:table-cell>
          <table:table-cell table:style-name="ce29"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20" office:value-type="string">
            <text:p>armor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20" office:value-type="string">
            <text:p>scientists min</text:p>
          </table:table-cell>
          <table:table-cell table:style-name="ce29"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20" office:value-type="string">
            <text:p>war points</text:p>
          </table:table-cell>
          <table:table-cell table:style-name="ce29" table:number-matrix-columns-spanned="11" table:number-matrix-rows-spanned="1" table:formula="of:=TECH_WAR_POINTS([.C395:.M397];[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Turret Damage</text:p>
          </table:table-cell>
          <table:table-cell table:style-name="ce19" office:value-type="string">
            <text:p>time</text:p>
          </table:table-cell>
          <table:table-cell table:style-name="ce29"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9" office:value-type="string">
            <text:p>metal cost</text:p>
          </table:table-cell>
          <table:table-cell table:style-name="ce29"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9" office:value-type="string">
            <text:p>energy cost</text:p>
          </table:table-cell>
          <table:table-cell table:style-name="ce29"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20" office:value-type="string">
            <text:p>zetium cost</text:p>
          </table:table-cell>
          <table:table-cell table:style-name="ce29"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20" office:value-type="string">
            <office:annotation draw:style-name="gr4" draw:text-style-name="P3" svg:width="1.1413in" svg:height="0.2346in" svg:x="2.6311in" svg:y="2.3925in" draw:caption-point-x="-0.2402in" draw:caption-point-y="0.1854in">
              <dc:creator>AŠ</dc:creator>
              <dc:date>2011-03-08T00:00:00</dc:date>
              <text:p text:style-name="P3"><text:span text:style-name="T3">2x armor mod</text:span></text:p>
            </office:annotation>
            <text:p>damage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20" office:value-type="string">
            <text:p>scientists min</text:p>
          </table:table-cell>
          <table:table-cell table:style-name="ce2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20" office:value-type="string">
            <text:p>war points</text:p>
          </table:table-cell>
          <table:table-cell table:style-name="ce29" table:number-matrix-columns-spanned="11" table:number-matrix-rows-spanned="1" table:formula="of:=TECH_WAR_POINTS([.C403:.M405];[Variables.$B$11:.$B$13];[Variables.$B$22])"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Space Factory</text:p>
          </table:table-cell>
          <table:table-cell table:style-name="ce19" office:value-type="string">
            <office:annotation draw:style-name="gr5" draw:text-style-name="P3" svg:width="2.4787in" svg:height="0.3902in" svg:x="2.6311in" svg:y="2.4in" draw:caption-point-x="-0.2402in" draw:caption-point-y="0.178in">
              <dc:creator>AŠ</dc:creator>
              <dc:date>2011-01-02T00:00:00</dc:date>
              <text:p text:style-name="P3"><text:span text:style-name="T3">Visi attributai kaip pastato x 0,4.</text:span></text:p>
              <text:p text:style-name="P3"><text:span text:style-name="T3"/></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9"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8"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9"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8"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20"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8"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20" office:value-type="string">
            <text:p>scientists min</text:p>
          </table:table-cell>
          <table:table-cell table:style-name="ce29"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20" office:value-type="string">
            <text:p>war points</text:p>
          </table:table-cell>
          <table:table-cell table:style-name="ce29" table:number-matrix-columns-spanned="11" table:number-matrix-rows-spanned="1" table:formula="of:=TECH_WAR_POINTS([.C411:.M413];[Variables.$B$11:.$B$13];[Variables.$B$22])"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9" office:value-type="string">
            <text:p>time</text:p>
          </table:table-cell>
          <table:table-cell table:style-name="ce29"/>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9" office:value-type="string">
            <office:annotation draw:style-name="gr4" draw:text-style-name="P3" svg:width="1.1413in" svg:height="0.5457in" svg:x="2.6311in" svg:y="2.4in" draw:caption-point-x="-0.2402in" draw:caption-point-y="0.178in">
              <dc:creator>AŠ</dc:creator>
              <dc:date>2011-06-16T00:00:00</dc:date>
              <text:p text:style-name="P3"><text:span text:style-name="T3">Kainos pagal išgavimo greičius.</text:span></text:p>
            </office:annotation>
            <text:p>metal cost</text:p>
          </table:table-cell>
          <table:table-cell table:style-name="ce29"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8" table:number-matrix-columns-spanned="1" table:number-matrix-rows-spanned="3" table:formula="of:=1" office:value-type="float" office:value="1">
            <text:p>1.0000</text:p>
          </table:table-cell>
          <table:table-cell/>
          <table:table-cell office:value-type="float" office:value="10">
            <office:annotation draw:style-name="gr4" draw:text-style-name="P3" svg:width="1.1413in" svg:height="0.8567in" svg:x="11.7949in" svg:y="2.4in" draw:caption-point-x="-0.2402in" draw:caption-point-y="0.178in">
              <dc:creator>AŠ</dc:creator>
              <dc:date>2011-06-16T00:00:00</dc:date>
              <text:p text:style-name="P3"><text:span text:style-name="T3">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9" office:value-type="string">
            <text:p>energy cost</text:p>
          </table:table-cell>
          <table:table-cell table:style-name="ce29"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zetium cost</text:p>
          </table:table-cell>
          <table:table-cell table:style-name="ce29"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scientists min</text:p>
          </table:table-cell>
          <table:table-cell table:style-name="ce29"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war points</text:p>
          </table:table-cell>
          <table:table-cell table:style-name="ce29" table:number-matrix-columns-spanned="11" table:number-matrix-rows-spanned="1" table:formula="of:=TECH_WAR_POINTS([.C418:.M420];[Variables.B11:.B13];[Variables.B22])"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20" office:value-type="string">
            <text:p>max players</text:p>
          </table:table-cell>
          <table:table-cell table:style-name="ce29"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Crow</text:p>
          </table:table-cell>
          <table:table-cell table:style-name="ce19" office:value-type="string">
            <text:p>time</text:p>
          </table:table-cell>
          <table:table-cell table:style-name="ce29"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9" office:value-type="string">
            <text:p>metal cost</text:p>
          </table:table-cell>
          <table:table-cell table:style-name="ce29"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9" office:value-type="string">
            <text:p>energy cost</text:p>
          </table:table-cell>
          <table:table-cell table:style-name="ce29"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20" office:value-type="string">
            <text:p>zetium cost</text:p>
          </table:table-cell>
          <table:table-cell table:style-name="ce29"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20" office:value-type="string">
            <text:p>armor mod</text:p>
          </table:table-cell>
          <table:table-cell table:style-name="ce29"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20" office:value-type="string">
            <text:p>damage mod</text:p>
          </table:table-cell>
          <table:table-cell table:style-name="ce29"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20" office:value-type="string">
            <text:p>scientists min</text:p>
          </table:table-cell>
          <table:table-cell table:style-name="ce29"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20" office:value-type="string">
            <text:p>war points</text:p>
          </table:table-cell>
          <table:table-cell table:style-name="ce29" table:number-matrix-columns-spanned="11" table:number-matrix-rows-spanned="1" table:formula="of:=TECH_WAR_POINTS([.C426:.M428];[Variables.$B$11:.$B$13];[Variables.$B$22])"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Cyrix</text:p>
          </table:table-cell>
          <table:table-cell table:style-name="ce19"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9"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9"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20"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20" office:value-type="string">
            <text:p>scientists min</text:p>
          </table:table-cell>
          <table:table-cell table:style-name="ce29"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20" office:value-type="string">
            <text:p>war points</text:p>
          </table:table-cell>
          <table:table-cell table:style-name="ce29" table:number-matrix-columns-spanned="11" table:number-matrix-rows-spanned="1" table:formula="of:=TECH_WAR_POINTS([.C435:.M437];[Variables.$B$11:.$B$13];[Variables.$B$22])"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Rhyno</text:p>
          </table:table-cell>
          <table:table-cell table:style-name="ce19"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9"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9"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20"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20" office:value-type="string">
            <text:p>scientists min</text:p>
          </table:table-cell>
          <table:table-cell table:style-name="ce29"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20" office:value-type="string">
            <text:p>war points</text:p>
          </table:table-cell>
          <table:table-cell table:style-name="ce29" table:number-matrix-columns-spanned="11" table:number-matrix-rows-spanned="1" table:formula="of:=TECH_WAR_POINTS([.C444:.M446];[Variables.$B$11:.$B$13];[Variables.$B$22])"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Heavy Flight</text:p>
          </table:table-cell>
          <table:table-cell table:style-name="ce20" office:value-type="string">
            <text:p>time</text:p>
          </table:table-cell>
          <table:table-cell table:style-name="ce29"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1">
            <text:p>1.0000</text:p>
          </table:table-cell>
          <table:table-cell/>
          <table:table-cell table:formula="of:=SUM([Units.$J$62]; [Units.$J$66])" office:value-type="float" office:value="1592.5">
            <office:annotation draw:style-name="gr4" draw:text-style-name="P3" svg:width="1.1413in" svg:height="0.7012in" svg:x="11.7949in" svg:y="2.4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333333">
            <office:annotation draw:style-name="gr4" draw:text-style-name="P3" svg:width="1.1413in" svg:height="0.5457in" svg:x="12.6839in" svg:y="2.4in" draw:caption-point-x="-0.2402in" draw:caption-point-y="0.178in">
              <dc:creator>AŠ</dc:creator>
              <dc:date>2011-04-27T00:00:00</dc:date>
              <text:p text:style-name="P3"><text:span text:style-name="T3">Proportional range from coef</text:span></text:p>
              <text:p text:style-name="P3"><text:span text:style-name="T3"/></text:p>
            </office:annotation>
            <text:p>0.33</text:p>
          </table:table-cell>
          <table:table-cell office:value-type="float" office:value="4">
            <office:annotation draw:style-name="gr4" draw:text-style-name="P3" svg:width="1.1413in" svg:height="0.3902in" svg:x="13.5728in" svg:y="2.4in" draw:caption-point-x="-0.2402in" draw:caption-point-y="0.178in">
              <dc:creator>AŠ</dc:creator>
              <dc:date>2011-04-27T00:00:00</dc:date>
              <text:p text:style-name="P3"><text:span text:style-name="T3">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20" office:value-type="string">
            <text:p>metal cost</text:p>
          </table:table-cell>
          <table:table-cell table:style-name="ce29"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2">
            <text:p>2.0000</text:p>
          </table:table-cell>
          <table:table-cell/>
          <table:table-cell table:formula="of:=SUM([Units.$R$62];[Units.$R$66])" office:value-type="float" office:value="27048">
            <office:annotation draw:style-name="gr4" draw:text-style-name="P3" svg:width="1.1413in" svg:height="0.3902in" svg:x="11.7949in" svg:y="2.3925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20" office:value-type="string">
            <text:p>energy cost</text:p>
          </table:table-cell>
          <table:table-cell table:style-name="ce29"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2">
            <text:p>2.0000</text:p>
          </table:table-cell>
          <table:table-cell/>
          <table:table-cell table:formula="of:=SUM([Units.$S$62];[Units.$S$66])" office:value-type="float" office:value="40122">
            <office:annotation draw:style-name="gr4" draw:text-style-name="P3" svg:width="1.1413in" svg:height="0.3902in" svg:x="11.7949in" svg:y="2.3925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20" office:value-type="string">
            <text:p>zetium cost</text:p>
          </table:table-cell>
          <table:table-cell table:style-name="ce29"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3">
            <office:annotation draw:style-name="gr4" draw:text-style-name="P3" svg:width="1.1413in" svg:height="0.8567in" svg:x="10.0374in" svg:y="2.3925in" draw:caption-point-x="-0.2402in" draw:caption-point-y="0.1854in">
              <dc:creator>AŠ</dc:creator>
              <dc:date>2011-10-21T00:00:00</dc:date>
              <text:p text:style-name="P3"><text:span text:style-name="T3">To increase zetium consumption on technologies.</text:span></text:p>
              <text:p text:style-name="P3"><text:span text:style-name="T3"/></text:p>
            </office:annotation>
            <text:p>3.0000</text:p>
          </table:table-cell>
          <table:table-cell/>
          <table:table-cell table:formula="of:=SUM([Units.$T$62];[Units.$T$66])" office:value-type="float" office:value="4689.6">
            <office:annotation draw:style-name="gr4" draw:text-style-name="P3" svg:width="1.1413in" svg:height="0.3902in" svg:x="11.7949in" svg:y="2.3925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20" office:value-type="string">
            <office:annotation draw:style-name="gr11" draw:text-style-name="P3" svg:width="2.2354in" svg:height="0.9142in" svg:x="2.6311in" svg:y="2.3925in" draw:caption-point-x="-0.2402in" draw:caption-point-y="0.1854in">
              <dc:creator>AŠ</dc:creator>
              <dc:date>2011-04-27T00:00:00</dc:date>
              <text:p text:style-name="P3"><text:span text:style-name="T3">Percentage of flight time decreased for each level.</text:span></text:p>
              <text:p text:style-name="P3"><text:span text:style-name="T3"/></text:p>
              <text:p text:style-name="P3"><text:span text:style-name="T3">Max 35% so we wouldn't get faster than cyrixes.</text:span></text:p>
            </office:annotation>
            <text:p>time decrease</text:p>
          </table:table-cell>
          <table:table-cell table:style-name="ce29"/>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20" office:value-type="string">
            <text:p>scientists min</text:p>
          </table:table-cell>
          <table:table-cell table:style-name="ce29"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20" office:value-type="string">
            <text:p>war points</text:p>
          </table:table-cell>
          <table:table-cell table:style-name="ce29" table:number-matrix-columns-spanned="11" table:number-matrix-rows-spanned="1" table:formula="of:=TECH_WAR_POINTS([.C453:.M455];[Variables.$B$11:.$B$13];[Variables.$B$22])"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7"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 Storage</text:p>
          </table:table-cell>
          <table:table-cell table:style-name="ce20" office:value-type="string">
            <text:p>time</text:p>
          </table:table-cell>
          <table:table-cell table:style-name="ce29"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office:value-type="float" office:value="1">
            <text:p>1.0000</text:p>
          </table:table-cell>
          <table:table-cell/>
          <table:table-cell table:formula="of:=SUM([Units.$J$62]; [Units.$J$66])" office:value-type="float" office:value="1592.5">
            <office:annotation draw:style-name="gr4" draw:text-style-name="P3" svg:width="1.1413in" svg:height="0.7012in" svg:x="11.7949in" svg:y="2.4in" draw:caption-point-x="-0.2402in" draw:caption-point-y="0.178in">
              <dc:creator>AŠ</dc:creator>
              <dc:date>2011-04-27T00:00:00</dc:date>
              <text:p text:style-name="P3"><text:span text:style-name="T3">Sum of build time of mule and rhyno, in minutes.</text:span></text:p>
            </office:annotation>
            <text:p>1592.5</text:p>
          </table:table-cell>
          <table:table-cell office:value-type="float" office:value="0.3">
            <office:annotation draw:style-name="gr4" draw:text-style-name="P3" svg:width="1.1413in" svg:height="0.5457in" svg:x="12.6839in" svg:y="2.4in" draw:caption-point-x="-0.2402in" draw:caption-point-y="0.178in">
              <dc:creator>AŠ</dc:creator>
              <dc:date>2011-04-27T00:00:00</dc:date>
              <text:p text:style-name="P3"><text:span text:style-name="T3">Proportional range from coef</text:span></text:p>
              <text:p text:style-name="P3"><text:span text:style-name="T3"/></text:p>
            </office:annotation>
            <text:p>0.3</text:p>
          </table:table-cell>
          <table:table-cell office:value-type="float" office:value="8">
            <office:annotation draw:style-name="gr4" draw:text-style-name="P3" svg:width="1.1413in" svg:height="0.3902in" svg:x="13.5728in" svg:y="2.4in" draw:caption-point-x="-0.2402in" draw:caption-point-y="0.178in">
              <dc:creator>AŠ</dc:creator>
              <dc:date>2011-04-27T00:00:00</dc:date>
              <text:p text:style-name="P3"><text:span text:style-name="T3">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20" office:value-type="string">
            <text:p>metal cost</text:p>
          </table:table-cell>
          <table:table-cell table:style-name="ce29"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3]*1.25" office:value-type="float" office:value="2.5">
            <text:p>2.5000</text:p>
          </table:table-cell>
          <table:table-cell/>
          <table:table-cell table:formula="of:=SUM([Units.$R$62];[Units.$R$66])" office:value-type="float" office:value="27048">
            <office:annotation draw:style-name="gr4" draw:text-style-name="P3" svg:width="1.1413in" svg:height="0.3902in" svg:x="11.7949in" svg:y="2.3925in" draw:caption-point-x="-0.2402in" draw:caption-point-y="0.1854in">
              <dc:creator>AŠ</dc:creator>
              <dc:date>2011-04-27T00:00:00</dc:date>
              <text:p text:style-name="P3"><text:span text:style-name="T3">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20" office:value-type="string">
            <text:p>energy cost</text:p>
          </table:table-cell>
          <table:table-cell table:style-name="ce29"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4]*1.25" office:value-type="float" office:value="2.5">
            <text:p>2.5000</text:p>
          </table:table-cell>
          <table:table-cell/>
          <table:table-cell table:formula="of:=SUM([Units.$S$62];[Units.$S$66])" office:value-type="float" office:value="40122">
            <office:annotation draw:style-name="gr4" draw:text-style-name="P3" svg:width="1.1413in" svg:height="0.3902in" svg:x="11.7949in" svg:y="2.3925in" draw:caption-point-x="-0.2402in" draw:caption-point-y="0.1854in">
              <dc:creator>AŠ</dc:creator>
              <dc:date>2011-04-27T00:00:00</dc:date>
              <text:p text:style-name="P3"><text:span text:style-name="T3">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20" office:value-type="string">
            <text:p>zetium cost</text:p>
          </table:table-cell>
          <table:table-cell table:style-name="ce29"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8" table:formula="of:=[.M455]*1.25" office:value-type="float" office:value="3.75">
            <office:annotation draw:style-name="gr4" draw:text-style-name="P3" svg:width="1.1413in" svg:height="0.7012in" svg:x="10.0374in" svg:y="2.3925in" draw:caption-point-x="-0.2402in" draw:caption-point-y="0.1854in">
              <dc:creator>AŠ</dc:creator>
              <dc:date>2011-10-21T00:00:00</dc:date>
              <text:p text:style-name="P3"><text:span text:style-name="T3">To increase zetium consumption on technologies.</text:span></text:p>
            </office:annotation>
            <text:p>3.7500</text:p>
          </table:table-cell>
          <table:table-cell/>
          <table:table-cell table:formula="of:=SUM([Units.$T$62];[Units.$T$66])" office:value-type="float" office:value="4689.6">
            <office:annotation draw:style-name="gr4" draw:text-style-name="P3" svg:width="1.1413in" svg:height="0.3902in" svg:x="11.7949in" svg:y="2.3925in" draw:caption-point-x="-0.2402in" draw:caption-point-y="0.1854in">
              <dc:creator>AŠ</dc:creator>
              <dc:date>2011-04-27T00:00:00</dc:date>
              <text:p text:style-name="P3"><text:span text:style-name="T3">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20" office:value-type="string">
            <text:p>storage mod</text:p>
          </table:table-cell>
          <table:table-cell table:style-name="ce29"/>
          <table:table-cell office:value-type="float" office:value="35">
            <text:p>35</text:p>
          </table:table-cell>
          <table:table-cell table:number-columns-repeated="8"/>
          <table:table-cell table:style-name="ce28"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20" office:value-type="string">
            <text:p>scientists min</text:p>
          </table:table-cell>
          <table:table-cell table:style-name="ce29"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20" office:value-type="string">
            <text:p>war points</text:p>
          </table:table-cell>
          <table:table-cell table:style-name="ce29" table:number-matrix-columns-spanned="11" table:number-matrix-rows-spanned="1" table:formula="of:=TECH_WAR_POINTS([.C461:.M463];[Variables.$B$11:.$B$13];[Variables.$B$22])"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Dart</text:p>
          </table:table-cell>
          <table:table-cell table:style-name="ce19"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9"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9"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20"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20" office:value-type="string">
            <text:p>scientists min</text:p>
          </table:table-cell>
          <table:table-cell table:style-name="ce29"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20" office:value-type="string">
            <text:p>war points</text:p>
          </table:table-cell>
          <table:table-cell table:style-name="ce29" table:number-matrix-columns-spanned="11" table:number-matrix-rows-spanned="1" table:formula="of:=TECH_WAR_POINTS([.C469:.M471];[Variables.$B$11:.$B$13];[Variables.$B$22])"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Avenger</text:p>
          </table:table-cell>
          <table:table-cell table:style-name="ce19"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9"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9"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20"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20" office:value-type="string">
            <text:p>scientists min</text:p>
          </table:table-cell>
          <table:table-cell table:style-name="ce29"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20" office:value-type="string">
            <text:p>war points</text:p>
          </table:table-cell>
          <table:table-cell table:style-name="ce29" table:number-matrix-columns-spanned="11" table:number-matrix-rows-spanned="1" table:formula="of:=TECH_WAR_POINTS([.C478:.M480];[Variables.$B$11:.$B$13];[Variables.$B$22])"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Jumper</text:p>
          </table:table-cell>
          <table:table-cell table:style-name="ce19" office:value-type="string">
            <office:annotation draw:style-name="gr4" draw:text-style-name="P3" svg:width="1.1413in" svg:height="0.2346in" svg:x="2.6311in" svg:y="2.3925in" draw:caption-point-x="-0.2402in" draw:caption-point-y="0.1854in">
              <dc:creator>AŠ</dc:creator>
              <dc:date>2011-04-04T00:00:00</dc:date>
              <text:p text:style-name="P3"><text:span text:style-name="T3">1,5x Crow time</text:span></text:p>
            </office:annotation>
            <text:p>time</text:p>
          </table:table-cell>
          <table:table-cell table:style-name="ce29"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9" office:value-type="string">
            <office:annotation draw:style-name="gr4" draw:text-style-name="P3" svg:width="1.1413in" svg:height="0.7012in" svg:x="2.6311in" svg:y="2.3925in" draw:caption-point-x="-0.2402in" draw:caption-point-y="0.1854in">
              <dc:creator>AŠ</dc:creator>
              <dc:date>2011-04-04T00:00:00</dc:date>
              <text:p text:style-name="P3"><text:span text:style-name="T3">15x jumper</text:span></text:p>
              <text:p text:style-name="P3"><text:span text:style-name="T3"/></text:p>
              <text:p text:style-name="P3"><text:span text:style-name="T3">Same for all other properties.</text:span></text:p>
            </office:annotation>
            <text:p>metal cost</text:p>
          </table:table-cell>
          <table:table-cell table:style-name="ce29"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9" office:value-type="string">
            <text:p>energy cost</text:p>
          </table:table-cell>
          <table:table-cell table:style-name="ce29"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20" office:value-type="string">
            <text:p>zetium cost</text:p>
          </table:table-cell>
          <table:table-cell table:style-name="ce29"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20" office:value-type="string">
            <office:annotation draw:style-name="gr4" draw:text-style-name="P3" svg:width="1.1413in" svg:height="0.3902in" svg:x="2.6311in" svg:y="2.3925in" draw:caption-point-x="-0.2402in" draw:caption-point-y="0.1854in">
              <dc:creator>AŠ</dc:creator>
              <dc:date>2011-04-04T00:00:00</dc:date>
              <text:p text:style-name="P3"><text:span text:style-name="T3">1,5x Crow scientists</text:span></text:p>
            </office:annotation>
            <text:p>scientists min</text:p>
          </table:table-cell>
          <table:table-cell table:style-name="ce29"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8"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20" office:value-type="string">
            <text:p>war points</text:p>
          </table:table-cell>
          <table:table-cell table:style-name="ce29" table:number-matrix-columns-spanned="11" table:number-matrix-rows-spanned="1" table:formula="of:=TECH_WAR_POINTS([.C487:.M489];[Variables.$B$11:.$B$13];[Variables.$B$22])"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s Armor</text:p>
          </table:table-cell>
          <table:table-cell table:style-name="ce19" office:value-type="string">
            <text:p>time</text:p>
          </table:table-cell>
          <table:table-cell table:style-name="ce29"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9" office:value-type="string">
            <text:p>metal cost</text:p>
          </table:table-cell>
          <table:table-cell table:style-name="ce29"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9" office:value-type="string">
            <text:p>energy cost</text:p>
          </table:table-cell>
          <table:table-cell table:style-name="ce29"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20" office:value-type="string">
            <text:p>zetium cost</text:p>
          </table:table-cell>
          <table:table-cell table:style-name="ce29"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20" office:value-type="string">
            <text:p>armor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20" office:value-type="string">
            <text:p>scientists min</text:p>
          </table:table-cell>
          <table:table-cell table:style-name="ce29"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20" office:value-type="string">
            <text:p>war points</text:p>
          </table:table-cell>
          <table:table-cell table:style-name="ce29" table:number-matrix-columns-spanned="11" table:number-matrix-rows-spanned="1" table:formula="of:=TECH_WAR_POINTS([.C494:.M496];[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office:value-type="string">
            <text:p>T Ships Damage</text:p>
          </table:table-cell>
          <table:table-cell table:style-name="ce19" office:value-type="string">
            <text:p>time</text:p>
          </table:table-cell>
          <table:table-cell table:style-name="ce29"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9" office:value-type="string">
            <text:p>metal cost</text:p>
          </table:table-cell>
          <table:table-cell table:style-name="ce29"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9" office:value-type="string">
            <text:p>energy cost</text:p>
          </table:table-cell>
          <table:table-cell table:style-name="ce29"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20" office:value-type="string">
            <text:p>zetium cost</text:p>
          </table:table-cell>
          <table:table-cell table:style-name="ce29"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20" office:value-type="string">
            <office:annotation draw:style-name="gr4" draw:text-style-name="P3" svg:width="1.1413in" svg:height="0.2346in" svg:x="2.6311in" svg:y="2.3925in" draw:caption-point-x="-0.2402in" draw:caption-point-y="0.1854in">
              <dc:creator>AŠ</dc:creator>
              <dc:date>2011-03-08T00:00:00</dc:date>
              <text:p text:style-name="P3"><text:span text:style-name="T3">2x armor mod</text:span></text:p>
            </office:annotation>
            <text:p>damage mod</text:p>
          </table:table-cell>
          <table:table-cell table:style-name="ce29"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20" office:value-type="string">
            <text:p>scientists min</text:p>
          </table:table-cell>
          <table:table-cell table:style-name="ce29"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20" office:value-type="string">
            <text:p>war points</text:p>
          </table:table-cell>
          <table:table-cell table:style-name="ce29" table:number-matrix-columns-spanned="11" table:number-matrix-rows-spanned="1" table:formula="of:=TECH_WAR_POINTS([.C502:.M504];[Variables.$B$11:.$B$13];[Variables.$B$22])"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Ground Factory</text:p>
          </table:table-cell>
          <table:table-cell table:style-name="ce19" office:value-type="string">
            <office:annotation draw:style-name="gr4" draw:text-style-name="P3" svg:width="1.1413in" svg:height="0.3902in" svg:x="2.6311in" svg:y="2.3925in" draw:caption-point-x="-0.2402in" draw:caption-point-y="0.1854in">
              <dc:creator>AŠ</dc:creator>
              <dc:date>2011-01-02T00:00:00</dc:date>
              <text:p text:style-name="P3"><text:span text:style-name="T3">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8"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9"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8"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9"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8"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20"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8"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20" office:value-type="string">
            <text:p>scientists min</text:p>
          </table:table-cell>
          <table:table-cell table:style-name="ce29"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20" office:value-type="string">
            <text:p>war points</text:p>
          </table:table-cell>
          <table:table-cell table:style-name="ce29" table:number-matrix-columns-spanned="11" table:number-matrix-rows-spanned="1" table:formula="of:=TECH_WAR_POINTS([.C510:.M512];[Variables.$B$11:.$B$13];[Variables.$B$22])"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anks Armor</text:p>
          </table:table-cell>
          <table:table-cell table:style-name="ce19"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9"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9"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20"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20"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20"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20" office:value-type="string">
            <text:p>war points</text:p>
          </table:table-cell>
          <table:table-cell table:style-name="ce29" table:number-matrix-columns-spanned="11" table:number-matrix-rows-spanned="1" table:formula="of:=TECH_WAR_POINTS([.C517:.M519];[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Tanks Damage</text:p>
          </table:table-cell>
          <table:table-cell table:style-name="ce19"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9"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9"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20"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20" office:value-type="string">
            <office:annotation draw:style-name="gr4" draw:text-style-name="P3" svg:width="1.1413in" svg:height="0.2346in" svg:x="2.6311in" svg:y="2.3846in" draw:caption-point-x="-0.2402in" draw:caption-point-y="0.1933in">
              <dc:creator>AŠ</dc:creator>
              <dc:date>2011-03-08T00:00:00</dc:date>
              <text:p text:style-name="P3"><text:span text:style-name="T3">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20"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20" office:value-type="string">
            <text:p>war points</text:p>
          </table:table-cell>
          <table:table-cell table:style-name="ce29" table:number-matrix-columns-spanned="11" table:number-matrix-rows-spanned="1" table:formula="of:=TECH_WAR_POINTS([.C525:.M527];[Variables.$B$11:.$B$13];[Variables.$B$22])"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number-columns-repeated="10"/>
          <table:table-cell table:style-name="ce28"/>
          <table:table-cell table:number-columns-repeated="1011"/>
        </table:table-row>
        <table:table-row table:style-name="ro1" table:visibility="filter">
          <table:table-cell office:value-type="string">
            <text:p>T Scorpion</text:p>
          </table:table-cell>
          <table:table-cell table:style-name="ce19"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9"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9"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20" office:value-type="string">
            <text:p>scientists min</text:p>
          </table:table-cell>
          <table:table-cell table:style-name="ce29"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20" office:value-type="string">
            <text:p>war points</text:p>
          </table:table-cell>
          <table:table-cell table:style-name="ce29" table:number-matrix-columns-spanned="11" table:number-matrix-rows-spanned="1" table:formula="of:=TECH_WAR_POINTS([.C533:.M535];[Variables.$B$11:.$B$13];[Variables.$B$22])"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2"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MDH</text:p>
          </table:table-cell>
          <table:table-cell table:style-name="ce19"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table-cell office:value-type="float" office:value="3.5">
            <office:annotation draw:style-name="gr4" draw:text-style-name="P3" svg:width="1.1413in" svg:height="0.3902in" svg:x="11.7949in" svg:y="1.9736in" draw:caption-point-x="-0.2402in" draw:caption-point-y="0.6043in">
              <dc:creator>AŠ</dc:creator>
              <dc:date>2011-06-27T00:00:00</dc:date>
              <text:p text:style-name="P3"><text:span text:style-name="T3">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9"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9"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20"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0"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20"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20" office:value-type="string">
            <text:p>scientists min</text:p>
          </table:table-cell>
          <table:table-cell table:style-name="ce29"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20" office:value-type="string">
            <text:p>war points</text:p>
          </table:table-cell>
          <table:table-cell table:style-name="ce29" table:number-matrix-columns-spanned="11" table:number-matrix-rows-spanned="1" table:formula="of:=TECH_WAR_POINTS([.C542:.M544];[Variables.$B$11:.$B$13];[Variables.$B$22])"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9" table:visibility="filter">
          <table:table-cell/>
          <table:table-cell table:style-name="ce19"/>
          <table:table-cell table:number-columns-repeated="10"/>
          <table:table-cell table:style-name="ce28"/>
          <table:table-cell table:number-columns-repeated="1011"/>
        </table:table-row>
        <table:table-row table:style-name="ro1" table:visibility="filter">
          <table:table-cell office:value-type="string">
            <text:p>T Azure</text:p>
          </table:table-cell>
          <table:table-cell table:style-name="ce19"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9"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9"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20"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0"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20"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20" office:value-type="string">
            <text:p>scientists min</text:p>
          </table:table-cell>
          <table:table-cell table:style-name="ce29"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20" office:value-type="string">
            <text:p>war points</text:p>
          </table:table-cell>
          <table:table-cell table:style-name="ce29" table:number-matrix-columns-spanned="11" table:number-matrix-rows-spanned="1" table:formula="of:=TECH_WAR_POINTS([.C551:.M553];[Variables.$B$11:.$B$13];[Variables.$B$22])"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4" table:visibility="filter">
          <table:table-cell/>
          <table:table-cell table:style-name="ce20"/>
          <table:table-cell table:style-name="ce29"/>
          <table:table-cell table:number-columns-repeated="9"/>
          <table:table-cell table:style-name="ce28"/>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9" office:value-type="string">
            <text:p>time</text:p>
          </table:table-cell>
          <table:table-cell table:style-name="ce29"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9" office:value-type="string">
            <text:p>metal cost</text:p>
          </table:table-cell>
          <table:table-cell table:style-name="ce29"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9" office:value-type="string">
            <text:p>energy cost</text:p>
          </table:table-cell>
          <table:table-cell table:style-name="ce29"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zetium cost</text:p>
          </table:table-cell>
          <table:table-cell table:style-name="ce29"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armor mod</text:p>
          </table:table-cell>
          <table:table-cell table:style-name="ce29"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damage mod</text:p>
          </table:table-cell>
          <table:table-cell table:style-name="ce29"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20" office:value-type="string">
            <text:p>scientists min</text:p>
          </table:table-cell>
          <table:table-cell table:style-name="ce29"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8"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20" office:value-type="string">
            <text:p>war points</text:p>
          </table:table-cell>
          <table:table-cell table:number-matrix-columns-spanned="11" table:number-matrix-rows-spanned="1" table:formula="of:=TECH_WAR_POINTS([.C560:.M562];[Variables.B11:.B13];[Variables.B22])"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9" office:value-type="float" office:value="10">
            <text:p>10</text:p>
          </table:table-cell>
          <table:table-cell office:value-type="string" office:string-value="level">
            <text:p>level</text:p>
          </table:table-cell>
          <table:table-cell table:style-name="ce28" office:value-type="float" office:value="1">
            <text:p>1.0000</text:p>
          </table:table-cell>
          <table:table-cell table:number-columns-repeated="1011"/>
        </table:table-row>
        <table:table-row table:style-name="ro1" table:visibility="filter">
          <table:table-cell/>
          <table:table-cell table:style-name="ce19"/>
          <table:table-cell table:number-columns-repeated="8"/>
          <table:table-cell table:style-name="ce19"/>
          <table:table-cell/>
          <table:table-cell table:style-name="ce28"/>
          <table:table-cell table:number-columns-repeated="1011"/>
        </table:table-row>
        <table:table-row table:style-name="ro1" table:visibility="filter">
          <table:table-cell/>
          <table:table-cell table:style-name="ce19"/>
          <table:table-cell table:number-columns-repeated="1022"/>
        </table:table-row>
        <table:table-row table:style-name="ro1" table:visibility="filter" table:number-rows-repeated="3">
          <table:table-cell/>
          <table:table-cell table:style-name="ce19"/>
          <table:table-cell table:number-columns-repeated="8"/>
          <table:table-cell table:style-name="ce19"/>
          <table:table-cell/>
          <table:table-cell table:style-name="ce28"/>
          <table:table-cell table:number-columns-repeated="1011"/>
        </table:table-row>
        <table:table-row table:style-name="ro2" table:visibility="filter">
          <table:table-cell table:style-name="ce10"/>
          <table:table-cell table:style-name="ce21" table:number-columns-repeated="11"/>
          <table:table-cell table:style-name="ce57"/>
          <table:table-cell table:number-columns-repeated="1011"/>
        </table:table-row>
        <table:table-row table:style-name="ro12">
          <table:table-cell table:style-name="ce11" office:value-type="string">
            <text:p>table_end</text:p>
          </table:table-cell>
          <table:table-cell table:style-name="ce22" table:number-columns-repeated="10"/>
          <table:table-cell table:style-name="ce55" table:number-columns-repeated="1013"/>
        </table:table-row>
        <table:table-row table:style-name="ro6">
          <table:table-cell table:number-columns-repeated="8"/>
          <table:table-cell table:style-name="ce45" table:number-columns-repeated="5"/>
          <table:table-cell table:number-columns-repeated="1011"/>
        </table:table-row>
        <table:table-row table:style-name="ro3">
          <table:table-cell table:style-name="ce12" office:value-type="string">
            <text:p>table_filter</text:p>
          </table:table-cell>
          <table:table-cell table:style-name="ce23" table:formula="of:=[.A1]" office:value-type="string" office:string-value="Pavadinimas" table:number-columns-spanned="4" table:number-rows-spanned="1">
            <text:p>Pavadinimas</text:p>
          </table:table-cell>
          <table:covered-table-cell table:number-columns-repeated="3" table:style-name="ce31"/>
          <table:table-cell table:style-name="ce38" office:value-type="string" table:number-columns-spanned="4" table:number-rows-spanned="1">
            <text:p>Atributas</text:p>
          </table:table-cell>
          <table:covered-table-cell table:number-columns-repeated="2" table:style-name="ce31"/>
          <table:covered-table-cell table:style-name="ce47"/>
          <table:table-cell table:style-name="ce45">
            <draw:control table:end-cell-address="Main.L577" table:end-x="0.7685in" table:end-y="0.0287in" draw:z-index="1" draw:text-style-name="P2" svg:width="1.7713in" svg:height="0.2433in" svg:x="0.3394in" svg:y="0.152in" draw:control="control1"/>
          </table:table-cell>
          <table:table-cell table:style-name="ce45" office:value-type="string">
            <text:p><text:s/></text:p>
          </table:table-cell>
          <table:table-cell table:style-name="ce45" table:number-columns-repeated="2"/>
          <table:table-cell table:number-columns-repeated="1011"/>
        </table:table-row>
        <table:table-row table:style-name="ro3">
          <table:table-cell table:style-name="ce13" office:value-type="string">
            <text:p>Filtruoti pagal:</text:p>
          </table:table-cell>
          <table:table-cell table:style-name="ce24" table:content-validation-name="val1" office:value-type="string" table:number-columns-spanned="4" table:number-rows-spanned="1">
            <text:p>B Healing Center</text:p>
          </table:table-cell>
          <table:covered-table-cell table:number-columns-repeated="3" table:style-name="ce32"/>
          <table:table-cell table:style-name="ce39" table:content-validation-name="val2" office:value-type="string" table:number-columns-spanned="4" table:number-rows-spanned="1">
            <text:p>energy rate</text:p>
          </table:table-cell>
          <table:covered-table-cell table:style-name="ce32"/>
          <table:covered-table-cell table:style-name="ce43"/>
          <table:covered-table-cell table:style-name="ce48"/>
          <table:table-cell table:style-name="ce45" table:number-columns-repeated="3"/>
          <table:table-cell table:number-columns-repeated="1012"/>
        </table:table-row>
        <table:table-row table:style-name="ro3">
          <table:table-cell table:style-name="ce14"/>
          <table:table-cell table:style-name="ce25" table:content-validation-name="val1" office:value-type="string" table:number-columns-spanned="4" table:number-rows-spanned="1">
            <text:p>T Building Repair</text:p>
          </table:table-cell>
          <table:covered-table-cell table:number-columns-repeated="3" table:style-name="ce21"/>
          <table:table-cell table:style-name="ce40" table:content-validation-name="val2" office:value-type="string" table:number-columns-spanned="4" table:number-rows-spanned="1">
            <text:p>energy rate</text:p>
          </table:table-cell>
          <table:covered-table-cell table:style-name="ce21"/>
          <table:covered-table-cell table:style-name="ce44"/>
          <table:covered-table-cell table:style-name="ce49"/>
          <table:table-cell table:style-name="ce45" table:number-columns-repeated="3"/>
          <table:table-cell table:number-columns-repeated="1012"/>
        </table:table-row>
        <table:table-row table:style-name="ro3">
          <table:table-cell table:style-name="Default"/>
          <table:table-cell table:number-columns-repeated="6"/>
          <table:table-cell table:style-name="ce45" table:number-columns-repeated="2"/>
          <table:table-cell table:style-name="ce45">
            <draw:control table:end-cell-address="Main.L579" table:end-x="0.8551in" table:end-y="0.1106in" draw:z-index="2" draw:text-style-name="P2" svg:width="1.8488in" svg:height="0.2748in" svg:x="0.3484in" svg:y="0.0193in" draw:control="control2"/>
          </table:table-cell>
          <table:table-cell table:style-name="ce45" table:number-columns-repeated="2"/>
          <table:table-cell table:number-columns-repeated="1012"/>
        </table:table-row>
        <table:table-row table:style-name="ro13">
          <table:table-cell table:style-name="ce15" office:value-type="string">
            <text:p>Level</text:p>
          </table:table-cell>
          <table:table-cell table:style-name="ce26" office:value-type="string">
            <text:p>const (a)</text:p>
          </table:table-cell>
          <table:table-cell table:style-name="ce26" office:value-type="string">
            <text:p>lin (b)</text:p>
          </table:table-cell>
          <table:table-cell table:style-name="ce26"/>
          <table:table-cell table:style-name="ce26" office:value-type="string" table:number-columns-spanned="2" table:number-rows-spanned="1">
            <text:p>pow (c)</text:p>
          </table:table-cell>
          <table:covered-table-cell table:style-name="ce41"/>
          <table:table-cell table:style-name="ce42"/>
          <table:table-cell table:style-name="ce26" office:value-type="string" table:number-columns-spanned="2" table:number-rows-spanned="1">
            <text:p>exp (d)</text:p>
          </table:table-cell>
          <table:covered-table-cell table:style-name="ce50"/>
          <table:table-cell table:style-name="ce50"/>
          <table:table-cell table:style-name="ce51" office:value-type="string">
            <text:p>sec</text:p>
          </table:table-cell>
          <table:table-cell table:style-name="ce26" office:value-type="string">
            <text:p>minutes</text:p>
          </table:table-cell>
          <table:table-cell table:style-name="ce26" office:value-type="string">
            <text:p>hours</text:p>
          </table:table-cell>
          <table:table-cell table:style-name="ce26" office:value-type="string">
            <text:p>days</text:p>
          </table:table-cell>
          <table:table-cell office:value-type="string">
            <text:p>Rel. change</text:p>
          </table:table-cell>
          <table:table-cell table:number-columns-repeated="1009"/>
        </table:table-row>
        <table:table-row table:style-name="ro14">
          <table:table-cell table:style-name="ce15" office:value-type="string">
            <text:p>Coeficients</text:p>
          </table:table-cell>
          <table:table-cell table:style-name="ce26" table:number-matrix-columns-spanned="11" table:number-matrix-rows-spanned="1" table:formula="of:=FILTER_COEFS([.$A$2:.$M$572]; [.B576];[.F576])">
            <text:p/>
          </table:table-cell>
          <table:table-cell table:style-name="ce26">
            <text:p/>
          </table:table-cell>
          <table:table-cell table:style-name="ce26">
            <text:p/>
          </table:table-cell>
          <table:table-cell table:style-name="ce26">
            <text:p/>
          </table:table-cell>
          <table:table-cell table:style-name="ce26">
            <text:p/>
          </table:table-cell>
          <table:table-cell table:style-name="ce42">
            <text:p/>
          </table:table-cell>
          <table:table-cell table:style-name="ce26">
            <text:p/>
          </table:table-cell>
          <table:table-cell table:style-name="ce42">
            <text:p/>
          </table:table-cell>
          <table:table-cell table:style-name="ce50">
            <text:p/>
          </table:table-cell>
          <table:table-cell table:style-name="ce51">
            <text:p/>
          </table:table-cell>
          <table:table-cell table:style-name="ce26">
            <text:p/>
          </table:table-cell>
          <table:table-cell table:style-name="ce26" table:number-columns-repeated="2"/>
          <table:table-cell table:number-columns-repeated="1010"/>
        </table:table-row>
        <table:table-row table:style-name="ro1">
          <table:table-cell table:style-name="ce16" office:value-type="string">
            <text:p>1</text:p>
          </table:table-cell>
          <table:table-cell table:formula="of:=[.$B$580]">
            <text:p/>
          </table:table-cell>
          <table:table-cell table:style-name="ce33"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52" table:formula="of:=SFJOIN([.B581];[.C581];[.E581];[.H581];[.$L$580]) * IF([.$K$580] = &quot;level&quot;; [.A581]; 1)" office:value-type="float" office:value="0">
            <text:p>0.0000</text:p>
          </table:table-cell>
          <table:table-cell table:style-name="ce52" table:formula="of:=IF([.$K$580]=1; [.$K581]*60; [.$K581]/60)" office:value-type="float" office:value="0">
            <text:p>0.0000</text:p>
          </table:table-cell>
          <table:table-cell table:style-name="ce58" table:formula="of:=IF([.$K$580]=1; [.$K581]*60*60; [.$K581]/60/60)" office:value-type="float" office:value="0">
            <text:p>0.0000</text:p>
          </table:table-cell>
          <table:table-cell table:style-name="ce58" table:formula="of:=IF([.$K$580]=1; [.$K581]*60*60*24; [.$K581]/60/60/24)" office:value-type="float" office:value="0">
            <text:p>0.0000</text:p>
          </table:table-cell>
          <table:table-cell table:number-columns-repeated="1010"/>
        </table:table-row>
        <table:table-row table:style-name="ro1">
          <table:table-cell table:style-name="ce16" office:value-type="string">
            <text:p>2</text:p>
          </table:table-cell>
          <table:table-cell table:formula="of:=[.$B$580]">
            <text:p/>
          </table:table-cell>
          <table:table-cell table:style-name="ce33" table:formula="of:=SFLINEAR([.$A582]; [.$C$580]; [.$D$580])" office:value-type="float" office:value="0">
            <text:p>0.0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52" table:formula="of:=SFJOIN([.B582];[.C582];[.E582];[.H582];[.$L$580]) * IF([.$K$580] = &quot;level&quot;; [.A582]; 1)" office:value-type="float" office:value="0">
            <text:p>0.0000</text:p>
          </table:table-cell>
          <table:table-cell table:style-name="ce52" table:formula="of:=IF([.$K$580]=1; [.$K582]*60; [.$K582]/60)" office:value-type="float" office:value="0">
            <text:p>0.0000</text:p>
          </table:table-cell>
          <table:table-cell table:style-name="ce58" table:formula="of:=IF([.$K$580]=1; [.$K582]*60*60; [.$K582]/60/60)" office:value-type="float" office:value="0">
            <text:p>0.0000</text:p>
          </table:table-cell>
          <table:table-cell table:style-name="ce58" table:formula="of:=IF([.$K$580]=1; [.$K582]*60*60*24; [.$K582]/60/60/24)" office:value-type="float" office:value="0">
            <text:p>0.0000</text:p>
          </table:table-cell>
          <table:table-cell table:formula="of:=[.K582]/[.K581]" office:value-type="float" office:value="0">
            <text:p>#DIV/0!</text:p>
          </table:table-cell>
          <table:table-cell table:number-columns-repeated="1009"/>
        </table:table-row>
        <table:table-row table:style-name="ro1">
          <table:table-cell table:style-name="ce16" office:value-type="string">
            <text:p>3</text:p>
          </table:table-cell>
          <table:table-cell table:formula="of:=[.$B$580]">
            <text:p/>
          </table:table-cell>
          <table:table-cell table:style-name="ce33" table:formula="of:=SFLINEAR([.$A583]; [.$C$580]; [.$D$580])" office:value-type="float" office:value="0">
            <text:p>0.0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52" table:formula="of:=SFJOIN([.B583];[.C583];[.E583];[.H583];[.$L$580]) * IF([.$K$580] = &quot;level&quot;; [.A583]; 1)" office:value-type="float" office:value="0">
            <text:p>0.0000</text:p>
          </table:table-cell>
          <table:table-cell table:style-name="ce52" table:formula="of:=IF([.$K$580]=1; [.$K583]*60; [.$K583]/60)" office:value-type="float" office:value="0">
            <text:p>0.0000</text:p>
          </table:table-cell>
          <table:table-cell table:style-name="ce58" table:formula="of:=IF([.$K$580]=1; [.$K583]*60*60; [.$K583]/60/60)" office:value-type="float" office:value="0">
            <text:p>0.0000</text:p>
          </table:table-cell>
          <table:table-cell table:style-name="ce58" table:formula="of:=IF([.$K$580]=1; [.$K583]*60*60*24; [.$K583]/60/60/24)" office:value-type="float" office:value="0">
            <text:p>0.0000</text:p>
          </table:table-cell>
          <table:table-cell table:formula="of:=[.K583]/[.K582]" office:value-type="float" office:value="0">
            <text:p>#DIV/0!</text:p>
          </table:table-cell>
          <table:table-cell table:number-columns-repeated="1009"/>
        </table:table-row>
        <table:table-row table:style-name="ro1">
          <table:table-cell table:style-name="ce16" office:value-type="string">
            <text:p>4</text:p>
          </table:table-cell>
          <table:table-cell table:formula="of:=[.$B$580]">
            <text:p/>
          </table:table-cell>
          <table:table-cell table:style-name="ce33" table:formula="of:=SFLINEAR([.$A584]; [.$C$580]; [.$D$580])" office:value-type="float" office:value="0">
            <text:p>0.0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52" table:formula="of:=SFJOIN([.B584];[.C584];[.E584];[.H584];[.$L$580]) * IF([.$K$580] = &quot;level&quot;; [.A584]; 1)" office:value-type="float" office:value="0">
            <text:p>0.0000</text:p>
          </table:table-cell>
          <table:table-cell table:style-name="ce52" table:formula="of:=IF([.$K$580]=1; [.$K584]*60; [.$K584]/60)" office:value-type="float" office:value="0">
            <text:p>0.0000</text:p>
          </table:table-cell>
          <table:table-cell table:style-name="ce58" table:formula="of:=IF([.$K$580]=1; [.$K584]*60*60; [.$K584]/60/60)" office:value-type="float" office:value="0">
            <text:p>0.0000</text:p>
          </table:table-cell>
          <table:table-cell table:style-name="ce58" table:formula="of:=IF([.$K$580]=1; [.$K584]*60*60*24; [.$K584]/60/60/24)" office:value-type="float" office:value="0">
            <text:p>0.0000</text:p>
          </table:table-cell>
          <table:table-cell table:formula="of:=[.K584]/[.K583]" office:value-type="float" office:value="0">
            <text:p>#DIV/0!</text:p>
          </table:table-cell>
          <table:table-cell table:number-columns-repeated="1009"/>
        </table:table-row>
        <table:table-row table:style-name="ro1">
          <table:table-cell table:style-name="ce16" office:value-type="string">
            <text:p>5</text:p>
          </table:table-cell>
          <table:table-cell table:formula="of:=[.$B$580]">
            <text:p/>
          </table:table-cell>
          <table:table-cell table:style-name="ce33" table:formula="of:=SFLINEAR([.$A585]; [.$C$580]; [.$D$580])" office:value-type="float" office:value="0">
            <text:p>0.0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52" table:formula="of:=SFJOIN([.B585];[.C585];[.E585];[.H585];[.$L$580]) * IF([.$K$580] = &quot;level&quot;; [.A585]; 1)" office:value-type="float" office:value="0">
            <text:p>0.0000</text:p>
          </table:table-cell>
          <table:table-cell table:style-name="ce52" table:formula="of:=IF([.$K$580]=1; [.$K585]*60; [.$K585]/60)" office:value-type="float" office:value="0">
            <text:p>0.0000</text:p>
          </table:table-cell>
          <table:table-cell table:style-name="ce58" table:formula="of:=IF([.$K$580]=1; [.$K585]*60*60; [.$K585]/60/60)" office:value-type="float" office:value="0">
            <text:p>0.0000</text:p>
          </table:table-cell>
          <table:table-cell table:style-name="ce58" table:formula="of:=IF([.$K$580]=1; [.$K585]*60*60*24; [.$K585]/60/60/24)" office:value-type="float" office:value="0">
            <text:p>0.0000</text:p>
          </table:table-cell>
          <table:table-cell table:formula="of:=[.K585]/[.K584]" office:value-type="float" office:value="0">
            <text:p>#DIV/0!</text:p>
          </table:table-cell>
          <table:table-cell table:number-columns-repeated="1009"/>
        </table:table-row>
        <table:table-row table:style-name="ro1">
          <table:table-cell table:style-name="ce16" office:value-type="string">
            <text:p>6</text:p>
          </table:table-cell>
          <table:table-cell table:formula="of:=[.$B$580]">
            <text:p/>
          </table:table-cell>
          <table:table-cell table:style-name="ce33" table:formula="of:=SFLINEAR([.$A586]; [.$C$580]; [.$D$580])" office:value-type="float" office:value="0">
            <text:p>0.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52" table:formula="of:=SFJOIN([.B586];[.C586];[.E586];[.H586];[.$L$580]) * IF([.$K$580] = &quot;level&quot;; [.A586]; 1)" office:value-type="float" office:value="0">
            <text:p>0.0000</text:p>
          </table:table-cell>
          <table:table-cell table:style-name="ce52" table:formula="of:=IF([.$K$580]=1; [.$K586]*60; [.$K586]/60)" office:value-type="float" office:value="0">
            <text:p>0.0000</text:p>
          </table:table-cell>
          <table:table-cell table:style-name="ce58" table:formula="of:=IF([.$K$580]=1; [.$K586]*60*60; [.$K586]/60/60)" office:value-type="float" office:value="0">
            <text:p>0.0000</text:p>
          </table:table-cell>
          <table:table-cell table:style-name="ce58" table:formula="of:=IF([.$K$580]=1; [.$K586]*60*60*24; [.$K586]/60/60/24)" office:value-type="float" office:value="0">
            <text:p>0.0000</text:p>
          </table:table-cell>
          <table:table-cell table:formula="of:=[.K586]/[.K585]" office:value-type="float" office:value="0">
            <text:p>#DIV/0!</text:p>
          </table:table-cell>
          <table:table-cell table:number-columns-repeated="1009"/>
        </table:table-row>
        <table:table-row table:style-name="ro1">
          <table:table-cell table:style-name="ce16" office:value-type="string">
            <text:p>7</text:p>
          </table:table-cell>
          <table:table-cell table:formula="of:=[.$B$580]">
            <text:p/>
          </table:table-cell>
          <table:table-cell table:style-name="ce33" table:formula="of:=SFLINEAR([.$A587]; [.$C$580]; [.$D$580])" office:value-type="float" office:value="0">
            <text:p>0.0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52" table:formula="of:=SFJOIN([.B587];[.C587];[.E587];[.H587];[.$L$580]) * IF([.$K$580] = &quot;level&quot;; [.A587]; 1)" office:value-type="float" office:value="0">
            <text:p>0.0000</text:p>
          </table:table-cell>
          <table:table-cell table:style-name="ce52" table:formula="of:=IF([.$K$580]=1; [.$K587]*60; [.$K587]/60)" office:value-type="float" office:value="0">
            <text:p>0.0000</text:p>
          </table:table-cell>
          <table:table-cell table:style-name="ce58" table:formula="of:=IF([.$K$580]=1; [.$K587]*60*60; [.$K587]/60/60)" office:value-type="float" office:value="0">
            <text:p>0.0000</text:p>
          </table:table-cell>
          <table:table-cell table:style-name="ce58" table:formula="of:=IF([.$K$580]=1; [.$K587]*60*60*24; [.$K587]/60/60/24)" office:value-type="float" office:value="0">
            <text:p>0.0000</text:p>
          </table:table-cell>
          <table:table-cell table:formula="of:=[.K587]/[.K586]" office:value-type="float" office:value="0">
            <text:p>#DIV/0!</text:p>
          </table:table-cell>
          <table:table-cell table:number-columns-repeated="1009"/>
        </table:table-row>
        <table:table-row table:style-name="ro1">
          <table:table-cell table:style-name="ce16" office:value-type="string">
            <text:p>8</text:p>
          </table:table-cell>
          <table:table-cell table:formula="of:=[.$B$580]">
            <text:p/>
          </table:table-cell>
          <table:table-cell table:style-name="ce33" table:formula="of:=SFLINEAR([.$A588]; [.$C$580]; [.$D$580])" office:value-type="float" office:value="0">
            <text:p>0.0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52" table:formula="of:=SFJOIN([.B588];[.C588];[.E588];[.H588];[.$L$580]) * IF([.$K$580] = &quot;level&quot;; [.A588]; 1)" office:value-type="float" office:value="0">
            <text:p>0.0000</text:p>
          </table:table-cell>
          <table:table-cell table:style-name="ce52" table:formula="of:=IF([.$K$580]=1; [.$K588]*60; [.$K588]/60)" office:value-type="float" office:value="0">
            <text:p>0.0000</text:p>
          </table:table-cell>
          <table:table-cell table:style-name="ce58" table:formula="of:=IF([.$K$580]=1; [.$K588]*60*60; [.$K588]/60/60)" office:value-type="float" office:value="0">
            <text:p>0.0000</text:p>
          </table:table-cell>
          <table:table-cell table:style-name="ce58" table:formula="of:=IF([.$K$580]=1; [.$K588]*60*60*24; [.$K588]/60/60/24)" office:value-type="float" office:value="0">
            <text:p>0.0000</text:p>
          </table:table-cell>
          <table:table-cell table:formula="of:=[.K588]/[.K587]" office:value-type="float" office:value="0">
            <text:p>#DIV/0!</text:p>
          </table:table-cell>
          <table:table-cell table:number-columns-repeated="1009"/>
        </table:table-row>
        <table:table-row table:style-name="ro1">
          <table:table-cell table:style-name="ce16" office:value-type="string">
            <text:p>9</text:p>
          </table:table-cell>
          <table:table-cell table:formula="of:=[.$B$580]">
            <text:p/>
          </table:table-cell>
          <table:table-cell table:style-name="ce33" table:formula="of:=SFLINEAR([.$A589]; [.$C$580]; [.$D$580])" office:value-type="float" office:value="0">
            <text:p>0.0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52" table:formula="of:=SFJOIN([.B589];[.C589];[.E589];[.H589];[.$L$580]) * IF([.$K$580] = &quot;level&quot;; [.A589]; 1)" office:value-type="float" office:value="0">
            <text:p>0.0000</text:p>
          </table:table-cell>
          <table:table-cell table:style-name="ce52" table:formula="of:=IF([.$K$580]=1; [.$K589]*60; [.$K589]/60)" office:value-type="float" office:value="0">
            <text:p>0.0000</text:p>
          </table:table-cell>
          <table:table-cell table:style-name="ce58" table:formula="of:=IF([.$K$580]=1; [.$K589]*60*60; [.$K589]/60/60)" office:value-type="float" office:value="0">
            <text:p>0.0000</text:p>
          </table:table-cell>
          <table:table-cell table:style-name="ce58" table:formula="of:=IF([.$K$580]=1; [.$K589]*60*60*24; [.$K589]/60/60/24)" office:value-type="float" office:value="0">
            <text:p>0.0000</text:p>
          </table:table-cell>
          <table:table-cell table:formula="of:=[.K589]/[.K588]" office:value-type="float" office:value="0">
            <text:p>#DIV/0!</text:p>
          </table:table-cell>
          <table:table-cell table:number-columns-repeated="1009"/>
        </table:table-row>
        <table:table-row table:style-name="ro1">
          <table:table-cell table:style-name="ce16" office:value-type="string">
            <text:p>10</text:p>
          </table:table-cell>
          <table:table-cell table:formula="of:=[.$B$580]">
            <text:p/>
          </table:table-cell>
          <table:table-cell table:style-name="ce33" table:formula="of:=SFLINEAR([.$A590]; [.$C$580]; [.$D$580])" office:value-type="float" office:value="0">
            <text:p>0.0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52" table:formula="of:=SFJOIN([.B590];[.C590];[.E590];[.H590];[.$L$580]) * IF([.$K$580] = &quot;level&quot;; [.A590]; 1)" office:value-type="float" office:value="0">
            <text:p>0.0000</text:p>
          </table:table-cell>
          <table:table-cell table:style-name="ce52" table:formula="of:=IF([.$K$580]=1; [.$K590]*60; [.$K590]/60)" office:value-type="float" office:value="0">
            <text:p>0.0000</text:p>
          </table:table-cell>
          <table:table-cell table:style-name="ce58" table:formula="of:=IF([.$K$580]=1; [.$K590]*60*60; [.$K590]/60/60)" office:value-type="float" office:value="0">
            <text:p>0.0000</text:p>
          </table:table-cell>
          <table:table-cell table:style-name="ce58" table:formula="of:=IF([.$K$580]=1; [.$K590]*60*60*24; [.$K590]/60/60/24)" office:value-type="float" office:value="0">
            <text:p>0.0000</text:p>
          </table:table-cell>
          <table:table-cell table:formula="of:=[.K590]/[.K589]"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5">
          <table:table-cell table:style-name="ce15" office:value-type="string">
            <text:p>Level</text:p>
          </table:table-cell>
          <table:table-cell table:style-name="ce26" office:value-type="string">
            <text:p>const (a)</text:p>
          </table:table-cell>
          <table:table-cell table:style-name="ce26" office:value-type="string">
            <text:p>lin (b)</text:p>
          </table:table-cell>
          <table:table-cell table:style-name="ce26"/>
          <table:table-cell table:style-name="ce26" office:value-type="string" table:number-columns-spanned="2" table:number-rows-spanned="1">
            <text:p>pow (c)</text:p>
          </table:table-cell>
          <table:covered-table-cell table:style-name="ce41"/>
          <table:table-cell table:style-name="ce42"/>
          <table:table-cell table:style-name="ce26" office:value-type="string" table:number-columns-spanned="2" table:number-rows-spanned="1">
            <text:p>exp (d)</text:p>
          </table:table-cell>
          <table:covered-table-cell table:style-name="ce50"/>
          <table:table-cell table:style-name="ce50"/>
          <table:table-cell table:style-name="ce51" office:value-type="string">
            <text:p>seconds</text:p>
          </table:table-cell>
          <table:table-cell table:style-name="ce26" office:value-type="string">
            <text:p>minutes</text:p>
          </table:table-cell>
          <table:table-cell table:style-name="ce26" office:value-type="string">
            <text:p>hours</text:p>
          </table:table-cell>
          <table:table-cell table:style-name="ce26" office:value-type="string">
            <text:p>days</text:p>
          </table:table-cell>
          <table:table-cell office:value-type="string">
            <text:p>Rel. change</text:p>
          </table:table-cell>
          <table:table-cell table:number-columns-repeated="1009"/>
        </table:table-row>
        <table:table-row table:style-name="ro1">
          <table:table-cell table:style-name="ce15" office:value-type="string">
            <text:p>Coeficients</text:p>
          </table:table-cell>
          <table:table-cell table:style-name="ce26" table:number-matrix-columns-spanned="11" table:number-matrix-rows-spanned="1" table:formula="of:=FILTER_COEFS([.$A$2:.$M$572]; [.B577];[.F577])">
            <text:p/>
          </table:table-cell>
          <table:table-cell table:style-name="ce26">
            <text:p/>
          </table:table-cell>
          <table:table-cell table:style-name="ce26">
            <text:p/>
          </table:table-cell>
          <table:table-cell table:style-name="ce26">
            <text:p/>
          </table:table-cell>
          <table:table-cell table:style-name="ce26">
            <text:p/>
          </table:table-cell>
          <table:table-cell table:style-name="ce42">
            <text:p/>
          </table:table-cell>
          <table:table-cell table:style-name="ce26">
            <text:p/>
          </table:table-cell>
          <table:table-cell table:style-name="ce42">
            <text:p/>
          </table:table-cell>
          <table:table-cell table:style-name="ce50">
            <text:p/>
          </table:table-cell>
          <table:table-cell table:style-name="ce51">
            <text:p/>
          </table:table-cell>
          <table:table-cell table:style-name="ce26">
            <text:p/>
          </table:table-cell>
          <table:table-cell table:style-name="ce26" table:number-columns-repeated="2"/>
          <table:table-cell table:number-columns-repeated="1010"/>
        </table:table-row>
        <table:table-row table:style-name="ro1">
          <table:table-cell table:style-name="ce16" office:value-type="string">
            <text:p>1</text:p>
          </table:table-cell>
          <table:table-cell table:formula="of:=[.$B$593]">
            <text:p/>
          </table:table-cell>
          <table:table-cell table:style-name="ce33"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52" table:formula="of:=SFJOIN([.B594];[.C594];[.E594];[.H594];[.$L$593]) * IF([.$K$593] = &quot;level&quot;; [.A594]; 1)" office:value-type="float" office:value="0">
            <text:p>0.0000</text:p>
          </table:table-cell>
          <table:table-cell table:style-name="ce52" table:formula="of:=IF([.$K$593]=1; [.$K594]*60; [.$K594]/60)" office:value-type="float" office:value="0">
            <text:p>0.0000</text:p>
          </table:table-cell>
          <table:table-cell table:style-name="ce58" table:formula="of:=IF([.$K$593]=1; [.$K594]*60*60; [.$K594]/60/60)" office:value-type="float" office:value="0">
            <text:p>0.0000</text:p>
          </table:table-cell>
          <table:table-cell table:style-name="ce58" table:formula="of:=IF([.$K$593]=1; [.$K594]*60*60*24; [.$K594]/60/60/24)" office:value-type="float" office:value="0">
            <text:p>0.0000</text:p>
          </table:table-cell>
          <table:table-cell table:number-columns-repeated="1010"/>
        </table:table-row>
        <table:table-row table:style-name="ro1">
          <table:table-cell table:style-name="ce16" office:value-type="string">
            <text:p>2</text:p>
          </table:table-cell>
          <table:table-cell table:formula="of:=[.$B$593]">
            <text:p/>
          </table:table-cell>
          <table:table-cell table:style-name="ce33"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52" table:formula="of:=SFJOIN([.B595];[.C595];[.E595];[.H595];[.$L$593]) * IF([.$K$593] = &quot;level&quot;; [.A595]; 1)" office:value-type="float" office:value="0">
            <text:p>0.0000</text:p>
          </table:table-cell>
          <table:table-cell table:style-name="ce52" table:formula="of:=IF([.$K$593]=1; [.$K595]*60; [.$K595]/60)" office:value-type="float" office:value="0">
            <text:p>0.0000</text:p>
          </table:table-cell>
          <table:table-cell table:style-name="ce58" table:formula="of:=IF([.$K$593]=1; [.$K595]*60*60; [.$K595]/60/60)" office:value-type="float" office:value="0">
            <text:p>0.0000</text:p>
          </table:table-cell>
          <table:table-cell table:style-name="ce58"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6" office:value-type="string">
            <text:p>3</text:p>
          </table:table-cell>
          <table:table-cell table:formula="of:=[.$B$593]">
            <text:p/>
          </table:table-cell>
          <table:table-cell table:style-name="ce33"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52" table:formula="of:=SFJOIN([.B596];[.C596];[.E596];[.H596];[.$L$593]) * IF([.$K$593] = &quot;level&quot;; [.A596]; 1)" office:value-type="float" office:value="0">
            <text:p>0.0000</text:p>
          </table:table-cell>
          <table:table-cell table:style-name="ce52" table:formula="of:=IF([.$K$593]=1; [.$K596]*60; [.$K596]/60)" office:value-type="float" office:value="0">
            <text:p>0.0000</text:p>
          </table:table-cell>
          <table:table-cell table:style-name="ce58" table:formula="of:=IF([.$K$593]=1; [.$K596]*60*60; [.$K596]/60/60)" office:value-type="float" office:value="0">
            <text:p>0.0000</text:p>
          </table:table-cell>
          <table:table-cell table:style-name="ce58"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6" office:value-type="string">
            <text:p>4</text:p>
          </table:table-cell>
          <table:table-cell table:formula="of:=[.$B$593]">
            <text:p/>
          </table:table-cell>
          <table:table-cell table:style-name="ce33"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52" table:formula="of:=SFJOIN([.B597];[.C597];[.E597];[.H597];[.$L$593]) * IF([.$K$593] = &quot;level&quot;; [.A597]; 1)" office:value-type="float" office:value="0">
            <text:p>0.0000</text:p>
          </table:table-cell>
          <table:table-cell table:style-name="ce52" table:formula="of:=IF([.$K$593]=1; [.$K597]*60; [.$K597]/60)" office:value-type="float" office:value="0">
            <text:p>0.0000</text:p>
          </table:table-cell>
          <table:table-cell table:style-name="ce58" table:formula="of:=IF([.$K$593]=1; [.$K597]*60*60; [.$K597]/60/60)" office:value-type="float" office:value="0">
            <text:p>0.0000</text:p>
          </table:table-cell>
          <table:table-cell table:style-name="ce58"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6" office:value-type="string">
            <text:p>5</text:p>
          </table:table-cell>
          <table:table-cell table:formula="of:=[.$B$593]">
            <text:p/>
          </table:table-cell>
          <table:table-cell table:style-name="ce33"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52" table:formula="of:=SFJOIN([.B598];[.C598];[.E598];[.H598];[.$L$593]) * IF([.$K$593] = &quot;level&quot;; [.A598]; 1)" office:value-type="float" office:value="0">
            <text:p>0.0000</text:p>
          </table:table-cell>
          <table:table-cell table:style-name="ce52" table:formula="of:=IF([.$K$593]=1; [.$K598]*60; [.$K598]/60)" office:value-type="float" office:value="0">
            <text:p>0.0000</text:p>
          </table:table-cell>
          <table:table-cell table:style-name="ce58" table:formula="of:=IF([.$K$593]=1; [.$K598]*60*60; [.$K598]/60/60)" office:value-type="float" office:value="0">
            <text:p>0.0000</text:p>
          </table:table-cell>
          <table:table-cell table:style-name="ce58"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6" office:value-type="string">
            <text:p>6</text:p>
          </table:table-cell>
          <table:table-cell table:formula="of:=[.$B$593]">
            <text:p/>
          </table:table-cell>
          <table:table-cell table:style-name="ce33"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52" table:formula="of:=SFJOIN([.B599];[.C599];[.E599];[.H599];[.$L$593]) * IF([.$K$593] = &quot;level&quot;; [.A599]; 1)" office:value-type="float" office:value="0">
            <text:p>0.0000</text:p>
          </table:table-cell>
          <table:table-cell table:style-name="ce52" table:formula="of:=IF([.$K$593]=1; [.$K599]*60; [.$K599]/60)" office:value-type="float" office:value="0">
            <text:p>0.0000</text:p>
          </table:table-cell>
          <table:table-cell table:style-name="ce58" table:formula="of:=IF([.$K$593]=1; [.$K599]*60*60; [.$K599]/60/60)" office:value-type="float" office:value="0">
            <text:p>0.0000</text:p>
          </table:table-cell>
          <table:table-cell table:style-name="ce58"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6" office:value-type="string">
            <text:p>7</text:p>
          </table:table-cell>
          <table:table-cell table:formula="of:=[.$B$593]">
            <text:p/>
          </table:table-cell>
          <table:table-cell table:style-name="ce33"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52" table:formula="of:=SFJOIN([.B600];[.C600];[.E600];[.H600];[.$L$593]) * IF([.$K$593] = &quot;level&quot;; [.A600]; 1)" office:value-type="float" office:value="0">
            <text:p>0.0000</text:p>
          </table:table-cell>
          <table:table-cell table:style-name="ce52" table:formula="of:=IF([.$K$593]=1; [.$K600]*60; [.$K600]/60)" office:value-type="float" office:value="0">
            <text:p>0.0000</text:p>
          </table:table-cell>
          <table:table-cell table:style-name="ce58" table:formula="of:=IF([.$K$593]=1; [.$K600]*60*60; [.$K600]/60/60)" office:value-type="float" office:value="0">
            <text:p>0.0000</text:p>
          </table:table-cell>
          <table:table-cell table:style-name="ce58"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6" office:value-type="string">
            <text:p>8</text:p>
          </table:table-cell>
          <table:table-cell table:formula="of:=[.$B$593]">
            <text:p/>
          </table:table-cell>
          <table:table-cell table:style-name="ce33"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52" table:formula="of:=SFJOIN([.B601];[.C601];[.E601];[.H601];[.$L$593]) * IF([.$K$593] = &quot;level&quot;; [.A601]; 1)" office:value-type="float" office:value="0">
            <text:p>0.0000</text:p>
          </table:table-cell>
          <table:table-cell table:style-name="ce52" table:formula="of:=IF([.$K$593]=1; [.$K601]*60; [.$K601]/60)" office:value-type="float" office:value="0">
            <text:p>0.0000</text:p>
          </table:table-cell>
          <table:table-cell table:style-name="ce58" table:formula="of:=IF([.$K$593]=1; [.$K601]*60*60; [.$K601]/60/60)" office:value-type="float" office:value="0">
            <text:p>0.0000</text:p>
          </table:table-cell>
          <table:table-cell table:style-name="ce58"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6" office:value-type="string">
            <text:p>9</text:p>
          </table:table-cell>
          <table:table-cell table:formula="of:=[.$B$593]">
            <text:p/>
          </table:table-cell>
          <table:table-cell table:style-name="ce33"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52" table:formula="of:=SFJOIN([.B602];[.C602];[.E602];[.H602];[.$L$593]) * IF([.$K$593] = &quot;level&quot;; [.A602]; 1)" office:value-type="float" office:value="0">
            <text:p>0.0000</text:p>
          </table:table-cell>
          <table:table-cell table:style-name="ce52" table:formula="of:=IF([.$K$593]=1; [.$K602]*60; [.$K602]/60)" office:value-type="float" office:value="0">
            <text:p>0.0000</text:p>
          </table:table-cell>
          <table:table-cell table:style-name="ce58" table:formula="of:=IF([.$K$593]=1; [.$K602]*60*60; [.$K602]/60/60)" office:value-type="float" office:value="0">
            <text:p>0.0000</text:p>
          </table:table-cell>
          <table:table-cell table:style-name="ce58"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6" office:value-type="string">
            <text:p>10</text:p>
          </table:table-cell>
          <table:table-cell table:formula="of:=[.$B$593]">
            <text:p/>
          </table:table-cell>
          <table:table-cell table:style-name="ce33"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52" table:formula="of:=SFJOIN([.B603];[.C603];[.E603];[.H603];[.$L$593]) * IF([.$K$593] = &quot;level&quot;; [.A603]; 1)" office:value-type="float" office:value="0">
            <text:p>0.0000</text:p>
          </table:table-cell>
          <table:table-cell table:style-name="ce52" table:formula="of:=IF([.$K$593]=1; [.$K603]*60; [.$K603]/60)" office:value-type="float" office:value="0">
            <text:p>0.0000</text:p>
          </table:table-cell>
          <table:table-cell table:style-name="ce58" table:formula="of:=IF([.$K$593]=1; [.$K603]*60*60; [.$K603]/60/60)" office:value-type="float" office:value="0">
            <text:p>0.0000</text:p>
          </table:table-cell>
          <table:table-cell table:style-name="ce58"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table-cell/>
          <table:table-cell table:style-name="ce9"/>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25" table:default-cell-style-name="Default"/>
        <table:table-column table:style-name="co14" table:number-columns-repeated="2" table:default-cell-style-name="Default"/>
        <table:table-column table:style-name="co26" table:default-cell-style-name="Default"/>
        <table:table-column table:style-name="co28" table:default-cell-style-name="Default"/>
        <table:table-row table:style-name="ro1">
          <table:table-cell office:value-type="string">
            <text:p>Base Metal</text:p>
          </table:table-cell>
          <table:table-cell table:style-name="ce56" table:formula="of:=0.005*[.D1]" office:value-type="float" office:value="0.0025">
            <text:p>0.00250</text:p>
          </table:table-cell>
          <table:table-cell/>
          <table:table-cell office:value-type="float" office:value="0.5">
            <office:annotation draw:style-name="gr4" draw:text-style-name="P3" svg:width="1.1413in" svg:height="0.3902in" svg:x="4.8831in" svg:y="0in" draw:caption-point-x="-0.2402in" draw:caption-point-y="0.0039in">
              <dc:creator>AŠ</dc:creator>
              <dc:date>2011-06-16T00:00:00</dc:date>
              <text:p text:style-name="P3"><text:span text:style-name="T3">Base resource modifier</text:span></text:p>
            </office:annotation>
            <text:p>0.5</text:p>
          </table:table-cell>
          <table:table-cell/>
        </table:table-row>
        <table:table-row table:style-name="ro1">
          <table:table-cell office:value-type="string">
            <text:p>Base Energy</text:p>
          </table:table-cell>
          <table:table-cell table:style-name="ce56"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6"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25.6*0.8" office:value-type="float" office:value="20.48">
            <text:p>20.4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6"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3" svg:width="1.1413in" svg:height="0.7012in" svg:x="2.1146in" svg:y="3.4996in" draw:caption-point-x="-0.2402in" draw:caption-point-y="0.7937in">
              <dc:creator>AŠ</dc:creator>
              <dc:date>2011-09-20T00:00:00</dc:date>
              <text:p text:style-name="P3"><text:span text:style-name="T3">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2" draw:text-style-name="P3" svg:width="2.8378in" svg:height="0.435in" svg:x="3.0035in" svg:y="3.6638in" draw:caption-point-x="-0.2402in" draw:caption-point-y="0.8012in">
              <dc:creator>AŠ</dc:creator>
              <dc:date>2011-10-21T00:00:00</dc:date>
              <text:p text:style-name="P3"><text:span text:style-name="T3">Formula is:</text:span></text:p>
              <text:p text:style-name="P3"><text:span text:style-name="T3">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9" table:default-cell-style-name="Default"/>
        <table:table-column table:style-name="co23" table:default-cell-style-name="ce74"/>
        <table:table-column table:style-name="co30" table:default-cell-style-name="Default"/>
        <table:table-column table:style-name="co31" table:default-cell-style-name="Default"/>
        <table:table-column table:style-name="co32" table:default-cell-style-name="Default"/>
        <table:table-column table:style-name="co31" table:default-cell-style-name="Default"/>
        <table:table-column table:style-name="co27" table:default-cell-style-name="Default"/>
        <table:table-column table:style-name="co31" table:default-cell-style-name="Default"/>
        <table:table-column table:style-name="co33" table:default-cell-style-name="Default"/>
        <table:table-column table:style-name="co23" table:default-cell-style-name="Default"/>
        <table:table-column table:style-name="co34" table:default-cell-style-name="Default"/>
        <table:table-column table:style-name="co35" table:default-cell-style-name="ce76"/>
        <table:table-column table:style-name="co36"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7" table:default-cell-style-name="Default"/>
        <table:table-column table:style-name="co48" table:default-cell-style-name="Default"/>
        <table:table-column table:style-name="co49" table:default-cell-style-name="Default"/>
        <table:table-column table:style-name="co19" table:default-cell-style-name="Default"/>
        <table:table-column table:style-name="co50" table:default-cell-style-name="Default"/>
        <table:table-column table:style-name="co51" table:default-cell-style-name="ce99"/>
        <table:table-column table:style-name="co14" table:number-columns-repeated="999" table:default-cell-style-name="Default"/>
        <table:table-row table:style-name="ro16">
          <table:table-cell table:style-name="ce59" office:value-type="string">
            <text:p>Tier name</text:p>
          </table:table-cell>
          <table:table-cell table:style-name="ce71" office:value-type="string" table:number-columns-spanned="2" table:number-rows-spanned="1">
            <text:p>Metal mod</text:p>
          </table:table-cell>
          <table:covered-table-cell table:style-name="ce71"/>
          <table:table-cell table:style-name="ce71" office:value-type="string" table:number-columns-spanned="2" table:number-rows-spanned="1">
            <text:p>Energy mod</text:p>
          </table:table-cell>
          <table:covered-table-cell table:style-name="ce71"/>
          <table:table-cell table:style-name="ce85" office:value-type="string" table:number-columns-spanned="3" table:number-rows-spanned="1">
            <text:p>Zetium mod</text:p>
          </table:table-cell>
          <table:covered-table-cell table:number-columns-repeated="2" table:style-name="ce87"/>
          <table:table-cell table:style-name="ce85" office:value-type="string">
            <text:p>Time HP mod.</text:p>
          </table:table-cell>
          <table:table-cell table:style-name="ce89" office:value-type="string">
            <text:p>Time dmg mod.</text:p>
          </table:table-cell>
          <table:table-cell table:style-name="ce89" office:value-type="string">
            <text:p>HP mod.</text:p>
          </table:table-cell>
          <table:table-cell table:style-name="ce89" office:value-type="string">
            <text:p>Dmg mod.</text:p>
          </table:table-cell>
          <table:table-cell table:style-name="ce91" office:value-type="string">
            <text:p>Init. diff %</text:p>
          </table:table-cell>
          <table:table-cell table:style-name="ce68" office:value-type="string">
            <text:p>SS hop HP coef</text:p>
          </table:table-cell>
          <table:table-cell table:style-name="ce68" office:value-type="string">
            <text:p>Glx hop HP coef</text:p>
          </table:table-cell>
          <table:table-cell table:style-name="ce68" office:value-type="string">
            <text:p>Pop mod</text:p>
          </table:table-cell>
          <table:table-cell table:style-name="ce99" office:value-type="string">
            <text:p>Vol mod</text:p>
          </table:table-cell>
          <table:table-cell table:style-name="ce99" table:number-columns-repeated="7"/>
          <table:table-cell/>
          <table:table-cell table:style-name="ce99" table:number-columns-repeated="999"/>
        </table:table-row>
        <table:table-row table:style-name="ro17">
          <table:table-cell table:style-name="ce60" office:value-type="string">
            <text:p>T1</text:p>
          </table:table-cell>
          <table:table-cell table:style-name="ce72" table:formula="of:=2*1.5" office:value-type="float" office:value="3" table:number-columns-spanned="2" table:number-rows-spanned="1">
            <text:p>3</text:p>
          </table:table-cell>
          <table:covered-table-cell/>
          <table:table-cell table:style-name="ce80" table:formula="of:=4*1.5" office:value-type="float" office:value="6" table:number-columns-spanned="2" table:number-rows-spanned="1">
            <text:p>6</text:p>
          </table:table-cell>
          <table:covered-table-cell table:style-name="ce83"/>
          <table:table-cell table:style-name="ce86" office:value-type="float" office:value="0" table:number-columns-spanned="3" table:number-rows-spanned="1">
            <text:p>0</text:p>
          </table:table-cell>
          <table:covered-table-cell table:style-name="ce86"/>
          <table:covered-table-cell table:style-name="ce19"/>
          <table:table-cell table:style-name="ce33" office:value-type="float" office:value="0.05">
            <text:p>0.050</text:p>
          </table:table-cell>
          <table:table-cell table:style-name="ce90" office:value-type="float" office:value="0.3">
            <text:p>0.3</text:p>
          </table:table-cell>
          <table:table-cell table:style-name="ce90"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1,5</text:p>
          </table:table-cell>
          <table:table-cell table:style-name="ce72" table:formula="of:=[.B2]*0.8" office:value-type="float" office:value="2.4" table:number-columns-spanned="2" table:number-rows-spanned="1">
            <text:p>2.4</text:p>
          </table:table-cell>
          <table:covered-table-cell/>
          <table:table-cell table:style-name="ce80" table:formula="of:=[.D2]*0.8" office:value-type="float" office:value="4.8" table:number-columns-spanned="2" table:number-rows-spanned="1">
            <text:p>4.8</text:p>
          </table:table-cell>
          <table:covered-table-cell table:style-name="ce83"/>
          <table:table-cell table:style-name="ce86" table:formula="of:=0.07*1.5" office:value-type="float" office:value="0.105" table:number-columns-spanned="3" table:number-rows-spanned="1">
            <text:p>0.11</text:p>
          </table:table-cell>
          <table:covered-table-cell table:style-name="ce86"/>
          <table:covered-table-cell table:style-name="ce19"/>
          <table:table-cell table:style-name="ce33" office:value-type="float" office:value="0.05">
            <text:p>0.050</text:p>
          </table:table-cell>
          <table:table-cell table:style-name="ce19" office:value-type="float" office:value="0.3">
            <text:p>0.3</text:p>
          </table:table-cell>
          <table:table-cell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2</text:p>
          </table:table-cell>
          <table:table-cell table:style-name="ce72" table:formula="of:=2*1.5" office:value-type="float" office:value="3" table:number-columns-spanned="2" table:number-rows-spanned="1">
            <text:p>3</text:p>
          </table:table-cell>
          <table:covered-table-cell/>
          <table:table-cell table:style-name="ce72" table:formula="of:=3.1*1.5" office:value-type="float" office:value="4.65" table:number-columns-spanned="2" table:number-rows-spanned="1">
            <text:p>4.65</text:p>
          </table:table-cell>
          <table:covered-table-cell/>
          <table:table-cell table:style-name="ce86" table:formula="of:=0.2*1.5" office:value-type="float" office:value="0.3" table:number-columns-spanned="3" table:number-rows-spanned="1">
            <text:p>0.3</text:p>
          </table:table-cell>
          <table:covered-table-cell table:style-name="ce86"/>
          <table:covered-table-cell table:style-name="ce19"/>
          <table:table-cell table:style-name="ce33" office:value-type="float" office:value="0.05">
            <text:p>0.050</text:p>
          </table:table-cell>
          <table:table-cell table:style-name="ce19" office:value-type="float" office:value="0.3">
            <text:p>0.3</text:p>
          </table:table-cell>
          <table:table-cell office:value-type="float" office:value="0.5">
            <text:p>0.5</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3</text:p>
          </table:table-cell>
          <table:table-cell table:style-name="ce72" office:value-type="float" office:value="3" table:number-columns-spanned="2" table:number-rows-spanned="1">
            <text:p>3</text:p>
          </table:table-cell>
          <table:covered-table-cell/>
          <table:table-cell table:style-name="ce72" office:value-type="float" office:value="4.5" table:number-columns-spanned="2" table:number-rows-spanned="1">
            <text:p>4.5</text:p>
          </table:table-cell>
          <table:covered-table-cell/>
          <table:table-cell table:style-name="ce86" office:value-type="float" office:value="0.5" table:number-columns-spanned="3" table:number-rows-spanned="1">
            <text:p>0.5</text:p>
          </table:table-cell>
          <table:covered-table-cell table:style-name="ce86"/>
          <table:covered-table-cell table:style-name="ce19"/>
          <table:table-cell table:style-name="ce33" office:value-type="float" office:value="0.03">
            <text:p>0.030</text:p>
          </table:table-cell>
          <table:table-cell table:style-name="ce19" office:value-type="float" office:value="0.3">
            <text:p>0.3</text:p>
          </table:table-cell>
          <table:table-cell office:value-type="float" office:value="0.6">
            <text:p>0.6</text:p>
          </table:table-cell>
          <table:table-cell table:style-name="ce19" office:value-type="float" office:value="1.9">
            <text:p>1.9</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office:annotation draw:style-name="gr4" draw:text-style-name="P3" svg:width="1.1413in" svg:height="0.2346in" svg:x="1.2012in" svg:y="0.9484in" draw:caption-point-x="-0.2402in" draw:caption-point-y="0.6134in">
              <dc:creator>AŠ</dc:creator>
              <dc:date>2010-12-24T00:00:00</dc:date>
              <text:p text:style-name="P3"><text:span text:style-name="T3">Space Tier 1</text:span></text:p>
            </office:annotation>
            <text:p>ST1</text:p>
          </table:table-cell>
          <table:table-cell table:style-name="ce73" office:value-type="float" office:value="2.5" table:number-columns-spanned="2" table:number-rows-spanned="1">
            <text:p>2.5</text:p>
          </table:table-cell>
          <table:covered-table-cell/>
          <table:table-cell table:style-name="ce72" office:value-type="float" office:value="3.5" table:number-columns-spanned="2" table:number-rows-spanned="1">
            <text:p>3.5</text:p>
          </table:table-cell>
          <table:covered-table-cell/>
          <table:table-cell table:style-name="ce86" table:formula="of:=0.35/2" office:value-type="float" office:value="0.175" table:number-columns-spanned="3" table:number-rows-spanned="1">
            <text:p>0.18</text:p>
          </table:table-cell>
          <table:covered-table-cell table:style-name="ce86"/>
          <table:covered-table-cell table:style-name="ce19"/>
          <table:table-cell table:style-name="ce33" office:value-type="float" office:value="0.025">
            <text:p>0.025</text:p>
          </table:table-cell>
          <table:table-cell table:style-name="ce19" office:value-type="float" office:value="0.3">
            <text:p>0.3</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8/2.5" office:value-type="float" office:value="0.0032">
            <text:p>0.0032</text:p>
          </table:table-cell>
          <table:table-cell table:style-name="ce28" table:formula="of:=[.N6]*[Variables.$B$19]" office:value-type="float" office:value="0.0096">
            <text:p>0.0096</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2</text:p>
          </table:table-cell>
          <table:table-cell table:style-name="ce72" table:formula="of:=2.6" office:value-type="float" office:value="2.6" table:number-columns-spanned="2" table:number-rows-spanned="1">
            <text:p>2.6</text:p>
          </table:table-cell>
          <table:covered-table-cell/>
          <table:table-cell table:style-name="ce72" table:formula="of:=7.2/2" office:value-type="float" office:value="3.6" table:number-columns-spanned="2" table:number-rows-spanned="1">
            <text:p>3.6</text:p>
          </table:table-cell>
          <table:covered-table-cell/>
          <table:table-cell table:style-name="ce86" table:formula="of:=0.45/2" office:value-type="float" office:value="0.225" table:number-columns-spanned="3" table:number-rows-spanned="1">
            <text:p>0.23</text:p>
          </table:table-cell>
          <table:covered-table-cell table:style-name="ce86"/>
          <table:covered-table-cell table:style-name="ce19"/>
          <table:table-cell table:style-name="ce33" office:value-type="float" office:value="0.025">
            <text:p>0.025</text:p>
          </table:table-cell>
          <table:table-cell table:style-name="ce19" office:value-type="float" office:value="0.3">
            <text:p>0.3</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7/2.5" office:value-type="float" office:value="0.0028">
            <text:p>0.0028</text:p>
          </table:table-cell>
          <table:table-cell table:style-name="ce28" table:formula="of:=[.N7]*[Variables.$B$19]" office:value-type="float" office:value="0.0084">
            <text:p>0.0084</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3</text:p>
          </table:table-cell>
          <table:table-cell table:style-name="ce72" office:value-type="float" office:value="3" table:number-columns-spanned="2" table:number-rows-spanned="1">
            <text:p>3</text:p>
          </table:table-cell>
          <table:covered-table-cell/>
          <table:table-cell table:style-name="ce72" office:value-type="float" office:value="4.5" table:number-columns-spanned="2" table:number-rows-spanned="1">
            <text:p>4.5</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035">
            <text:p>0.035</text:p>
          </table:table-cell>
          <table:table-cell table:style-name="ce19" office:value-type="float" office:value="0.4">
            <text:p>0.4</text:p>
          </table:table-cell>
          <table:table-cell office:value-type="float" office:value="0.25">
            <text:p>0.25</text:p>
          </table:table-cell>
          <table:table-cell table:style-name="ce19" office:value-type="float" office:value="3.9">
            <text:p>3.9</text:p>
          </table:table-cell>
          <table:table-cell table:style-name="ce97" office:value-type="float" office:value="7">
            <text:p>7</text:p>
          </table:table-cell>
          <table:table-cell table:style-name="ce28" table:formula="of:=0.002/2.5" office:value-type="float" office:value="0.0008">
            <text:p>0.0008</text:p>
          </table:table-cell>
          <table:table-cell table:style-name="ce28" table:formula="of:=[.N8]*[Variables.$B$19]" office:value-type="float" office:value="0.0024">
            <text:p>0.0024</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T4</text:p>
          </table:table-cell>
          <table:table-cell table:style-name="ce72" table:formula="of:=[.B8]" office:value-type="float" office:value="3" table:number-columns-spanned="2" table:number-rows-spanned="1">
            <text:p>3</text:p>
          </table:table-cell>
          <table:covered-table-cell table:style-name="ce72" table:formula="of:=[.C8]" office:value-type="float" office:value="0">
            <text:p>0</text:p>
          </table:covered-table-cell>
          <table:table-cell table:style-name="ce72" table:formula="of:=[.D8]" office:value-type="float" office:value="4.5" table:number-columns-spanned="2" table:number-rows-spanned="1">
            <text:p>4.5</text:p>
          </table:table-cell>
          <table:covered-table-cell table:style-name="ce72" table:formula="of:=[.E8]" office:value-type="float" office:value="0">
            <text:p>0</text:p>
          </table:covered-table-cell>
          <table:table-cell table:style-name="ce72" table:formula="of:=[.F8]" office:value-type="float" office:value="0.6" table:number-columns-spanned="3" table:number-rows-spanned="1">
            <text:p>0.6</text:p>
          </table:table-cell>
          <table:covered-table-cell table:style-name="ce72" table:formula="of:=[.G8]" office:value-type="float" office:value="0">
            <text:p>0</text:p>
          </table:covered-table-cell>
          <table:covered-table-cell table:style-name="ce72" table:formula="of:=[.H8]" office:value-type="float" office:value="0">
            <text:p>0</text:p>
          </table:covered-table-cell>
          <table:table-cell table:style-name="ce33" table:formula="of:=[.I8]" office:value-type="float" office:value="0.035">
            <text:p>0.035</text:p>
          </table:table-cell>
          <table:table-cell table:style-name="ce33" table:formula="of:=[.J8]" office:value-type="float" office:value="0.4">
            <text:p>0.400</text:p>
          </table:table-cell>
          <table:table-cell table:style-name="ce33" table:formula="of:=[.K8]" office:value-type="float" office:value="0.25">
            <text:p>0.250</text:p>
          </table:table-cell>
          <table:table-cell table:style-name="ce33" table:formula="of:=[.L8]" office:value-type="float" office:value="3.9">
            <text:p>3.900</text:p>
          </table:table-cell>
          <table:table-cell table:style-name="ce33" table:formula="of:=[.M8]" office:value-type="float" office:value="7">
            <text:p>7.000</text:p>
          </table:table-cell>
          <table:table-cell table:style-name="ce33" table:formula="of:=[.N8]" office:value-type="float" office:value="0.0008">
            <text:p>0.001</text:p>
          </table:table-cell>
          <table:table-cell table:style-name="ce33" table:formula="of:=[.O8]" office:value-type="float" office:value="0.0024">
            <text:p>0.002</text:p>
          </table:table-cell>
          <table:table-cell table:style-name="ce33" office:value-type="float" office:value="0.75">
            <text:p>0.750</text:p>
          </table:table-cell>
          <table:table-cell table:style-name="ce33" table:formula="of:=[.Q8]" office:value-type="float" office:value="1">
            <text:p>1.000</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Special</text:p>
          </table:table-cell>
          <table:table-cell table:style-name="ce72" office:value-type="float" office:value="7" table:number-columns-spanned="2" table:number-rows-spanned="1">
            <text:p>7</text:p>
          </table:table-cell>
          <table:covered-table-cell/>
          <table:table-cell table:style-name="ce72" office:value-type="float" office:value="10" table:number-columns-spanned="2" table:number-rows-spanned="1">
            <text:p>10</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1">
            <text:p>0.100</text:p>
          </table:table-cell>
          <table:table-cell table:style-name="ce19" office:value-type="float" office:value="0">
            <text:p>0</text:p>
          </table:table-cell>
          <table:table-cell office:value-type="float" office:value="0.3">
            <text:p>0.3</text:p>
          </table:table-cell>
          <table:table-cell table:style-name="ce19" office:value-type="float" office:value="0">
            <text:p>0</text:p>
          </table:table-cell>
          <table:table-cell table:style-name="ce97" office:value-type="float" office:value="0">
            <text:p>0</text:p>
          </table:table-cell>
          <table:table-cell table:style-name="ce28" table:formula="of:=0.011/2.5" office:value-type="float" office:value="0.0044">
            <text:p>0.0044</text:p>
          </table:table-cell>
          <table:table-cell table:style-name="ce28" table:formula="of:=[.N10]*[Variables.$B$19]" office:value-type="float" office:value="0.0132">
            <text:p>0.0132</text:p>
          </table:table-cell>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text:p>Towers</text:p>
          </table:table-cell>
          <table:table-cell table:style-name="ce73" office:value-type="float" office:value="1.3" table:number-columns-spanned="2" table:number-rows-spanned="1">
            <text:p>1.3</text:p>
          </table:table-cell>
          <table:covered-table-cell/>
          <table:table-cell table:style-name="ce72" office:value-type="float" office:value="2.7" table:number-columns-spanned="2" table:number-rows-spanned="1">
            <text:p>2.7</text:p>
          </table:table-cell>
          <table:covered-table-cell/>
          <table:table-cell table:style-name="ce86" office:value-type="float" office:value="0.4" table:number-columns-spanned="3" table:number-rows-spanned="1">
            <text:p>0.4</text:p>
          </table:table-cell>
          <table:covered-table-cell table:style-name="ce86"/>
          <table:covered-table-cell table:style-name="ce19"/>
          <table:table-cell table:style-name="ce33" office:value-type="float" office:value="0.03">
            <text:p>0.030</text:p>
          </table:table-cell>
          <table:table-cell table:style-name="ce19" office:value-type="float" office:value="0.2">
            <text:p>0.2</text:p>
          </table:table-cell>
          <table:table-cell office:value-type="float" office:value="0.5">
            <text:p>0.5</text:p>
          </table:table-cell>
          <table:table-cell table:style-name="ce19" office:value-type="float" office:value="2">
            <text:p>2</text:p>
          </table:table-cell>
          <table:table-cell table:style-name="ce9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table-cell table:style-name="ce60" office:value-type="string">
            <office:annotation draw:style-name="gr4" draw:text-style-name="P3" svg:width="1.1413in" svg:height="0.2346in" svg:x="1.2012in" svg:y="2.0374in" draw:caption-point-x="-0.2402in" draw:caption-point-y="0.5996in">
              <dc:creator>AŠ</dc:creator>
              <dc:date>2011-10-03T00:00:00</dc:date>
              <text:p text:style-name="P3"><text:span text:style-name="T3">Mobile towers</text:span></text:p>
            </office:annotation>
            <text:p>MTow</text:p>
          </table:table-cell>
          <table:table-cell table:style-name="ce73" table:formula="of:=[.B11]*[.$S$12]" office:value-type="float" office:value="3.9" table:number-columns-spanned="2" table:number-rows-spanned="1">
            <text:p>3.9</text:p>
          </table:table-cell>
          <table:covered-table-cell/>
          <table:table-cell table:style-name="ce72" table:formula="of:=[.D11]*[.S12]" office:value-type="float" office:value="8.1" table:number-columns-spanned="2" table:number-rows-spanned="1">
            <text:p>8.1</text:p>
          </table:table-cell>
          <table:covered-table-cell/>
          <table:table-cell table:style-name="ce86" table:formula="of:=[.F11]*[.S12]" office:value-type="float" office:value="1.2" table:number-columns-spanned="3" table:number-rows-spanned="1">
            <text:p>1.2</text:p>
          </table:table-cell>
          <table:covered-table-cell table:style-name="ce86"/>
          <table:covered-table-cell table:style-name="ce19"/>
          <table:table-cell table:style-name="ce33" table:formula="of:=[.I11]*[.$T$12]" office:value-type="float" office:value="0.036">
            <text:p>0.036</text:p>
          </table:table-cell>
          <table:table-cell table:style-name="ce33"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3" svg:width="1.1413in" svg:height="0.3902in" svg:x="10.2173in" svg:y="2.0374in" draw:caption-point-x="-0.2402in" draw:caption-point-y="0.5996in">
              <dc:creator>AŠ</dc:creator>
              <dc:date>2011-10-03T00:00:00</dc:date>
              <text:p text:style-name="P3"><text:span text:style-name="T3">Cost multiplier for mobile towers</text:span></text:p>
            </office:annotation>
            <text:p>3</text:p>
          </table:table-cell>
          <table:table-cell office:value-type="float" office:value="1.2">
            <office:annotation draw:style-name="gr4" draw:text-style-name="P3" svg:width="1.1413in" svg:height="0.5457in" svg:x="10.7087in" svg:y="2.0374in" draw:caption-point-x="-0.2402in" draw:caption-point-y="0.5996in">
              <dc:creator>AŠ</dc:creator>
              <dc:date>2011-10-03T00:00:00</dc:date>
              <text:p text:style-name="P3"><text:span text:style-name="T3">Time multiplier for mobile towers</text:span></text:p>
              <text:p text:style-name="P3"><text:span text:style-name="T3"/></text:p>
            </office:annotation>
            <text:p>1.2</text:p>
          </table:table-cell>
          <table:table-cell/>
          <table:table-cell table:style-name="ce99" table:number-columns-repeated="3"/>
          <table:table-cell/>
          <table:table-cell table:style-name="ce99" table:number-columns-repeated="999"/>
        </table:table-row>
        <table:table-row table:style-name="ro17">
          <table:table-cell table:style-name="ce60" office:value-type="string">
            <text:p>MDH</text:p>
          </table:table-cell>
          <table:table-cell table:style-name="ce72" office:value-type="float" office:value="7" table:number-columns-spanned="2" table:number-rows-spanned="1">
            <text:p>7</text:p>
          </table:table-cell>
          <table:covered-table-cell/>
          <table:table-cell table:style-name="ce72" office:value-type="float" office:value="10" table:number-columns-spanned="2" table:number-rows-spanned="1">
            <text:p>10</text:p>
          </table:table-cell>
          <table:covered-table-cell/>
          <table:table-cell table:style-name="ce86" office:value-type="float" office:value="0.6" table:number-columns-spanned="3" table:number-rows-spanned="1">
            <text:p>0.6</text:p>
          </table:table-cell>
          <table:covered-table-cell table:style-name="ce86"/>
          <table:covered-table-cell table:style-name="ce19"/>
          <table:table-cell table:style-name="ce33" office:value-type="float" office:value="0.55">
            <text:p>0.550</text:p>
          </table:table-cell>
          <table:table-cell table:style-name="ce19" office:value-type="float" office:value="0">
            <text:p>0</text:p>
          </table:table-cell>
          <table:table-cell office:value-type="float" office:value="1.4">
            <text:p>1.4</text:p>
          </table:table-cell>
          <table:table-cell table:style-name="ce19" office:value-type="float" office:value="0">
            <text:p>0</text:p>
          </table:table-cell>
          <table:table-cell table:style-name="ce97"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9" table:number-columns-repeated="3"/>
          <table:table-cell/>
          <table:table-cell table:style-name="ce99" table:number-columns-repeated="999"/>
        </table:table-row>
        <table:table-row table:style-name="ro17" table:number-rows-repeated="14">
          <table:table-cell table:style-name="ce60"/>
          <table:table-cell table:style-name="ce72"/>
          <table:table-cell/>
          <table:table-cell table:style-name="ce72"/>
          <table:table-cell/>
          <table:table-cell table:style-name="ce86" table:number-columns-repeated="2"/>
          <table:table-cell table:style-name="ce19"/>
          <table:table-cell table:style-name="ce33"/>
          <table:table-cell table:style-name="ce19"/>
          <table:table-cell/>
          <table:table-cell table:style-name="ce19"/>
          <table:table-cell table:style-name="ce97"/>
          <table:table-cell table:number-columns-repeated="8"/>
          <table:table-cell table:style-name="ce99" table:number-columns-repeated="3"/>
          <table:table-cell/>
          <table:table-cell table:style-name="ce99" table:number-columns-repeated="999"/>
        </table:table-row>
        <table:table-row table:style-name="ro17">
          <table:table-cell table:style-name="ce60"/>
          <table:table-cell table:style-name="ce72" table:number-columns-spanned="2" table:number-rows-spanned="1"/>
          <table:covered-table-cell/>
          <table:table-cell table:style-name="ce72" table:number-columns-spanned="2" table:number-rows-spanned="1"/>
          <table:covered-table-cell/>
          <table:table-cell table:number-columns-repeated="2"/>
          <table:table-cell table:style-name="ce86" table:number-columns-spanned="3" table:number-rows-spanned="1"/>
          <table:covered-table-cell table:style-name="ce86"/>
          <table:covered-table-cell table:style-name="ce19"/>
          <table:table-cell/>
          <table:table-cell table:style-name="ce19"/>
          <table:table-cell/>
          <table:table-cell table:style-name="ce19"/>
          <table:table-cell table:style-name="ce97" table:number-columns-repeated="2"/>
          <table:table-cell table:number-columns-repeated="5"/>
          <table:table-cell table:style-name="ce99" table:number-columns-repeated="3"/>
          <table:table-cell/>
          <table:table-cell table:style-name="ce99" table:number-columns-repeated="999"/>
        </table:table-row>
        <table:table-row table:style-name="ro17">
          <table:table-cell table:style-name="ce61"/>
          <table:table-cell table:style-name="ce25" table:number-columns-spanned="2" table:number-rows-spanned="1"/>
          <table:covered-table-cell table:style-name="ce21"/>
          <table:table-cell table:style-name="ce25" table:number-columns-spanned="2" table:number-rows-spanned="1"/>
          <table:covered-table-cell table:style-name="ce21"/>
          <table:table-cell table:style-name="ce21" table:number-columns-repeated="2"/>
          <table:table-cell table:style-name="ce25" table:number-columns-spanned="3" table:number-rows-spanned="1"/>
          <table:covered-table-cell table:style-name="ce25"/>
          <table:covered-table-cell table:style-name="ce21"/>
          <table:table-cell table:style-name="ce21" table:number-columns-repeated="4"/>
          <table:table-cell table:style-name="ce98" table:number-columns-repeated="2"/>
          <table:table-cell table:number-columns-repeated="5"/>
          <table:table-cell table:style-name="ce99" table:number-columns-repeated="3"/>
          <table:table-cell/>
          <table:table-cell table:style-name="ce99" table:number-columns-repeated="999"/>
        </table:table-row>
        <table:table-row table:style-name="ro2">
          <table:table-cell table:style-name="ce55" office:value-type="string">
            <text:p>damages_start</text:p>
          </table:table-cell>
          <table:table-cell table:style-name="ce55" table:number-columns-repeated="20"/>
          <table:table-cell table:style-name="ce100" table:number-columns-repeated="1003"/>
        </table:table-row>
        <table:table-row table:style-name="ro13">
          <table:table-cell table:style-name="ce16" office:value-type="string">
            <text:p>Damage</text:p>
          </table:table-cell>
          <table:table-cell table:style-name="ce16" office:value-type="string">
            <text:p>Armor</text:p>
          </table:table-cell>
          <table:table-cell table:style-name="ce16" office:value-type="string">
            <text:p>Coef.</text:p>
          </table:table-cell>
          <table:table-cell table:number-columns-repeated="4"/>
          <table:table-cell table:style-name="ce88" table:number-columns-repeated="4"/>
          <table:table-cell table:style-name="Default"/>
          <table:table-cell table:number-columns-repeated="2"/>
          <table:table-cell table:style-name="ce88" table:number-columns-repeated="7"/>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Light</text:p>
          </table:table-cell>
          <table:table-cell table:style-name="ce36" office:value-type="float" office:value="1.6">
            <text:p>1.6</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9" table:number-columns-repeated="3"/>
          <table:table-cell/>
          <table:table-cell table:style-name="ce99"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9" table:number-columns-repeated="3"/>
          <table:table-cell/>
          <table:table-cell table:style-name="ce99" table:number-columns-repeated="999"/>
        </table:table-row>
        <table:table-row table:style-name="ro2">
          <table:table-cell table:style-name="ce55" office:value-type="string">
            <text:p>units_start</text:p>
          </table:table-cell>
          <table:table-cell table:style-name="ce55" table:number-columns-repeated="20"/>
          <table:table-cell table:style-name="ce100" table:number-columns-repeated="1003"/>
        </table:table-row>
        <table:table-row table:style-name="ro18">
          <table:table-cell table:style-name="ce62" office:value-type="string">
            <text:p>Unit name</text:p>
          </table:table-cell>
          <table:table-cell table:style-name="ce62" office:value-type="string">
            <text:p>Tier</text:p>
          </table:table-cell>
          <table:table-cell table:style-name="ce62" office:value-type="string">
            <text:p>HP</text:p>
          </table:table-cell>
          <table:table-cell table:style-name="ce62" office:value-type="string">
            <text:p>Init.</text:p>
          </table:table-cell>
          <table:table-cell table:style-name="ce62" office:value-type="string">
            <text:p>Dmg / Gun</text:p>
          </table:table-cell>
          <table:table-cell table:style-name="ce62" office:value-type="string">
            <text:p>cldn</text:p>
          </table:table-cell>
          <table:table-cell table:style-name="ce62" office:value-type="string">
            <text:p>Gun reach</text:p>
          </table:table-cell>
          <table:table-cell table:style-name="ce62" office:value-type="string">
            <text:p>Gun cnt</text:p>
          </table:table-cell>
          <table:table-cell table:style-name="ce62" office:value-type="string">
            <text:p>Dmg type</text:p>
          </table:table-cell>
          <table:table-cell table:style-name="ce62" office:value-type="string">
            <text:p>Build Time min</text:p>
          </table:table-cell>
          <table:table-cell table:style-name="ce62" office:value-type="string">
            <text:p>XP mod.</text:p>
          </table:table-cell>
          <table:table-cell table:style-name="ce62" office:value-type="string">
            <text:p>XP <text:s/>for level</text:p>
          </table:table-cell>
          <table:table-cell table:style-name="ce62" office:value-type="string">
            <text:p>Armor type</text:p>
          </table:table-cell>
          <table:table-cell table:style-name="ce62" office:value-type="string">
            <text:p>Dmg mod</text:p>
          </table:table-cell>
          <table:table-cell table:style-name="ce62" office:value-type="string">
            <text:p>Arm mod</text:p>
          </table:table-cell>
          <table:table-cell table:style-name="ce62" office:value-type="string">
            <text:p>Max lvl</text:p>
          </table:table-cell>
          <table:table-cell table:style-name="ce62" office:value-type="string">
            <text:p>Base cost</text:p>
          </table:table-cell>
          <table:table-cell table:style-name="ce62" office:value-type="string">
            <text:p>Metal</text:p>
          </table:table-cell>
          <table:table-cell table:style-name="ce62" office:value-type="string">
            <text:p>Energy</text:p>
          </table:table-cell>
          <table:table-cell table:style-name="ce62" office:value-type="string">
            <text:p>Zetium</text:p>
          </table:table-cell>
          <table:table-cell table:style-name="ce62" office:value-type="string">
            <text:p>Population</text:p>
          </table:table-cell>
          <table:table-cell table:style-name="ce62" office:value-type="string">
            <office:annotation draw:style-name="gr4" draw:text-style-name="P3" svg:width="1.1413in" svg:height="0.8567in" svg:x="11.4937in" svg:y="9.2031in" draw:caption-point-x="-0.2402in" draw:caption-point-y="0.6091in">
              <dc:creator>AŠ</dc:creator>
              <dc:date>2011-01-02T00:00:00</dc:date>
              <text:p text:style-name="P3"><text:span text:style-name="T3">Pagal kainą – unitas užima tiek, kiek užima resursai skirti jį pagaminti.</text:span></text:p>
            </office:annotation>
            <text:p>Volume</text:p>
          </table:table-cell>
          <table:table-cell table:style-name="ce62" office:value-type="string">
            <office:annotation draw:style-name="gr4" draw:text-style-name="P3" svg:width="1.1413in" svg:height="0.5457in" svg:x="11.8638in" svg:y="9.2031in" draw:caption-point-x="-0.2402in" draw:caption-point-y="0.6091in">
              <dc:creator>AŠ</dc:creator>
              <dc:date>2011-01-02T00:00:00</dc:date>
              <text:p text:style-name="P3"><text:span text:style-name="T3">Kaip volume, tik dar padauginta iš storage mod'o.</text:span></text:p>
            </office:annotation>
            <text:p>Storage</text:p>
          </table:table-cell>
          <table:table-cell table:style-name="ce62" office:value-type="string">
            <text:p>SS jump time (min)</text:p>
          </table:table-cell>
          <table:table-cell table:style-name="ce62" office:value-type="string">
            <text:p>Galaxy jump time (min)</text:p>
          </table:table-cell>
          <table:table-cell table:style-name="ce62" table:number-columns-repeated="999"/>
        </table:table-row>
        <table:table-row table:style-name="ro1">
          <table:table-cell table:style-name="ce63" office:value-type="string">
            <text:p>Trooper</text:p>
          </table:table-cell>
          <table:table-cell table:content-validation-name="val5" office:value-type="string">
            <text:p>T1</text:p>
          </table:table-cell>
          <table:table-cell table:style-name="ce76"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P54]-1)))" office:value-type="float" office:value="341">
            <text:p>341</text:p>
          </table:table-cell>
          <table:table-cell table:content-validation-name="val10" office:value-type="string">
            <text:p>Light</text:p>
          </table:table-cell>
          <table:table-cell table:formula="of:=[Variables.$B$16]/([.P54]-1)" office:value-type="float" office:value="15">
            <text:p>15</text:p>
          </table:table-cell>
          <table:table-cell table:formula="of:=[Variables.$B$17]/([.P54]-1)" office:value-type="float" office:value="7">
            <text:p>7</text:p>
          </table:table-cell>
          <table:table-cell office:value-type="float" office:value="10">
            <text:p>10</text:p>
          </table:table-cell>
          <table:table-cell table:style-name="ce76" table:formula="of:=([.C54]*VLOOKUP([.$B54];[.$A$2:.$N29];11;0)+[.E54]*[.H54]*VLOOKUP([.$B54];[.$A$2:.$N29];12;0))*(1 + ([.D54]-[Variables.$B$6])*VLOOKUP([.$B54];[.$A$2:.$O29];13;0)/100)" office:value-type="float" office:value="113">
            <text:p>113</text:p>
          </table:table-cell>
          <table:table-cell table:style-name="ce76" table:formula="of:=VLOOKUP([.$B54];[.$A$2:.$H13];2;0)*[.$Q54]" office:value-type="float" office:value="339">
            <text:p>339</text:p>
          </table:table-cell>
          <table:table-cell table:style-name="ce76" table:formula="of:=VLOOKUP([.$B54];[.$A$2:.$H5];4;0)*[.$Q54]" office:value-type="float" office:value="678">
            <text:p>678</text:p>
          </table:table-cell>
          <table:table-cell table:style-name="ce76" table:formula="of:=VLOOKUP([.$B54];[.$A$2:.$H5];6;0)*[.$Q54]" office:value-type="float" office:value="0">
            <text:p>0</text:p>
          </table:table-cell>
          <table:table-cell table:formula="of:=VLOOKUP([.$B54];[.$A$2:.$Q13]; 16; 0) * (CEILING((CEILING([.$R54]/[Variables.$B$11];1)+CEILING([.$S54]/[Variables.$B$12];1)+CEILING([.$T54]/[Variables.$B$13];1))/[Variables.$B$20]; 1))" office:value-type="float" office:value="1">
            <text:p>1</text:p>
          </table:table-cell>
          <table:table-cell table:formula="of:=VLOOKUP([.$B54];[.$A$2:.$Q13]; 17; 0) * (CEILING([.$R54]/[Variables.$B$11];1)+CEILING([.$S54]/[Variables.$B$12];1)+CEILING([.$T54]/[Variables.$B$13];1))" office:value-type="float" office:value="29">
            <text:p>29</text:p>
          </table:table-cell>
          <table:table-cell table:number-columns-repeated="2"/>
          <table:table-cell table:style-name="Default"/>
          <table:table-cell table:number-columns-repeated="999"/>
        </table:table-row>
        <table:table-row table:style-name="ro1">
          <table:table-cell table:style-name="ce63" office:value-type="string">
            <text:p>Shocker</text:p>
          </table:table-cell>
          <table:table-cell table:content-validation-name="val5" office:value-type="string">
            <text:p>T1,5</text:p>
          </table:table-cell>
          <table:table-cell table:style-name="ce76" office:value-type="float" office:value="370">
            <text:p>370</text:p>
          </table:table-cell>
          <table:table-cell office:value-type="float" office:value="8">
            <office:annotation draw:style-name="gr5" draw:text-style-name="P3" svg:width="3.0752in" svg:height="0.3902in" svg:x="2.6035in" svg:y="9.9776in" draw:caption-point-x="-0.2402in" draw:caption-point-y="0.6142in">
              <dc:creator>AŠ</dc:creator>
              <dc:date>2010-12-18T00:00:00</dc:date>
              <text:p text:style-name="P3"><text:span text:style-name="T3">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P55]-1)))" office:value-type="float" office:value="842">
            <text:p>842</text:p>
          </table:table-cell>
          <table:table-cell table:content-validation-name="val10" office:value-type="string">
            <text:p>Normal</text:p>
          </table:table-cell>
          <table:table-cell table:formula="of:=[Variables.$B$16]/([.P55]-1)" office:value-type="float" office:value="15">
            <text:p>15</text:p>
          </table:table-cell>
          <table:table-cell table:formula="of:=[Variables.$B$17]/([.P55]-1)" office:value-type="float" office:value="7">
            <text:p>7</text:p>
          </table:table-cell>
          <table:table-cell office:value-type="float" office:value="10">
            <text:p>10</text:p>
          </table:table-cell>
          <table:table-cell table:style-name="ce76" table:formula="of:=([.C55]*VLOOKUP([.$B55];[.$A$2:.$N30];11;0)+[.E55]*[.H55]*VLOOKUP([.$B55];[.$A$2:.$N30];12;0))*(1 + ([.D55]-[Variables.$B$6])*VLOOKUP([.$B55];[.$A$2:.$O30];13;0)/100)" office:value-type="float" office:value="333.938">
            <text:p>333.94</text:p>
          </table:table-cell>
          <table:table-cell table:style-name="ce76" table:formula="of:=VLOOKUP([.$B55];[.$A$2:.$H28];2;0)*[.$Q55]" office:value-type="float" office:value="801.4512">
            <text:p>801.45</text:p>
          </table:table-cell>
          <table:table-cell table:style-name="ce76" table:formula="of:=VLOOKUP([.$B55];[.$A$2:.$H28];4;0)*[.$Q55]" office:value-type="float" office:value="1602.9024">
            <text:p>1602.9</text:p>
          </table:table-cell>
          <table:table-cell table:style-name="ce76" table:formula="of:=VLOOKUP([.$B55];[.$A$2:.$H28];6;0)*[.$Q55]" office:value-type="float" office:value="35.06349">
            <text:p>35.06</text:p>
          </table:table-cell>
          <table:table-cell table:formula="of:=VLOOKUP([.$B55];[.$A$2:.$Q14]; 16; 0) * (CEILING((CEILING([.$R55]/[Variables.$B$11];1)+CEILING([.$S55]/[Variables.$B$12];1)+CEILING([.$T55]/[Variables.$B$13];1))/[Variables.$B$20]; 1))" office:value-type="float" office:value="3">
            <text:p>3</text:p>
          </table:table-cell>
          <table:table-cell table:formula="of:=VLOOKUP([.$B55];[.$A$2:.$Q14]; 17; 0) * (CEILING([.$R55]/[Variables.$B$11];1)+CEILING([.$S55]/[Variables.$B$12];1)+CEILING([.$T55]/[Variables.$B$13];1))" office:value-type="float" office:value="72">
            <text:p>72</text:p>
          </table:table-cell>
          <table:table-cell table:number-columns-repeated="2"/>
          <table:table-cell table:style-name="Default"/>
          <table:table-cell table:number-columns-repeated="999"/>
        </table:table-row>
        <table:table-row table:style-name="ro1">
          <table:table-cell table:style-name="ce63" office:value-type="string">
            <text:p>Seeker</text:p>
          </table:table-cell>
          <table:table-cell table:content-validation-name="val5" office:value-type="string">
            <text:p>T1</text:p>
          </table:table-cell>
          <table:table-cell table:style-name="ce76" office:value-type="float" office:value="90">
            <text:p>90</text:p>
          </table:table-cell>
          <table:table-cell office:value-type="float" office:value="9">
            <office:annotation draw:style-name="gr8" draw:text-style-name="P3" svg:width="2.6854in" svg:height="0.8567in" svg:x="2.6035in" svg:y="10.1492in" draw:caption-point-x="-0.2402in" draw:caption-point-y="0.6142in">
              <dc:creator>AŠ</dc:creator>
              <dc:date>2011-05-15T00:00:00</dc:date>
              <text:p text:style-name="P3"><text:span text:style-name="T3">Lėtesni nei Trooperiai, nes daro žymiai daugiau damage.</text:span></text:p>
              <text:p text:style-name="P3"><text:span text:style-name="T3"/></text:p>
              <text:p text:style-name="P3"><text:span text:style-name="T3">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P56]-1)))" office:value-type="float" office:value="205">
            <text:p>205</text:p>
          </table:table-cell>
          <table:table-cell table:content-validation-name="val10" office:value-type="string">
            <text:p>Light</text:p>
          </table:table-cell>
          <table:table-cell table:formula="of:=[Variables.$B$16]/([.P56]-1)" office:value-type="float" office:value="15">
            <text:p>15</text:p>
          </table:table-cell>
          <table:table-cell table:formula="of:=[Variables.$B$17]/([.P56]-1)" office:value-type="float" office:value="7">
            <text:p>7</text:p>
          </table:table-cell>
          <table:table-cell office:value-type="float" office:value="10">
            <text:p>10</text:p>
          </table:table-cell>
          <table:table-cell table:style-name="ce76" table:formula="of:=([.C56]*VLOOKUP([.$B56];[.$A$2:.$N31];11;0)+[.E56]*[.H56]*VLOOKUP([.$B56];[.$A$2:.$N31];12;0))*(1 + ([.D56]-[Variables.$B$6])*VLOOKUP([.$B56];[.$A$2:.$O31];13;0)/100)" office:value-type="float" office:value="165.54">
            <text:p>165.54</text:p>
          </table:table-cell>
          <table:table-cell table:style-name="ce76" table:formula="of:=VLOOKUP([.$B56];[.$A$2:.$H29];2;0)*[.$Q56]" office:value-type="float" office:value="496.62">
            <text:p>496.62</text:p>
          </table:table-cell>
          <table:table-cell table:style-name="ce76" table:formula="of:=VLOOKUP([.$B56];[.$A$2:.$H29];4;0)*[.$Q56]" office:value-type="float" office:value="993.24">
            <text:p>993.24</text:p>
          </table:table-cell>
          <table:table-cell table:style-name="ce76" table:formula="of:=VLOOKUP([.$B56];[.$A$2:.$H29];6;0)*[.$Q56]" office:value-type="float" office:value="0">
            <text:p>0</text:p>
          </table:table-cell>
          <table:table-cell table:formula="of:=VLOOKUP([.$B56];[.$A$2:.$Q15]; 16; 0) * (CEILING((CEILING([.$R56]/[Variables.$B$11];1)+CEILING([.$S56]/[Variables.$B$12];1)+CEILING([.$T56]/[Variables.$B$13];1))/[Variables.$B$20]; 1))" office:value-type="float" office:value="2">
            <text:p>2</text:p>
          </table:table-cell>
          <table:table-cell table:formula="of:=VLOOKUP([.$B56];[.$A$2:.$Q15]; 17; 0) * (CEILING([.$R56]/[Variables.$B$11];1)+CEILING([.$S56]/[Variables.$B$12];1)+CEILING([.$T56]/[Variables.$B$13];1))" office:value-type="float" office:value="42">
            <text:p>42</text:p>
          </table:table-cell>
          <table:table-cell table:number-columns-repeated="2"/>
          <table:table-cell table:style-name="Default"/>
          <table:table-cell table:number-columns-repeated="999"/>
        </table:table-row>
        <table:table-row table:style-name="ro1">
          <table:table-cell table:style-name="ce63"/>
          <table:table-cell table:content-validation-name="val5" office:value-type="string">
            <text:p>T1</text:p>
          </table:table-cell>
          <table:table-cell table:style-name="ce76"/>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6]/([.P57]-1)" office:value-type="float" office:value="-135">
            <text:p>-135</text:p>
          </table:table-cell>
          <table:table-cell table:formula="of:=[Variables.$B$17]/([.P57]-1)" office:value-type="float" office:value="-63">
            <text:p>-63</text:p>
          </table:table-cell>
          <table:table-cell/>
          <table:table-cell table:style-name="ce76" table:formula="of:=([.C57]*VLOOKUP([.$B57];[.$A$2:.$N32];11;0)+[.E57]*[.H57]*VLOOKUP([.$B57];[.$A$2:.$N32];12;0))*(1 + ([.D57]-[Variables.$B$6])*VLOOKUP([.$B57];[.$A$2:.$O32];13;0)/100)" office:value-type="float" office:value="0">
            <text:p>0</text:p>
          </table:table-cell>
          <table:table-cell table:style-name="ce76"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6"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P58]-1)))" office:value-type="float" office:value="5689">
            <text:p>5689</text:p>
          </table:table-cell>
          <table:table-cell table:content-validation-name="val10" office:value-type="string">
            <text:p>Heavy</text:p>
          </table:table-cell>
          <table:table-cell table:formula="of:=[Variables.$B$16]/([.P58]-1)" office:value-type="float" office:value="15">
            <text:p>15</text:p>
          </table:table-cell>
          <table:table-cell table:formula="of:=[Variables.$B$17]/([.P58]-1)" office:value-type="float" office:value="7">
            <text:p>7</text:p>
          </table:table-cell>
          <table:table-cell office:value-type="float" office:value="10">
            <text:p>10</text:p>
          </table:table-cell>
          <table:table-cell table:style-name="ce76" table:formula="of:=([.C58]*VLOOKUP([.$B58];[.$A$2:.$N33];11;0)+[.E58]*[.H58]*VLOOKUP([.$B58];[.$A$2:.$N33];12;0))*(1 + ([.D58]-[Variables.$B$6])*VLOOKUP([.$B58];[.$A$2:.$O33];13;0)/100)" office:value-type="float" office:value="831.3">
            <text:p>831.3</text:p>
          </table:table-cell>
          <table:table-cell table:style-name="ce76" table:formula="of:=VLOOKUP([.$B58];[.$A$2:.$H30];2;0)*[.$Q58]" office:value-type="float" office:value="2493.9">
            <text:p>2493.9</text:p>
          </table:table-cell>
          <table:table-cell table:style-name="ce76" table:formula="of:=VLOOKUP([.$B58];[.$A$2:.$H30];4;0)*[.$Q58]" office:value-type="float" office:value="3865.545">
            <text:p>3865.55</text:p>
          </table:table-cell>
          <table:table-cell table:style-name="ce76" table:formula="of:=VLOOKUP([.$B58];[.$A$2:.$H30];6;0)*[.$Q58]" office:value-type="float" office:value="249.39">
            <text:p>249.39</text:p>
          </table:table-cell>
          <table:table-cell table:formula="of:=VLOOKUP([.$B58];[.$A$2:.$Q17]; 16; 0) * (CEILING((CEILING([.$R58]/[Variables.$B$11];1)+CEILING([.$S58]/[Variables.$B$12];1)+CEILING([.$T58]/[Variables.$B$13];1))/[Variables.$B$20]; 1))" office:value-type="float" office:value="8">
            <text:p>8</text:p>
          </table:table-cell>
          <table:table-cell table:formula="of:=VLOOKUP([.$B58];[.$A$2:.$Q17]; 17; 0) * (CEILING([.$R58]/[Variables.$B$11];1)+CEILING([.$S58]/[Variables.$B$12];1)+CEILING([.$T58]/[Variables.$B$13];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6"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P59]-1)))" office:value-type="float" office:value="1320">
            <text:p>1320</text:p>
          </table:table-cell>
          <table:table-cell table:content-validation-name="val10" office:value-type="string">
            <text:p>Light</text:p>
          </table:table-cell>
          <table:table-cell table:formula="of:=[Variables.$B$16]/([.P59]-1)" office:value-type="float" office:value="15">
            <text:p>15</text:p>
          </table:table-cell>
          <table:table-cell table:formula="of:=[Variables.$B$17]/([.P59]-1)" office:value-type="float" office:value="7">
            <text:p>7</text:p>
          </table:table-cell>
          <table:table-cell office:value-type="float" office:value="10">
            <text:p>10</text:p>
          </table:table-cell>
          <table:table-cell table:style-name="ce76" table:formula="of:=([.C59]*VLOOKUP([.$B59];[.$A$2:.$N34];11;0)+[.E59]*[.H59]*VLOOKUP([.$B59];[.$A$2:.$N34];12;0))*(1 + ([.D59]-[Variables.$B$6])*VLOOKUP([.$B59];[.$A$2:.$O34];13;0)/100)" office:value-type="float" office:value="693.78">
            <text:p>693.78</text:p>
          </table:table-cell>
          <table:table-cell table:style-name="ce76" table:formula="of:=VLOOKUP([.$B59];[.$A$2:.$H31];2;0)*[.$Q59]" office:value-type="float" office:value="2081.34">
            <text:p>2081.34</text:p>
          </table:table-cell>
          <table:table-cell table:style-name="ce76" table:formula="of:=VLOOKUP([.$B59];[.$A$2:.$H31];4;0)*[.$Q59]" office:value-type="float" office:value="3226.077">
            <text:p>3226.08</text:p>
          </table:table-cell>
          <table:table-cell table:style-name="ce76" table:formula="of:=VLOOKUP([.$B59];[.$A$2:.$H31];6;0)*[.$Q59]" office:value-type="float" office:value="208.134">
            <text:p>208.13</text:p>
          </table:table-cell>
          <table:table-cell table:formula="of:=VLOOKUP([.$B59];[.$A$2:.$Q18]; 16; 0) * (CEILING((CEILING([.$R59]/[Variables.$B$11];1)+CEILING([.$S59]/[Variables.$B$12];1)+CEILING([.$T59]/[Variables.$B$13];1))/[Variables.$B$20]; 1))" office:value-type="float" office:value="7">
            <text:p>7</text:p>
          </table:table-cell>
          <table:table-cell table:formula="of:=VLOOKUP([.$B59];[.$A$2:.$Q18]; 17; 0) * (CEILING([.$R59]/[Variables.$B$11];1)+CEILING([.$S59]/[Variables.$B$12];1)+CEILING([.$T59]/[Variables.$B$13];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6" office:value-type="float" office:value="1500">
            <text:p>1500</text:p>
          </table:table-cell>
          <table:table-cell table:formula="of:=[.D84]" office:value-type="float" office:value="9">
            <office:annotation draw:style-name="gr4" draw:text-style-name="P3" svg:width="1.1413in" svg:height="0.2346in" svg:x="2.6035in" svg:y="10.8488in" draw:caption-point-x="-0.2402in" draw:caption-point-y="0.6008in">
              <dc:creator>AŠ</dc:creator>
              <dc:date>2011-06-16T00:00:00</dc:date>
              <text:p text:style-name="P3"><text:span text:style-name="T3">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P60]-1)))" office:value-type="float" office:value="3413">
            <text:p>3413</text:p>
          </table:table-cell>
          <table:table-cell table:content-validation-name="val10" office:value-type="string">
            <text:p>Heavy</text:p>
          </table:table-cell>
          <table:table-cell table:formula="of:=[Variables.$B$16]/([.P60]-1)" office:value-type="float" office:value="15">
            <text:p>15</text:p>
          </table:table-cell>
          <table:table-cell table:formula="of:=[Variables.$B$17]/([.P60]-1)" office:value-type="float" office:value="7">
            <text:p>7</text:p>
          </table:table-cell>
          <table:table-cell office:value-type="float" office:value="10">
            <text:p>10</text:p>
          </table:table-cell>
          <table:table-cell table:style-name="ce76" table:formula="of:=([.C60]*VLOOKUP([.$B60];[.$A$2:.$N35];11;0)+[.E60]*[.H60]*VLOOKUP([.$B60];[.$A$2:.$N35];12;0))*(1 + ([.D60]-[Variables.$B$6])*VLOOKUP([.$B60];[.$A$2:.$O35];13;0)/100)" office:value-type="float" office:value="1367.1">
            <text:p>1367.1</text:p>
          </table:table-cell>
          <table:table-cell table:style-name="ce76" table:formula="of:=VLOOKUP([.$B60];[.$A$2:.$H32];2;0)*[.$Q60]" office:value-type="float" office:value="4101.3">
            <text:p>4101.3</text:p>
          </table:table-cell>
          <table:table-cell table:style-name="ce76" table:formula="of:=VLOOKUP([.$B60];[.$A$2:.$H32];4;0)*[.$Q60]" office:value-type="float" office:value="6151.95">
            <text:p>6151.95</text:p>
          </table:table-cell>
          <table:table-cell table:style-name="ce76" table:formula="of:=VLOOKUP([.$B60];[.$A$2:.$H32];6;0)*[.$Q60]" office:value-type="float" office:value="683.55">
            <text:p>683.55</text:p>
          </table:table-cell>
          <table:table-cell table:formula="of:=VLOOKUP([.$B60];[.$A$2:.$Q19]; 16; 0) * (CEILING((CEILING([.$R60]/[Variables.$B$11];1)+CEILING([.$S60]/[Variables.$B$12];1)+CEILING([.$T60]/[Variables.$B$13];1))/[Variables.$B$20]; 1))" office:value-type="float" office:value="14">
            <text:p>14</text:p>
          </table:table-cell>
          <table:table-cell table:formula="of:=VLOOKUP([.$B60];[.$A$2:.$Q19]; 17; 0) * (CEILING([.$R60]/[Variables.$B$11];1)+CEILING([.$S60]/[Variables.$B$12];1)+CEILING([.$T60]/[Variables.$B$13];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6"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C61]*VLOOKUP([.$B61];[.$A$2:.$N35];11;0)+[.E61]*[.H61]*VLOOKUP([.$B61];[.$A$2:.$N35];12;0))*(1 + ([.D61]-[Variables.$B$6])*VLOOKUP([.$B61];[.$A$2:.$O35];13;0)/100)" office:value-type="float" office:value="700">
            <text:p>700</text:p>
          </table:table-cell>
          <table:table-cell table:style-name="ce76" table:formula="of:=VLOOKUP([.$B61];[.$A$2:.$H32];2;0)*[.$Q61]" office:value-type="float" office:value="4900">
            <text:p>4900</text:p>
          </table:table-cell>
          <table:table-cell table:style-name="ce76" table:formula="of:=VLOOKUP([.$B61];[.$A$2:.$H32];4;0)*[.$Q61]" office:value-type="float" office:value="7000">
            <text:p>7000</text:p>
          </table:table-cell>
          <table:table-cell table:style-name="ce76" table:formula="of:=VLOOKUP([.$B61];[.$A$2:.$H32];6;0)*[.$Q61]" office:value-type="float" office:value="420">
            <text:p>420</text:p>
          </table:table-cell>
          <table:table-cell table:formula="of:=VLOOKUP([.$B61];[.$A$2:.$Q20]; 16; 0) * (CEILING((CEILING([.$R61]/[Variables.$B$11];1)+CEILING([.$S61]/[Variables.$B$12];1)+CEILING([.$T61]/[Variables.$B$13];1))/[Variables.$B$20]; 1))" office:value-type="float" office:value="14">
            <text:p>14</text:p>
          </table:table-cell>
          <table:table-cell table:formula="of:=VLOOKUP([.$B61];[.$A$2:.$Q20]; 17; 0) * (CEILING([.$R61]/[Variables.$B$11];1)+CEILING([.$S61]/[Variables.$B$12];1)+CEILING([.$T61]/[Variables.$B$13];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6"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P62]-1)))" office:value-type="float" office:value="6827">
            <text:p>6827</text:p>
          </table:table-cell>
          <table:table-cell table:content-validation-name="val10" office:value-type="string">
            <text:p>Fortified</text:p>
          </table:table-cell>
          <table:table-cell table:formula="of:=[Variables.$B$16]/([.P62]-1)" office:value-type="float" office:value="15">
            <text:p>15</text:p>
          </table:table-cell>
          <table:table-cell table:formula="of:=[Variables.$B$17]/([.P62]-1)" office:value-type="float" office:value="7">
            <text:p>7</text:p>
          </table:table-cell>
          <table:table-cell office:value-type="float" office:value="10">
            <text:p>10</text:p>
          </table:table-cell>
          <table:table-cell table:style-name="ce76" table:formula="of:=([.C62]*VLOOKUP([.$B62];[.$A$2:.$N36];11;0)+[.E62]*[.H62]*VLOOKUP([.$B62];[.$A$2:.$N36];12;0))*(1 + ([.D62]-[Variables.$B$6])*VLOOKUP([.$B62];[.$A$2:.$O36];13;0)/100)" office:value-type="float" office:value="900">
            <text:p>900</text:p>
          </table:table-cell>
          <table:table-cell table:style-name="ce76" table:formula="of:=VLOOKUP([.$B62];[.$A$2:.$H33];2;0)*[.$Q62]" office:value-type="float" office:value="6300">
            <text:p>6300</text:p>
          </table:table-cell>
          <table:table-cell table:style-name="ce76" table:formula="of:=VLOOKUP([.$B62];[.$A$2:.$H33];4;0)*[.$Q62]" office:value-type="float" office:value="9000">
            <text:p>9000</text:p>
          </table:table-cell>
          <table:table-cell table:style-name="ce76" table:formula="of:=VLOOKUP([.$B62];[.$A$2:.$H33];6;0)*[.$Q62]" office:value-type="float" office:value="540">
            <text:p>540</text:p>
          </table:table-cell>
          <table:table-cell table:formula="of:=VLOOKUP([.$B62];[.$A$2:.$Q21]; 16; 0) * (CEILING((CEILING([.$R62]/[Variables.$B$11];1)+CEILING([.$S62]/[Variables.$B$12];1)+CEILING([.$T62]/[Variables.$B$13];1))/[Variables.$B$20]; 1))" office:value-type="float" office:value="18">
            <text:p>18</text:p>
          </table:table-cell>
          <table:table-cell/>
          <table:table-cell table:style-name="ce29" table:formula="of:=ROUND((CEILING([.R62]/[Variables.$B$11];1)+CEILING([.S62]/[Variables.$B$12];1)+CEILING([.T62]/[Variables.$B$13];1))*[Variables.$B$14])" office:value-type="float" office:value="1246">
            <text:p>1246</text:p>
          </table:table-cell>
          <table:table-cell table:formula="of:=[.C62]*TBLFIND([.$A$1:.$N$29];[.B62]; [.$N$1])" office:value-type="float" office:value="13.2">
            <text:p>13.2</text:p>
          </table:table-cell>
          <table:table-cell table:style-name="ce29"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6"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6" table:formula="of:=[.Q64]/[.$Z$63]" office:value-type="float" office:value="307.5">
            <text:p>307.5</text:p>
          </table:table-cell>
          <table:table-cell table:style-name="ce76" table:formula="of:=[.R64]/[.$Z$63]" office:value-type="float" office:value="768.75">
            <text:p>768.75</text:p>
          </table:table-cell>
          <table:table-cell table:style-name="ce76" table:formula="of:=[.S64]/[.$Z$63]" office:value-type="float" office:value="1076.25">
            <text:p>1076.25</text:p>
          </table:table-cell>
          <table:table-cell table:style-name="ce76" table:formula="of:=[.T64]/[.$Z$63]*2.5" office:value-type="float" office:value="134.53125">
            <text:p>134.53</text:p>
          </table:table-cell>
          <table:table-cell table:formula="of:=VLOOKUP([.$B63];[.$A$2:.$Q22]; 16; 0) * (CEILING((CEILING([.$R63]/[Variables.$B$11];1)+CEILING([.$S63]/[Variables.$B$12];1)+CEILING([.$T63]/[Variables.$B$13];1))/[Variables.$B$20]; 1))" office:value-type="float" office:value="3">
            <text:p>3</text:p>
          </table:table-cell>
          <table:table-cell/>
          <table:table-cell table:style-name="ce29"/>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3" svg:width="1.1413in" svg:height="0.2346in" svg:x="13.6827in" svg:y="11.3665in" draw:caption-point-x="-0.2402in" draw:caption-point-y="0.598in">
              <dc:creator>AŠ</dc:creator>
              <dc:date>2011-11-08T00:00:00</dc:date>
              <text:p text:style-name="P3"><text:span text:style-name="T3">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7"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P64]-1)))" office:value-type="float" office:value="5120">
            <text:p>5120</text:p>
          </table:table-cell>
          <table:table-cell table:content-validation-name="val10" office:value-type="string">
            <text:p>Light</text:p>
          </table:table-cell>
          <table:table-cell table:formula="of:=[Variables.$B$16]/([.P64]-1)" office:value-type="float" office:value="15">
            <text:p>15</text:p>
          </table:table-cell>
          <table:table-cell table:formula="of:=[Variables.$B$17]/([.P64]-1)" office:value-type="float" office:value="7">
            <text:p>7</text:p>
          </table:table-cell>
          <table:table-cell office:value-type="float" office:value="10">
            <text:p>10</text:p>
          </table:table-cell>
          <table:table-cell table:style-name="ce76" table:formula="of:=([.C64]*VLOOKUP([.$B64];[.$A$2:.$N37];11;0)+[.E64]*[.H64]*VLOOKUP([.$B64];[.$A$2:.$N37];12;0))*(1 + ([.D64]-[Variables.$B$6])*VLOOKUP([.$B64];[.$A$2:.$O37];13;0)/100)" office:value-type="float" office:value="1537.5">
            <text:p>1537.5</text:p>
          </table:table-cell>
          <table:table-cell table:style-name="ce76" table:formula="of:=VLOOKUP([.$B64];[.$A$2:.$H52];2;0)*[.$Q64]" office:value-type="float" office:value="3843.75">
            <text:p>3843.75</text:p>
          </table:table-cell>
          <table:table-cell table:style-name="ce76" table:formula="of:=VLOOKUP([.$B64];[.$A$2:.$H52];4;0)*[.$Q64]" office:value-type="float" office:value="5381.25">
            <text:p>5381.25</text:p>
          </table:table-cell>
          <table:table-cell table:style-name="ce76" table:formula="of:=VLOOKUP([.$B64];[.$A$2:.$H52];6;0)*[.$Q64]" office:value-type="float" office:value="269.0625">
            <text:p>269.06</text:p>
          </table:table-cell>
          <table:table-cell table:formula="of:=VLOOKUP([.$B64];[.$A$2:.$Q23]; 16; 0) * (CEILING((CEILING([.$R64]/[Variables.$B$11];1)+CEILING([.$S64]/[Variables.$B$12];1)+CEILING([.$T64]/[Variables.$B$13];1))/[Variables.$B$20]; 1))" office:value-type="float" office:value="11">
            <text:p>11</text:p>
          </table:table-cell>
          <table:table-cell/>
          <table:table-cell table:style-name="ce29"/>
          <table:table-cell table:formula="of:=[.C64]*TBLFIND([.$A$1:.$N$29];[.B64]; [.$N$1])" office:value-type="float" office:value="7.2">
            <text:p>7.2</text:p>
          </table:table-cell>
          <table:table-cell table:style-name="ce29" table:formula="of:=[.C64]*TBLFIND([.$A$1:.$O$29];[.B64]; [.$O$1])" office:value-type="float" office:value="21.6">
            <text:p>21.6</text:p>
          </table:table-cell>
          <table:table-cell table:number-columns-repeated="999"/>
        </table:table-row>
        <table:table-row table:style-name="ro1">
          <table:table-cell table:style-name="ce64" office:value-type="string">
            <text:p>Cyrix</text:p>
          </table:table-cell>
          <table:table-cell table:content-validation-name="val5" office:value-type="string">
            <text:p>ST2</text:p>
          </table:table-cell>
          <table:table-cell table:style-name="ce78"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P65]-1)))" office:value-type="float" office:value="8146">
            <text:p>8146</text:p>
          </table:table-cell>
          <table:table-cell table:content-validation-name="val10" office:value-type="string">
            <text:p>Normal</text:p>
          </table:table-cell>
          <table:table-cell table:formula="of:=[Variables.$B$16]/([.P65]-1)" office:value-type="float" office:value="15">
            <text:p>15</text:p>
          </table:table-cell>
          <table:table-cell table:formula="of:=[Variables.$B$17]/([.P65]-1)" office:value-type="float" office:value="7">
            <text:p>7</text:p>
          </table:table-cell>
          <table:table-cell office:value-type="float" office:value="10">
            <text:p>10</text:p>
          </table:table-cell>
          <table:table-cell table:style-name="ce76" table:formula="of:=([.C65]*VLOOKUP([.$B65];[.$A$2:.$N38];11;0)+[.E65]*[.H65]*VLOOKUP([.$B65];[.$A$2:.$N38];12;0))*(1 + ([.D65]-[Variables.$B$6])*VLOOKUP([.$B65];[.$A$2:.$O38];13;0)/100)" office:value-type="float" office:value="2245.46">
            <text:p>2245.46</text:p>
          </table:table-cell>
          <table:table-cell table:style-name="ce76" table:formula="of:=VLOOKUP([.$B65];[.$A$2:.$H53];2;0)*[.$Q65]" office:value-type="float" office:value="5838.196">
            <text:p>5838.2</text:p>
          </table:table-cell>
          <table:table-cell table:style-name="ce76" table:formula="of:=VLOOKUP([.$B65];[.$A$2:.$H53];4;0)*[.$Q65]" office:value-type="float" office:value="8083.656">
            <text:p>8083.66</text:p>
          </table:table-cell>
          <table:table-cell table:style-name="ce76" table:formula="of:=VLOOKUP([.$B65];[.$A$2:.$H53];6;0)*[.$Q65]" office:value-type="float" office:value="505.2285">
            <text:p>505.23</text:p>
          </table:table-cell>
          <table:table-cell table:formula="of:=VLOOKUP([.$B65];[.$A$2:.$Q24]; 16; 0) * (CEILING((CEILING([.$R65]/[Variables.$B$11];1)+CEILING([.$S65]/[Variables.$B$12];1)+CEILING([.$T65]/[Variables.$B$13];1))/[Variables.$B$20]; 1))" office:value-type="float" office:value="17">
            <text:p>17</text:p>
          </table:table-cell>
          <table:table-cell/>
          <table:table-cell table:style-name="ce29"/>
          <table:table-cell table:formula="of:=[.C65]*TBLFIND([.$A$1:.$N$29];[.B65]; [.$N$1])" office:value-type="float" office:value="10.024">
            <text:p>10.02</text:p>
          </table:table-cell>
          <table:table-cell table:style-name="ce29" table:formula="of:=[.C65]*TBLFIND([.$A$1:.$O$29];[.B65]; [.$O$1])" office:value-type="float" office:value="30.072">
            <text:p>30.07</text:p>
          </table:table-cell>
          <table:table-cell table:number-columns-repeated="999"/>
        </table:table-row>
        <table:table-row table:style-name="ro1">
          <table:table-cell table:style-name="ce64" office:value-type="string">
            <text:p>Rhyno</text:p>
          </table:table-cell>
          <table:table-cell table:content-validation-name="val5" office:value-type="string">
            <text:p>ST4</text:p>
          </table:table-cell>
          <table:table-cell table:style-name="ce78" office:value-type="float" office:value="21500">
            <text:p>21500</text:p>
          </table:table-cell>
          <table:table-cell office:value-type="float" office:value="5">
            <office:annotation draw:style-name="gr3" draw:text-style-name="P3" svg:width="1.8717in" svg:height="0.2346in" svg:x="2.6035in" svg:y="11.8654in" draw:caption-point-x="-0.2402in" draw:caption-point-y="0.6138in">
              <dc:creator>AŠ</dc:creator>
              <dc:date>2010-12-22T00:00:00</dc:date>
              <text:p text:style-name="P3"><text:span text:style-name="T3">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P66]-1)))" office:value-type="float" office:value="48924">
            <text:p>48924</text:p>
          </table:table-cell>
          <table:table-cell table:content-validation-name="val10" office:value-type="string">
            <text:p>Heavy</text:p>
          </table:table-cell>
          <table:table-cell table:formula="of:=[Variables.$B$16]/([.P66]-1)" office:value-type="float" office:value="15">
            <text:p>15</text:p>
          </table:table-cell>
          <table:table-cell table:formula="of:=[Variables.$B$17]/([.P66]-1)" office:value-type="float" office:value="7">
            <text:p>7</text:p>
          </table:table-cell>
          <table:table-cell office:value-type="float" office:value="10">
            <text:p>10</text:p>
          </table:table-cell>
          <table:table-cell table:style-name="ce76" table:formula="of:=([.C66]*VLOOKUP([.$B66];[.$A$2:.$N39];11;0)+[.E66]*[.H66]*VLOOKUP([.$B66];[.$A$2:.$N39];12;0))*(1 + ([.D66]-[Variables.$B$6])*VLOOKUP([.$B66];[.$A$2:.$O39];13;0)/100)" office:value-type="float" office:value="6916">
            <text:p>6916</text:p>
          </table:table-cell>
          <table:table-cell table:style-name="ce76" table:formula="of:=VLOOKUP([.$B66];[.$A$2:.$H54];2;0)*[.$Q66]" office:value-type="float" office:value="20748">
            <text:p>20748</text:p>
          </table:table-cell>
          <table:table-cell table:style-name="ce76" table:formula="of:=VLOOKUP([.$B66];[.$A$2:.$H54];4;0)*[.$Q66]" office:value-type="float" office:value="31122">
            <text:p>31122</text:p>
          </table:table-cell>
          <table:table-cell table:style-name="ce76" table:formula="of:=VLOOKUP([.$B66];[.$A$2:.$H54];6;0)*[.$Q66]" office:value-type="float" office:value="4149.6">
            <text:p>4149.6</text:p>
          </table:table-cell>
          <table:table-cell table:formula="of:=VLOOKUP([.$B66];[.$A$2:.$Q25]; 16; 0) * (CEILING((CEILING([.$R66]/[Variables.$B$11];1)+CEILING([.$S66]/[Variables.$B$12];1)+CEILING([.$T66]/[Variables.$B$13];1))/[Variables.$B$20]; 1))" office:value-type="float" office:value="51">
            <text:p>51</text:p>
          </table:table-cell>
          <table:table-cell/>
          <table:table-cell table:style-name="ce29" table:formula="of:=ROUND([.W62]*0.33)" office:value-type="float" office:value="411">
            <text:p>411</text:p>
          </table:table-cell>
          <table:table-cell table:formula="of:=[.C66]*TBLFIND([.$A$1:.$N$29];[.B66]; [.$N$1])" office:value-type="float" office:value="17.2">
            <text:p>17.2</text:p>
          </table:table-cell>
          <table:table-cell table:style-name="ce29" table:formula="of:=[.C66]*TBLFIND([.$A$1:.$O$29];[.B66]; [.$O$1])" office:value-type="float" office:value="51.6">
            <text:p>51.6</text:p>
          </table:table-cell>
          <table:table-cell table:number-columns-repeated="999"/>
        </table:table-row>
        <table:table-row table:style-name="ro1">
          <table:table-cell table:style-name="ce64" office:value-type="string">
            <text:p>Rhyno Gun1</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6" table:formula="of:=([.C67]*VLOOKUP([.$B67];[.$A$2:.$N40];11;0)+[.E67]*[.H67]*VLOOKUP([.$B67];[.$A$2:.$N40];12;0))*(1 + ([.D67]-[Variables.$B$6])*VLOOKUP([.$B67];[.$A$2:.$O40];13;0)/100)" office:value-type="float" office:value="5065.45">
            <text:p>5065.45</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text:p>Rhyno Gun2</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6" table:formula="of:=([.C68]*VLOOKUP([.$B68];[.$A$2:.$N41];11;0)+[.E68]*[.H68]*VLOOKUP([.$B68];[.$A$2:.$N41];12;0))*(1 + ([.D68]-[Variables.$B$6])*VLOOKUP([.$B68];[.$A$2:.$O41];13;0)/100)" office:value-type="float" office:value="5014.75">
            <text:p>5014.75</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text:p>Rhyno Gun3</text:p>
          </table:table-cell>
          <table:table-cell table:content-validation-name="val5" table:formula="of:=[.B$66]" office:value-type="string" office:string-value="ST4">
            <text:p>ST4</text:p>
          </table:table-cell>
          <table:table-cell table:style-name="ce78" table:formula="of:=[.C$66]" office:value-type="float" office:value="21500">
            <text:p>21500</text:p>
          </table:table-cell>
          <table:table-cell table:style-name="ce81"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6" table:formula="of:=([.C69]*VLOOKUP([.$B69];[.$A$2:.$N42];11;0)+[.E69]*[.H69]*VLOOKUP([.$B69];[.$A$2:.$N42];12;0))*(1 + ([.D69]-[Variables.$B$6])*VLOOKUP([.$B69];[.$A$2:.$O42];13;0)/100)" office:value-type="float" office:value="3823.3">
            <text:p>3823.3</text:p>
          </table:table-cell>
          <table:table-cell table:style-name="ce76" table:number-columns-repeated="3"/>
          <table:table-cell table:number-columns-repeated="4"/>
          <table:table-cell table:style-name="ce29"/>
          <table:table-cell table:number-columns-repeated="999"/>
        </table:table-row>
        <table:table-row table:style-name="ro1">
          <table:table-cell table:style-name="ce64" office:value-type="string">
            <office:annotation draw:style-name="gr3" draw:text-style-name="P3" svg:width="1.8772in" svg:height="0.2346in" svg:x="1.2012in" svg:y="12.5516in" draw:caption-point-x="-0.2402in" draw:caption-point-y="0.6138in">
              <dc:creator>AŠ</dc:creator>
              <dc:date>2010-12-22T00:00:00</dc:date>
              <text:p text:style-name="P3"><text:span text:style-name="T3">Counteris Crow ir Avenger.</text:span></text:p>
            </office:annotation>
            <text:p>Dart</text:p>
          </table:table-cell>
          <table:table-cell table:content-validation-name="val5" office:value-type="string">
            <text:p>ST2</text:p>
          </table:table-cell>
          <table:table-cell table:style-name="ce78" office:value-type="float" office:value="2300">
            <text:p>2300</text:p>
          </table:table-cell>
          <table:table-cell office:value-type="float" office:value="14">
            <office:annotation draw:style-name="gr5" draw:text-style-name="P3" svg:width="2.535in" svg:height="0.3902in" svg:x="2.6035in" svg:y="12.5516in" draw:caption-point-x="-0.2402in" draw:caption-point-y="0.6138in">
              <dc:creator>AŠ</dc:creator>
              <dc:date>2010-12-22T00:00:00</dc:date>
              <text:p text:style-name="P3"><text:span text:style-name="T3">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P70]-1)))" office:value-type="float" office:value="5234">
            <text:p>5234</text:p>
          </table:table-cell>
          <table:table-cell table:content-validation-name="val10" office:value-type="string">
            <text:p>Light</text:p>
          </table:table-cell>
          <table:table-cell table:formula="of:=[Variables.$B$16]/([.P70]-1)" office:value-type="float" office:value="15">
            <text:p>15</text:p>
          </table:table-cell>
          <table:table-cell table:formula="of:=[Variables.$B$17]/([.P70]-1)" office:value-type="float" office:value="7">
            <text:p>7</text:p>
          </table:table-cell>
          <table:table-cell office:value-type="float" office:value="10">
            <text:p>10</text:p>
          </table:table-cell>
          <table:table-cell table:style-name="ce76" table:formula="of:=([.C70]*VLOOKUP([.$B70];[.$A$2:.$N43];11;0)+[.E70]*[.H70]*VLOOKUP([.$B70];[.$A$2:.$N43];12;0))*(1 + ([.D70]-[Variables.$B$6])*VLOOKUP([.$B70];[.$A$2:.$O43];13;0)/100)" office:value-type="float" office:value="3731.2">
            <text:p>3731.2</text:p>
          </table:table-cell>
          <table:table-cell table:style-name="ce76" table:formula="of:=VLOOKUP([.$B70];[.$A$2:.$H55];2;0)*[.$Q70]" office:value-type="float" office:value="9701.12">
            <text:p>9701.12</text:p>
          </table:table-cell>
          <table:table-cell table:style-name="ce76" table:formula="of:=VLOOKUP([.$B70];[.$A$2:.$H55];4;0)*[.$Q70]" office:value-type="float" office:value="13432.32">
            <text:p>13432.32</text:p>
          </table:table-cell>
          <table:table-cell table:style-name="ce76" table:formula="of:=VLOOKUP([.$B70];[.$A$2:.$H55];6;0)*[.$Q70]" office:value-type="float" office:value="839.52">
            <text:p>839.52</text:p>
          </table:table-cell>
          <table:table-cell table:formula="of:=VLOOKUP([.$B70];[.$A$2:.$Q29]; 16; 0) * (CEILING((CEILING([.$R70]/[Variables.$B$11];1)+CEILING([.$S70]/[Variables.$B$12];1)+CEILING([.$T70]/[Variables.$B$13];1))/[Variables.$B$20]; 1))" office:value-type="float" office:value="28">
            <text:p>28</text:p>
          </table:table-cell>
          <table:table-cell table:number-columns-repeated="2"/>
          <table:table-cell table:formula="of:=[.C70]*TBLFIND([.$A$1:.$N$29];[.B70]; [.$N$1])" office:value-type="float" office:value="6.44">
            <text:p>6.44</text:p>
          </table:table-cell>
          <table:table-cell table:style-name="ce29" table:formula="of:=[.C70]*TBLFIND([.$A$1:.$O$29];[.B70]; [.$O$1])" office:value-type="float" office:value="19.32">
            <text:p>19.32</text:p>
          </table:table-cell>
          <table:table-cell table:number-columns-repeated="999"/>
        </table:table-row>
        <table:table-row table:style-name="ro1">
          <table:table-cell table:style-name="ce65" office:value-type="string">
            <office:annotation draw:style-name="gr3" draw:text-style-name="P3" svg:width="2.235in" svg:height="0.2346in" svg:x="1.2012in" svg:y="12.7232in" draw:caption-point-x="-0.2402in" draw:caption-point-y="0.6138in">
              <dc:creator>AŠ</dc:creator>
              <dc:date>2010-12-22T00:00:00</dc:date>
              <text:p text:style-name="P3"><text:span text:style-name="T3">Counteris Cyrix ir Rhyno.</text:span></text:p>
            </office:annotation>
            <text:p>Avenger</text:p>
          </table:table-cell>
          <table:table-cell table:content-validation-name="val5" office:value-type="string">
            <text:p>ST2</text:p>
          </table:table-cell>
          <table:table-cell table:style-name="ce77" office:value-type="float" office:value="2000">
            <text:p>2000</text:p>
          </table:table-cell>
          <table:table-cell office:value-type="float" office:value="8">
            <office:annotation draw:style-name="gr4" draw:text-style-name="P3" svg:width="1.1413in" svg:height="0.5457in" svg:x="2.6035in" svg:y="12.7232in" draw:caption-point-x="-0.2402in" draw:caption-point-y="0.6138in">
              <dc:creator>AŠ</dc:creator>
              <dc:date>2010-12-22T00:00:00</dc:date>
              <text:p text:style-name="P3"><text:span text:style-name="T3">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P71]-1)))" office:value-type="float" office:value="4551">
            <text:p>4551</text:p>
          </table:table-cell>
          <table:table-cell table:content-validation-name="val10" office:value-type="string">
            <text:p>Light</text:p>
          </table:table-cell>
          <table:table-cell table:formula="of:=[Variables.$B$16]/([.P71]-1)" office:value-type="float" office:value="15">
            <text:p>15</text:p>
          </table:table-cell>
          <table:table-cell table:formula="of:=[Variables.$B$17]/([.P71]-1)" office:value-type="float" office:value="7">
            <text:p>7</text:p>
          </table:table-cell>
          <table:table-cell office:value-type="float" office:value="10">
            <text:p>10</text:p>
          </table:table-cell>
          <table:table-cell table:style-name="ce76" table:formula="of:=([.C71]*VLOOKUP([.$B71];[.$A$2:.$N44];11;0)+[.E71]*[.H71]*VLOOKUP([.$B71];[.$A$2:.$N44];12;0))*(1 + ([.D71]-[Variables.$B$6])*VLOOKUP([.$B71];[.$A$2:.$O44];13;0)/100)" office:value-type="float" office:value="3213.82">
            <text:p>3213.82</text:p>
          </table:table-cell>
          <table:table-cell table:style-name="ce76" table:formula="of:=VLOOKUP([.$B71];[.$A$2:.$H56];2;0)*[.$Q71]" office:value-type="float" office:value="8355.932">
            <text:p>8355.93</text:p>
          </table:table-cell>
          <table:table-cell table:style-name="ce76" table:formula="of:=VLOOKUP([.$B71];[.$A$2:.$H56];4;0)*[.$Q71]" office:value-type="float" office:value="11569.752">
            <text:p>11569.75</text:p>
          </table:table-cell>
          <table:table-cell table:style-name="ce76" table:formula="of:=VLOOKUP([.$B71];[.$A$2:.$H56];6;0)*[.$Q71]" office:value-type="float" office:value="723.1095">
            <text:p>723.11</text:p>
          </table:table-cell>
          <table:table-cell table:formula="of:=VLOOKUP([.$B71];[.$A$2:.$Q30]; 16; 0) * (CEILING((CEILING([.$R71]/[Variables.$B$11];1)+CEILING([.$S71]/[Variables.$B$12];1)+CEILING([.$T71]/[Variables.$B$13];1))/[Variables.$B$20]; 1))" office:value-type="float" office:value="24">
            <text:p>24</text:p>
          </table:table-cell>
          <table:table-cell table:number-columns-repeated="2"/>
          <table:table-cell table:formula="of:=[.C71]*TBLFIND([.$A$1:.$N$29];[.B71]; [.$N$1])" office:value-type="float" office:value="5.6">
            <text:p>5.6</text:p>
          </table:table-cell>
          <table:table-cell table:style-name="ce29"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7" office:value-type="float" office:value="125">
            <text:p>125</text:p>
          </table:table-cell>
          <table:table-cell office:value-type="float" office:value="10">
            <office:annotation draw:style-name="gr3" draw:text-style-name="P3" svg:width="1.4945in" svg:height="0.2346in" svg:x="2.6035in" svg:y="12.8949in" draw:caption-point-x="-0.2402in" draw:caption-point-y="0.6138in">
              <dc:creator>AŠ</dc:creator>
              <dc:date>2010-12-22T00:00:00</dc:date>
              <text:p text:style-name="P3"><text:span text:style-name="T3">Tokia pati kaip Trooper</text:span></text:p>
            </office:annotation>
            <text:p>10</text:p>
          </table:table-cell>
          <table:table-cell table:style-name="ce63" office:value-type="float" office:value="15">
            <text:p>15</text:p>
          </table:table-cell>
          <table:table-cell table:style-name="ce63"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4]" office:value-type="float" office:value="2.6875">
            <text:p>2.69</text:p>
          </table:table-cell>
          <table:table-cell office:value-type="float" office:value="1">
            <text:p>1</text:p>
          </table:table-cell>
          <table:table-cell table:formula="of:=IF([.P72]=1; 0; ROUND(([.C72]*[Variables.$B$5])/([.P72]-1)))" office:value-type="float" office:value="284">
            <text:p>284</text:p>
          </table:table-cell>
          <table:table-cell table:content-validation-name="val10" office:value-type="string">
            <text:p>Normal</text:p>
          </table:table-cell>
          <table:table-cell table:formula="of:=[Variables.$B$16]/([.P72]-1)" office:value-type="float" office:value="15">
            <text:p>15</text:p>
          </table:table-cell>
          <table:table-cell table:formula="of:=[Variables.$B$17]/([.P72]-1)" office:value-type="float" office:value="7">
            <text:p>7</text:p>
          </table:table-cell>
          <table:table-cell office:value-type="float" office:value="10">
            <text:p>10</text:p>
          </table:table-cell>
          <table:table-cell table:style-name="ce76" table:formula="of:=([.C72]*VLOOKUP([.$B72];[.$A$2:.$N45];11;0)+[.E72]*[.H72]*VLOOKUP([.$B72];[.$A$2:.$N45];12;0))*(1 + ([.D72]-[Variables.$B$6])*VLOOKUP([.$B72];[.$A$2:.$O45];13;0)/100)" office:value-type="float" office:value="91">
            <text:p>91</text:p>
          </table:table-cell>
          <table:table-cell table:style-name="ce76" table:formula="of:=VLOOKUP([.$B72];[.$A$2:.$H58];2;0)*[.$Q72]" office:value-type="float" office:value="273">
            <text:p>273</text:p>
          </table:table-cell>
          <table:table-cell table:style-name="ce76" table:formula="of:=VLOOKUP([.$B72];[.$A$2:.$H58];4;0)*[.$Q72]" office:value-type="float" office:value="546">
            <text:p>546</text:p>
          </table:table-cell>
          <table:table-cell table:style-name="ce76" table:formula="of:=VLOOKUP([.$B72];[.$A$2:.$H58];6;0)*[.$Q72]" office:value-type="float" office:value="0">
            <text:p>0</text:p>
          </table:table-cell>
          <table:table-cell table:formula="of:=VLOOKUP([.$B72];[.$A$2:.$Q31]; 16; 0) * (CEILING((CEILING([.$R72]/[Variables.$B$11];1)+CEILING([.$S72]/[Variables.$B$12];1)+CEILING([.$T72]/[Variables.$B$13];1))/[Variables.$B$20]; 1))" office:value-type="float" office:value="1">
            <text:p>1</text:p>
          </table:table-cell>
          <table:table-cell table:formula="of:=VLOOKUP([.$B72];[.$A$2:.$Q31]; 17; 0) * (CEILING([.$R72]/[Variables.$B$11];1)+CEILING([.$S72]/[Variables.$B$12];1)+CEILING([.$T72]/[Variables.$B$13];1))" office:value-type="float" office:value="24">
            <text:p>24</text:p>
          </table:table-cell>
          <table:table-cell table:number-columns-repeated="2"/>
          <table:table-cell table:style-name="ce29"/>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8" office:value-type="float" office:value="90">
            <text:p>90</text:p>
          </table:table-cell>
          <table:table-cell office:value-type="float" office:value="8">
            <text:p>8</text:p>
          </table:table-cell>
          <table:table-cell table:style-name="ce81" office:value-type="float" office:value="120">
            <text:p>12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4]" office:value-type="float" office:value="10.125">
            <text:p>10.13</text:p>
          </table:table-cell>
          <table:table-cell office:value-type="float" office:value="2">
            <text:p>2</text:p>
          </table:table-cell>
          <table:table-cell table:formula="of:=IF([.P73]=1; 0; ROUND(([.C73]*[Variables.$B$5])/([.P73]-1)))" office:value-type="float" office:value="205">
            <text:p>205</text:p>
          </table:table-cell>
          <table:table-cell table:content-validation-name="val10" office:value-type="string">
            <text:p>Light</text:p>
          </table:table-cell>
          <table:table-cell table:formula="of:=[Variables.$B$16]/([.P73]-1)" office:value-type="float" office:value="15">
            <text:p>15</text:p>
          </table:table-cell>
          <table:table-cell table:formula="of:=[Variables.$B$17]/([.P73]-1)" office:value-type="float" office:value="7">
            <text:p>7</text:p>
          </table:table-cell>
          <table:table-cell office:value-type="float" office:value="10">
            <text:p>10</text:p>
          </table:table-cell>
          <table:table-cell table:style-name="ce76" table:formula="of:=([.C73]*VLOOKUP([.$B73];[.$A$2:.$N46];11;0)+[.E73]*[.H73]*VLOOKUP([.$B73];[.$A$2:.$N46];12;0))*(1 + ([.D73]-[Variables.$B$6])*VLOOKUP([.$B73];[.$A$2:.$O46];13;0)/100)" office:value-type="float" office:value="234.78">
            <text:p>234.78</text:p>
          </table:table-cell>
          <table:table-cell table:style-name="ce76" table:formula="of:=VLOOKUP([.$B73];[.$A$2:.$H59];2;0)*[.$Q73]" office:value-type="float" office:value="563.472">
            <text:p>563.47</text:p>
          </table:table-cell>
          <table:table-cell table:style-name="ce76" table:formula="of:=VLOOKUP([.$B73];[.$A$2:.$H59];4;0)*[.$Q73]" office:value-type="float" office:value="1126.944">
            <text:p>1126.94</text:p>
          </table:table-cell>
          <table:table-cell table:style-name="ce76" table:formula="of:=VLOOKUP([.$B73];[.$A$2:.$H59];6;0)*[.$Q73]" office:value-type="float" office:value="24.6519">
            <text:p>24.65</text:p>
          </table:table-cell>
          <table:table-cell table:formula="of:=VLOOKUP([.$B73];[.$A$2:.$Q32]; 16; 0) * (CEILING((CEILING([.$R73]/[Variables.$B$11];1)+CEILING([.$S73]/[Variables.$B$12];1)+CEILING([.$T73]/[Variables.$B$13];1))/[Variables.$B$20]; 1))" office:value-type="float" office:value="2">
            <text:p>2</text:p>
          </table:table-cell>
          <table:table-cell table:formula="of:=VLOOKUP([.$B73];[.$A$2:.$Q32]; 17; 0) * (CEILING([.$R73]/[Variables.$B$11];1)+CEILING([.$S73]/[Variables.$B$12];1)+CEILING([.$T73]/[Variables.$B$13];1))" office:value-type="float" office:value="51">
            <text:p>51</text:p>
          </table:table-cell>
          <table:table-cell table:number-columns-repeated="2"/>
          <table:table-cell table:style-name="ce29"/>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8"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81"/>
          <table:table-cell table:style-name="ce63"/>
          <table:table-cell table:formula="of:=SUM([.H75:.H76])" office:value-type="float" office:value="10">
            <text:p>10</text:p>
          </table:table-cell>
          <table:table-cell/>
          <table:table-cell table:formula="of:=([.C74]*VLOOKUP([.$B74];[.$A$2:.$N47];9;0)+[.E75]*[.H75]*VLOOKUP([.$B74];[.$A$2:.$N47];10;0))/[Variables.$B$24]" office:value-type="float" office:value="13">
            <text:p>13</text:p>
          </table:table-cell>
          <table:table-cell office:value-type="float" office:value="1">
            <text:p>1</text:p>
          </table:table-cell>
          <table:table-cell table:formula="of:=IF([.P74]=1; 0; ROUND(([.C74]*[Variables.$B$5])/([.P74]-1)))" office:value-type="float" office:value="1138">
            <text:p>1138</text:p>
          </table:table-cell>
          <table:table-cell table:content-validation-name="val10" office:value-type="string">
            <text:p>Normal</text:p>
          </table:table-cell>
          <table:table-cell table:formula="of:=[Variables.$B$16]/([.P74]-1)" office:value-type="float" office:value="15">
            <text:p>15</text:p>
          </table:table-cell>
          <table:table-cell table:formula="of:=[Variables.$B$17]/([.P74]-1)" office:value-type="float" office:value="7">
            <text:p>7</text:p>
          </table:table-cell>
          <table:table-cell office:value-type="float" office:value="10">
            <text:p>10</text:p>
          </table:table-cell>
          <table:table-cell table:style-name="ce76" table:formula="of:=([.C74]*VLOOKUP([.$B74];[.$A$2:.$N47];11;0)+[.E75]*[.H75]*VLOOKUP([.$B74];[.$A$2:.$N47];12;0))*(1 + ([.D74]-[Variables.$B$6])*VLOOKUP([.$B74];[.$A$2:.$O47];13;0)/100)" office:value-type="float" office:value="391.53">
            <text:p>391.53</text:p>
          </table:table-cell>
          <table:table-cell table:style-name="ce76" table:formula="of:=VLOOKUP([.$B74];[.$A$2:.$H61];2;0)*[.$Q74]" office:value-type="float" office:value="1174.59">
            <text:p>1174.59</text:p>
          </table:table-cell>
          <table:table-cell table:style-name="ce76" table:formula="of:=VLOOKUP([.$B74];[.$A$2:.$H61];4;0)*[.$Q74]" office:value-type="float" office:value="1820.6145">
            <text:p>1820.61</text:p>
          </table:table-cell>
          <table:table-cell table:style-name="ce76" table:formula="of:=VLOOKUP([.$B74];[.$A$2:.$H61];6;0)*[.$Q74]" office:value-type="float" office:value="117.459">
            <text:p>117.46</text:p>
          </table:table-cell>
          <table:table-cell table:formula="of:=VLOOKUP([.$B74];[.$A$2:.$Q33]; 16; 0) * (CEILING((CEILING([.$R74]/[Variables.$B$11];1)+CEILING([.$S74]/[Variables.$B$12];1)+CEILING([.$T74]/[Variables.$B$13];1))/[Variables.$B$20]; 1))" office:value-type="float" office:value="4">
            <text:p>4</text:p>
          </table:table-cell>
          <table:table-cell table:formula="of:=VLOOKUP([.$B74];[.$A$2:.$Q33]; 17; 0) * (CEILING([.$R74]/[Variables.$B$11];1)+CEILING([.$S74]/[Variables.$B$12];1)+CEILING([.$T74]/[Variables.$B$13];1))" office:value-type="float" office:value="102">
            <text:p>102</text:p>
          </table:table-cell>
          <table:table-cell table:number-columns-repeated="2"/>
          <table:table-cell table:style-name="ce29"/>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8"/>
          <table:table-cell/>
          <table:table-cell table:style-name="ce81" office:value-type="float" office:value="18">
            <text:p>18</text:p>
          </table:table-cell>
          <table:table-cell table:style-name="ce81" office:value-type="float" office:value="1">
            <text:p>1</text:p>
          </table:table-cell>
          <table:table-cell table:style-name="ce63"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formula="of:=[.N74]"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8"/>
          <table:table-cell/>
          <table:table-cell table:style-name="ce81" table:formula="of:=ROUND([.E83]/3)" office:value-type="float" office:value="63">
            <text:p>63</text:p>
          </table:table-cell>
          <table:table-cell table:style-name="ce81" office:value-type="float" office:value="1">
            <text:p>1</text:p>
          </table:table-cell>
          <table:table-cell table:style-name="ce63"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formula="of:=[.N75]"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8" office:value-type="float" office:value="900">
            <text:p>900</text:p>
          </table:table-cell>
          <table:table-cell office:value-type="float" office:value="7">
            <text:p>7</text:p>
          </table:table-cell>
          <table:table-cell table:style-name="ce81" table:formula="of:=AVERAGE([.E78:.E79])" office:value-type="float" office:value="120">
            <text:p>120</text:p>
          </table:table-cell>
          <table:table-cell table:style-name="ce81"/>
          <table:table-cell table:style-name="ce63"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4]" office:value-type="float" office:value="24.75">
            <text:p>24.75</text:p>
          </table:table-cell>
          <table:table-cell office:value-type="float" office:value="1">
            <text:p>1</text:p>
          </table:table-cell>
          <table:table-cell table:formula="of:=IF([.P77]=1; 0; ROUND(([.C77]*[Variables.$B$5])/([.P77]-1)))" office:value-type="float" office:value="2048">
            <text:p>2048</text:p>
          </table:table-cell>
          <table:table-cell table:content-validation-name="val10" office:value-type="string">
            <text:p>Heavy</text:p>
          </table:table-cell>
          <table:table-cell table:formula="of:=[Variables.$B$16]/([.P77]-1)" office:value-type="float" office:value="15">
            <text:p>15</text:p>
          </table:table-cell>
          <table:table-cell table:formula="of:=[Variables.$B$17]/([.P77]-1)" office:value-type="float" office:value="7">
            <text:p>7</text:p>
          </table:table-cell>
          <table:table-cell office:value-type="float" office:value="10">
            <text:p>10</text:p>
          </table:table-cell>
          <table:table-cell table:style-name="ce76" table:formula="of:=([.C77]*VLOOKUP([.$B77];[.$A$2:.$N48];11;0)+[.E77]*[.H77]*VLOOKUP([.$B77];[.$A$2:.$N48];12;0))*(1 + ([.D77]-[Variables.$B$6])*VLOOKUP([.$B77];[.$A$2:.$O48];13;0)/100)" office:value-type="float" office:value="786.84">
            <text:p>786.84</text:p>
          </table:table-cell>
          <table:table-cell table:style-name="ce76" table:formula="of:=VLOOKUP([.$B77];[.$A$2:.$H64];2;0)*[.$Q77]" office:value-type="float" office:value="2360.52">
            <text:p>2360.52</text:p>
          </table:table-cell>
          <table:table-cell table:style-name="ce76" table:formula="of:=VLOOKUP([.$B77];[.$A$2:.$H64];4;0)*[.$Q77]" office:value-type="float" office:value="3540.78">
            <text:p>3540.78</text:p>
          </table:table-cell>
          <table:table-cell table:style-name="ce76" table:formula="of:=VLOOKUP([.$B77];[.$A$2:.$H64];6;0)*[.$Q77]" office:value-type="float" office:value="393.42">
            <text:p>393.42</text:p>
          </table:table-cell>
          <table:table-cell table:formula="of:=VLOOKUP([.$B77];[.$A$2:.$Q36]; 16; 0) * (CEILING((CEILING([.$R77]/[Variables.$B$11];1)+CEILING([.$S77]/[Variables.$B$12];1)+CEILING([.$T77]/[Variables.$B$13];1))/[Variables.$B$20]; 1))" office:value-type="float" office:value="8">
            <text:p>8</text:p>
          </table:table-cell>
          <table:table-cell table:formula="of:=VLOOKUP([.$B77];[.$A$2:.$Q36]; 17; 0) * (CEILING([.$R77]/[Variables.$B$11];1)+CEILING([.$S77]/[Variables.$B$12];1)+CEILING([.$T77]/[Variables.$B$13];1))" office:value-type="float" office:value="219">
            <text:p>219</text:p>
          </table:table-cell>
          <table:table-cell table:number-columns-repeated="2"/>
          <table:table-cell table:style-name="ce29"/>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8" table:formula="of:=[.C79]" office:value-type="float" office:value="900">
            <text:p>900</text:p>
          </table:table-cell>
          <table:table-cell table:formula="of:=[.D79]" office:value-type="float" office:value="7">
            <text:p>7</text:p>
          </table:table-cell>
          <table:table-cell table:style-name="ce81" office:value-type="float" office:value="80">
            <text:p>8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formula="of:=[.N77]"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8" table:formula="of:=[.C77]" office:value-type="float" office:value="900">
            <text:p>900</text:p>
          </table:table-cell>
          <table:table-cell table:formula="of:=[.D77]" office:value-type="float" office:value="7">
            <text:p>7</text:p>
          </table:table-cell>
          <table:table-cell table:style-name="ce81" office:value-type="float" office:value="160">
            <text:p>160</text:p>
          </table:table-cell>
          <table:table-cell table:style-name="ce81" office:value-type="float" office:value="1">
            <text:p>1</text:p>
          </table:table-cell>
          <table:table-cell table:style-name="ce63"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formula="of:=[.N78]"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3" draw:text-style-name="P3" svg:width="1.3268in" svg:height="0.2346in" svg:x="1.2012in" svg:y="14.2677in" draw:caption-point-x="-0.2402in" draw:caption-point-y="0.6134in">
              <dc:creator>AŠ</dc:creator>
              <dc:date>2010-12-24T00:00:00</dc:date>
              <text:p text:style-name="P3"><text:span text:style-name="T3">NPC Battlecruiser</text:span></text:p>
            </office:annotation>
            <text:p>Demosis</text:p>
          </table:table-cell>
          <table:table-cell table:content-validation-name="val5" office:value-type="string">
            <text:p>ST3</text:p>
          </table:table-cell>
          <table:table-cell table:style-name="ce78" table:formula="of:=[.C66]*1.25" office:value-type="float" office:value="26875">
            <text:p>26875</text:p>
          </table:table-cell>
          <table:table-cell office:value-type="float" office:value="7">
            <text:p>7</text:p>
          </table:table-cell>
          <table:table-cell table:style-name="ce81" table:formula="of:=AVERAGE([.E81:.E82])" office:value-type="float" office:value="262.5">
            <text:p>262.5</text:p>
          </table:table-cell>
          <table:table-cell table:style-name="ce81"/>
          <table:table-cell table:style-name="ce81"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4]" office:value-type="float" office:value="340.15625">
            <text:p>340.16</text:p>
          </table:table-cell>
          <table:table-cell office:value-type="float" office:value="1">
            <text:p>1</text:p>
          </table:table-cell>
          <table:table-cell table:formula="of:=IF([.P80]=1; 0; ROUND(([.C80]*[Variables.$B$5])/([.P80]-1)))" office:value-type="float" office:value="61156">
            <text:p>61156</text:p>
          </table:table-cell>
          <table:table-cell table:content-validation-name="val10" office:value-type="string">
            <text:p>Heavy</text:p>
          </table:table-cell>
          <table:table-cell table:formula="of:=[Variables.$B$16]/([.P80]-1)" office:value-type="float" office:value="15">
            <text:p>15</text:p>
          </table:table-cell>
          <table:table-cell table:formula="of:=[Variables.$B$17]/([.P80]-1)" office:value-type="float" office:value="7">
            <text:p>7</text:p>
          </table:table-cell>
          <table:table-cell office:value-type="float" office:value="10">
            <text:p>10</text:p>
          </table:table-cell>
          <table:table-cell table:style-name="ce76" table:formula="of:=([.C80]*VLOOKUP([.$B80];[.$A$2:.$N49];11;0)+[.E80]*[.H80]*VLOOKUP([.$B80];[.$A$2:.$N49];12;0))*(1 + ([.D81]-[Variables.$B$6])*VLOOKUP([.$B80];[.$A$2:.$O49];13;0)/100)" office:value-type="float" office:value="3244.125">
            <text:p>3244.13</text:p>
          </table:table-cell>
          <table:table-cell table:style-name="ce76" table:formula="of:=VLOOKUP([.$B80];[.$A$2:.$H65];2;0)*[.$Q80]" office:value-type="float" office:value="9732.375">
            <text:p>9732.38</text:p>
          </table:table-cell>
          <table:table-cell table:style-name="ce76" table:formula="of:=VLOOKUP([.$B80];[.$A$2:.$H65];4;0)*[.$Q80]" office:value-type="float" office:value="14598.5625">
            <text:p>14598.56</text:p>
          </table:table-cell>
          <table:table-cell table:style-name="ce76" table:formula="of:=VLOOKUP([.$B80];[.$A$2:.$H65];6;0)*[.$Q80]" office:value-type="float" office:value="1946.475">
            <text:p>1946.48</text:p>
          </table:table-cell>
          <table:table-cell table:formula="of:=VLOOKUP([.$B80];[.$A$2:.$Q39]; 16; 0) * (CEILING((CEILING([.$R80]/[Variables.$B$11];1)+CEILING([.$S80]/[Variables.$B$12];1)+CEILING([.$T80]/[Variables.$B$13];1))/[Variables.$B$20]; 1))" office:value-type="float" office:value="32">
            <text:p>32</text:p>
          </table:table-cell>
          <table:table-cell table:number-columns-repeated="2"/>
          <table:table-cell table:formula="of:=[.C80]*TBLFIND([.$A$1:.$N$29];[.B80]; [.$N$1])" office:value-type="float" office:value="21.5">
            <text:p>21.5</text:p>
          </table:table-cell>
          <table:table-cell table:style-name="ce29"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8" table:formula="of:=[.C80]" office:value-type="float" office:value="26875">
            <text:p>26875</text:p>
          </table:table-cell>
          <table:table-cell/>
          <table:table-cell table:style-name="ce84" table:formula="of:=[.E67]*0.7" office:value-type="float" office:value="434">
            <text:p>434</text:p>
          </table:table-cell>
          <table:table-cell table:style-name="ce81" office:value-type="float" office:value="2">
            <text:p>2</text:p>
          </table:table-cell>
          <table:table-cell table:style-name="ce81"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formula="of:=[.N80]"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4.6197in" draw:caption-point-x="-0.2402in" draw:caption-point-y="0.6047in">
              <dc:creator>AŠ</dc:creator>
              <dc:date>2011-03-07T00:00:00</dc:date>
              <text:p text:style-name="P3"><text:span text:style-name="T3">Bokštelių griovėjas.</text:span></text:p>
            </office:annotation>
            <text:p>Demosis Gun2</text:p>
          </table:table-cell>
          <table:table-cell table:content-validation-name="val5" office:value-type="string">
            <text:p>ST3</text:p>
          </table:table-cell>
          <table:table-cell table:style-name="ce78" table:formula="of:=[.C81]" office:value-type="float" office:value="26875">
            <text:p>26875</text:p>
          </table:table-cell>
          <table:table-cell/>
          <table:table-cell table:style-name="ce81" table:formula="of:=[.E69]*0.7" office:value-type="float" office:value="91">
            <text:p>91</text:p>
          </table:table-cell>
          <table:table-cell table:style-name="ce81" office:value-type="float" office:value="1">
            <text:p>1</text:p>
          </table:table-cell>
          <table:table-cell table:style-name="ce81"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formula="of:=[.N81]"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2346in" svg:x="1.2012in" svg:y="14.7827in" draw:caption-point-x="-0.2402in" draw:caption-point-y="0.6134in">
              <dc:creator>AŠ</dc:creator>
              <dc:date>2010-12-24T00:00:00</dc:date>
              <text:p text:style-name="P3"><text:span text:style-name="T3">NPC Scoutas</text:span></text:p>
            </office:annotation>
            <text:p>Dirac</text:p>
          </table:table-cell>
          <table:table-cell table:content-validation-name="val5" office:value-type="string">
            <text:p>ST1</text:p>
          </table:table-cell>
          <table:table-cell table:style-name="ce78" table:formula="of:=[.C64]*1.25" office:value-type="float" office:value="2812.5">
            <text:p>2812.5</text:p>
          </table:table-cell>
          <table:table-cell table:formula="of:=[.D64]+1" office:value-type="float" office:value="11">
            <text:p>11</text:p>
          </table:table-cell>
          <table:table-cell table:style-name="ce81" table:formula="of:=[.E64]*0.75" office:value-type="float" office:value="187.5">
            <text:p>187.5</text:p>
          </table:table-cell>
          <table:table-cell table:style-name="ce81"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4]" office:value-type="float" office:value="31.640625">
            <text:p>31.64</text:p>
          </table:table-cell>
          <table:table-cell office:value-type="float" office:value="1">
            <text:p>1</text:p>
          </table:table-cell>
          <table:table-cell table:formula="of:=IF([.P83]=1; 0; ROUND(([.C83]*[Variables.$B$5])/([.P83]-1)))" office:value-type="float" office:value="6400">
            <text:p>6400</text:p>
          </table:table-cell>
          <table:table-cell table:content-validation-name="val10" office:value-type="string">
            <text:p>Light</text:p>
          </table:table-cell>
          <table:table-cell table:formula="of:=[Variables.$B$16]/([.P83]-1)" office:value-type="float" office:value="15">
            <text:p>15</text:p>
          </table:table-cell>
          <table:table-cell table:formula="of:=[Variables.$B$17]/([.P83]-1)" office:value-type="float" office:value="7">
            <text:p>7</text:p>
          </table:table-cell>
          <table:table-cell office:value-type="float" office:value="10">
            <text:p>10</text:p>
          </table:table-cell>
          <table:table-cell table:style-name="ce76" table:formula="of:=([.C83]*VLOOKUP([.$B83];[.$A$2:.$N50];11;0)+[.E83]*[.H83]*VLOOKUP([.$B83];[.$A$2:.$N50];12;0))*(1 + ([.D83]-[Variables.$B$6])*VLOOKUP([.$B83];[.$A$2:.$O50];13;0)/100)" office:value-type="float" office:value="1534.78125">
            <text:p>1534.78</text:p>
          </table:table-cell>
          <table:table-cell table:style-name="ce76" table:formula="of:=VLOOKUP([.$B83];[.$A$2:.$H66];2;0)*[.$Q83]" office:value-type="float" office:value="3836.953125">
            <text:p>3836.95</text:p>
          </table:table-cell>
          <table:table-cell table:style-name="ce76" table:formula="of:=VLOOKUP([.$B83];[.$A$2:.$H66];4;0)*[.$Q83]" office:value-type="float" office:value="5371.734375">
            <text:p>5371.73</text:p>
          </table:table-cell>
          <table:table-cell table:style-name="ce76" table:formula="of:=VLOOKUP([.$B83];[.$A$2:.$H66];6;0)*[.$Q83]" office:value-type="float" office:value="268.58671875">
            <text:p>268.59</text:p>
          </table:table-cell>
          <table:table-cell table:formula="of:=VLOOKUP([.$B83];[.$A$2:.$Q42]; 16; 0) * (CEILING((CEILING([.$R83]/[Variables.$B$11];1)+CEILING([.$S83]/[Variables.$B$12];1)+CEILING([.$T83]/[Variables.$B$13];1))/[Variables.$B$20]; 1))" office:value-type="float" office:value="11">
            <text:p>11</text:p>
          </table:table-cell>
          <table:table-cell table:number-columns-repeated="2"/>
          <table:table-cell table:formula="of:=[.C83]*TBLFIND([.$A$1:.$N$29];[.B83]; [.$N$1])" office:value-type="float" office:value="9">
            <text:p>9</text:p>
          </table:table-cell>
          <table:table-cell table:style-name="ce29" table:formula="of:=[.C83]*TBLFIND([.$A$1:.$O$29];[.B83]; [.$O$1])" office:value-type="float" office:value="27">
            <text:p>27</text:p>
          </table:table-cell>
          <table:table-cell table:number-columns-repeated="999"/>
        </table:table-row>
        <table:table-row table:style-name="ro1">
          <table:table-cell office:value-type="string">
            <office:annotation draw:style-name="gr3" draw:text-style-name="P3" svg:width="1.4138in" svg:height="0.2346in" svg:x="1.2012in" svg:y="14.9543in" draw:caption-point-x="-0.2402in" draw:caption-point-y="0.6134in">
              <dc:creator>AŠ</dc:creator>
              <dc:date>2010-12-24T00:00:00</dc:date>
              <text:p text:style-name="P3"><text:span text:style-name="T3">NPC Middle Class</text:span></text:p>
            </office:annotation>
            <text:p>Thor</text:p>
          </table:table-cell>
          <table:table-cell table:content-validation-name="val5" office:value-type="string">
            <text:p>ST2</text:p>
          </table:table-cell>
          <table:table-cell table:style-name="ce76"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4]" office:value-type="float" office:value="51.06875">
            <text:p>51.07</text:p>
          </table:table-cell>
          <table:table-cell office:value-type="float" office:value="1">
            <text:p>1</text:p>
          </table:table-cell>
          <table:table-cell table:formula="of:=IF([.P84]=1; 0; ROUND(([.C84]*[Variables.$B$5])/([.P84]-1)))" office:value-type="float" office:value="10183">
            <text:p>10183</text:p>
          </table:table-cell>
          <table:table-cell table:content-validation-name="val10" office:value-type="string">
            <text:p>Normal</text:p>
          </table:table-cell>
          <table:table-cell table:formula="of:=[Variables.$B$16]/([.P84]-1)" office:value-type="float" office:value="15">
            <text:p>15</text:p>
          </table:table-cell>
          <table:table-cell table:formula="of:=[Variables.$B$17]/([.P84]-1)" office:value-type="float" office:value="7">
            <text:p>7</text:p>
          </table:table-cell>
          <table:table-cell office:value-type="float" office:value="10">
            <text:p>10</text:p>
          </table:table-cell>
          <table:table-cell table:style-name="ce76" table:formula="of:=([.C84]*VLOOKUP([.$B84];[.$A$2:.$N51];11;0)+[.E85]*[.H85]*VLOOKUP([.$B84];[.$A$2:.$N51];12;0))*(1 + ([.D84]-[Variables.$B$6])*VLOOKUP([.$B84];[.$A$2:.$O51];13;0)/100)" office:value-type="float" office:value="2157.5535">
            <text:p>2157.55</text:p>
          </table:table-cell>
          <table:table-cell table:style-name="ce76" table:formula="of:=VLOOKUP([.$B84];[.$A$2:.$H70];2;0)*[.$Q84]" office:value-type="float" office:value="5609.6391">
            <text:p>5609.64</text:p>
          </table:table-cell>
          <table:table-cell table:style-name="ce76" table:formula="of:=VLOOKUP([.$B84];[.$A$2:.$H70];4;0)*[.$Q84]" office:value-type="float" office:value="7767.1926">
            <text:p>7767.19</text:p>
          </table:table-cell>
          <table:table-cell table:style-name="ce76" table:formula="of:=VLOOKUP([.$B84];[.$A$2:.$H70];6;0)*[.$Q84]" office:value-type="float" office:value="485.4495375">
            <text:p>485.45</text:p>
          </table:table-cell>
          <table:table-cell table:formula="of:=VLOOKUP([.$B84];[.$A$2:.$Q43]; 16; 0) * (CEILING((CEILING([.$R84]/[Variables.$B$11];1)+CEILING([.$S84]/[Variables.$B$12];1)+CEILING([.$T84]/[Variables.$B$13];1))/[Variables.$B$20]; 1))" office:value-type="float" office:value="16">
            <text:p>16</text:p>
          </table:table-cell>
          <table:table-cell table:number-columns-repeated="2"/>
          <table:table-cell table:formula="of:=[.C84]*TBLFIND([.$A$1:.$N$29];[.B84]; [.$N$1])" office:value-type="float" office:value="12.53">
            <text:p>12.53</text:p>
          </table:table-cell>
          <table:table-cell table:style-name="ce29"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6"/>
          <table:table-cell/>
          <table:table-cell table:style-name="ce63" table:formula="of:=[.E65]*0.7" office:value-type="float" office:value="308">
            <text:p>308</text:p>
          </table:table-cell>
          <table:table-cell table:style-name="ce63"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formula="of:=[.N84]"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5.3059in" draw:caption-point-x="-0.2402in" draw:caption-point-y="0.6047in">
              <dc:creator>AŠ</dc:creator>
              <dc:date>2011-03-07T00:00:00</dc:date>
              <text:p text:style-name="P3"><text:span text:style-name="T3">Žemės unitų valytojas.</text:span></text:p>
            </office:annotation>
            <text:p>Thor Gun2</text:p>
          </table:table-cell>
          <table:table-cell table:content-validation-name="val5" office:value-type="string">
            <text:p>ST2</text:p>
          </table:table-cell>
          <table:table-cell table:style-name="ce76"/>
          <table:table-cell/>
          <table:table-cell table:style-name="ce63" table:formula="of:=[.E59]*0.6" office:value-type="float" office:value="36">
            <text:p>36</text:p>
          </table:table-cell>
          <table:table-cell table:style-name="ce63" office:value-type="float" office:value="1">
            <text:p>1</text:p>
          </table:table-cell>
          <table:table-cell table:style-name="ce81"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formula="of:=[.N85]" office:value-type="float" office:value="15">
            <text:p>1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6" table:formula="of:=2500/[.U66]*[.C66]*4" office:value-type="float" office:value="4215686.2745098">
            <text:p>4215686.27</text:p>
          </table:table-cell>
          <table:table-cell office:value-type="float" office:value="4">
            <office:annotation draw:style-name="gr4" draw:text-style-name="P3" svg:width="1.1413in" svg:height="0.2346in" svg:x="2.6035in" svg:y="15.4839in" draw:caption-point-x="-0.2402in" draw:caption-point-y="0.5984in">
              <dc:creator>AŠ</dc:creator>
              <dc:date>2011-11-08T00:00:00</dc:date>
              <text:p text:style-name="P3"><text:span text:style-name="T3">Lėčiau nei rhyno</text:span></text:p>
            </office:annotation>
            <text:p>4</text:p>
          </table:table-cell>
          <table:table-cell table:style-name="ce63" table:formula="of:=AVERAGE([.E88:.E89])" office:value-type="float" office:value="3626.25">
            <text:p>3626.25</text:p>
          </table:table-cell>
          <table:table-cell table:style-name="ce63"/>
          <table:table-cell table:style-name="ce81"/>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7]/([.P87]-1)" office:value-type="float" office:value="7">
            <text:p>7</text:p>
          </table:table-cell>
          <table:table-cell office:value-type="float" office:value="10">
            <text:p>10</text:p>
          </table:table-cell>
          <table:table-cell table:style-name="ce76" table:formula="of:=([.C87]*VLOOKUP([.$B87];[.$A$2:.$N54];11;0)+[.E88]*[.H88]*VLOOKUP([.$B87];[.$A$2:.$N54];12;0))*(1 + ([.D87]-[Variables.$B$6])*VLOOKUP([.$B87];[.$A$2:.$O54];13;0)/100)" office:value-type="float" office:value="641811.509803922">
            <text:p>641811.51</text:p>
          </table:table-cell>
          <table:table-cell table:style-name="ce76" table:formula="of:=VLOOKUP([.$B87];[.$A$2:.$H73];2;0)*[.$Q87]" office:value-type="float" office:value="1925434.52941177">
            <text:p>1925434.53</text:p>
          </table:table-cell>
          <table:table-cell table:style-name="ce76" table:formula="of:=VLOOKUP([.$B87];[.$A$2:.$H73];4;0)*[.$Q87]" office:value-type="float" office:value="2888151.79411765">
            <text:p>2888151.79</text:p>
          </table:table-cell>
          <table:table-cell table:style-name="ce76" table:formula="of:=VLOOKUP([.$B87];[.$A$2:.$H73];6;0)*[.$Q87]" office:value-type="float" office:value="385086.905882353">
            <text:p>385086.91</text:p>
          </table:table-cell>
          <table:table-cell table:formula="of:=VLOOKUP([.$B87];[.$A$2:.$Q46]; 16; 0) * (CEILING((CEILING([.$R87]/[Variables.$B$11];1)+CEILING([.$S87]/[Variables.$B$12];1)+CEILING([.$T87]/[Variables.$B$13];1))/[Variables.$B$20]; 1))" office:value-type="float" office:value="6308">
            <text:p>6308</text:p>
          </table:table-cell>
          <table:table-cell table:number-columns-repeated="3"/>
          <table:table-cell table:style-name="ce29"/>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6"/>
          <table:table-cell table:formula="of:=[.D87]" office:value-type="float" office:value="4">
            <text:p>4</text:p>
          </table:table-cell>
          <table:table-cell table:style-name="ce63" table:formula="of:=[.C64]/[.H88]*6" office:value-type="float" office:value="540">
            <text:p>540</text:p>
          </table:table-cell>
          <table:table-cell table:style-name="ce63" office:value-type="float" office:value="1">
            <text:p>1</text:p>
          </table:table-cell>
          <table:table-cell table:style-name="ce81"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6"/>
          <table:table-cell table:formula="of:=[.D88]" office:value-type="float" office:value="4">
            <text:p>4</text:p>
          </table:table-cell>
          <table:table-cell table:style-name="ce63" table:formula="of:=[.C65]/[.H89]*15" office:value-type="float" office:value="6712.5">
            <text:p>6712.5</text:p>
          </table:table-cell>
          <table:table-cell table:style-name="ce63" office:value-type="float" office:value="1">
            <text:p>1</text:p>
          </table:table-cell>
          <table:table-cell table:style-name="ce81"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6" table:number-columns-repeated="4"/>
          <table:table-cell table:number-columns-repeated="4"/>
          <table:table-cell table:style-name="ce29"/>
          <table:table-cell table:number-columns-repeated="999"/>
        </table:table-row>
        <table:table-row table:style-name="ro1">
          <table:table-cell office:value-type="string">
            <office:annotation draw:style-name="gr4" draw:text-style-name="P3" svg:width="1.1413in" svg:height="0.3902in" svg:x="1.2012in" svg:y="15.985in" draw:caption-point-x="-0.2402in" draw:caption-point-y="0.6122in">
              <dc:creator>AŠ</dc:creator>
              <dc:date>2010-12-25T00:00:00</dc:date>
              <text:p text:style-name="P3"><text:span text:style-name="T3">Anti-infanty (Light) tower</text:span></text:p>
            </office:annotation>
            <text:p>Vulcan</text:p>
          </table:table-cell>
          <table:table-cell table:content-validation-name="val7" office:value-type="string">
            <text:p>Towers</text:p>
          </table:table-cell>
          <table:table-cell table:style-name="ce76"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6]/([.P90]-1)" office:value-type="float" office:value="45">
            <text:p>45</text:p>
          </table:table-cell>
          <table:table-cell table:formula="of:=[Variables.$B$17]/([.P90]-1)" office:value-type="float" office:value="21">
            <text:p>21</text:p>
          </table:table-cell>
          <table:table-cell office:value-type="float" office:value="4">
            <text:p>4</text:p>
          </table:table-cell>
          <table:table-cell table:style-name="ce76" table:formula="of:=([.C90]*VLOOKUP([.$B90];[.$A$2:.$N52];11;0)+[.E90]*[.H90]*VLOOKUP([.$B90];[.$A$2:.$N52];12;0))*(1 + ([.D90]-[Variables.$B$6])*VLOOKUP([.$B90];[.$A$2:.$O52];13;0)/100)" office:value-type="float" office:value="1943.4">
            <text:p>1943.4</text:p>
          </table:table-cell>
          <table:table-cell table:style-name="ce76" table:formula="of:=VLOOKUP([.$B90];[.$A$2:.$H71];2;0)*[.$Q90]" office:value-type="float" office:value="2526.42">
            <text:p>2526.42</text:p>
          </table:table-cell>
          <table:table-cell table:style-name="ce76" table:formula="of:=VLOOKUP([.$B90];[.$A$2:.$H71];4;0)*[.$Q90]" office:value-type="float" office:value="5247.18">
            <text:p>5247.18</text:p>
          </table:table-cell>
          <table:table-cell table:style-name="ce76" table:formula="of:=VLOOKUP([.$B90];[.$A$2:.$H71];6;0)*[.$Q90]" office:value-type="float" office:value="777.36">
            <text:p>777.36</text:p>
          </table:table-cell>
          <table:table-cell table:number-columns-repeated="2"/>
          <table:table-cell table:number-columns-repeated="2"/>
          <table:table-cell table:style-name="ce29"/>
          <table:table-cell table:number-columns-repeated="999"/>
        </table:table-row>
        <table:table-row table:style-name="ro1">
          <table:table-cell office:value-type="string">
            <office:annotation draw:style-name="gr4" draw:text-style-name="P3" svg:width="1.1413in" svg:height="0.3902in" svg:x="1.2012in" svg:y="16.1563in" draw:caption-point-x="-0.2402in" draw:caption-point-y="0.6122in">
              <dc:creator>AŠ</dc:creator>
              <dc:date>2010-12-25T00:00:00</dc:date>
              <text:p text:style-name="P3"><text:span text:style-name="T3">Anti-tank (Normal) tower</text:span></text:p>
            </office:annotation>
            <text:p>Screamer</text:p>
          </table:table-cell>
          <table:table-cell table:content-validation-name="val7" office:value-type="string">
            <text:p>Towers</text:p>
          </table:table-cell>
          <table:table-cell table:style-name="ce76"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6]/([.P91]-1)" office:value-type="float" office:value="45">
            <text:p>45</text:p>
          </table:table-cell>
          <table:table-cell table:formula="of:=[Variables.$B$17]/([.P91]-1)" office:value-type="float" office:value="21">
            <text:p>21</text:p>
          </table:table-cell>
          <table:table-cell table:formula="of:=[.P90]" office:value-type="float" office:value="4">
            <text:p>4</text:p>
          </table:table-cell>
          <table:table-cell table:style-name="ce76" table:formula="of:=([.C91]*VLOOKUP([.$B91];[.$A$2:.$N53];11;0)+[.E91]*[.H91]*VLOOKUP([.$B91];[.$A$2:.$N53];12;0))*(1 + ([.D91]-[Variables.$B$6])*VLOOKUP([.$B91];[.$A$2:.$O53];13;0)/100)" office:value-type="float" office:value="4450">
            <text:p>4450</text:p>
          </table:table-cell>
          <table:table-cell table:style-name="ce76" table:formula="of:=VLOOKUP([.$B91];[.$A$2:.$H72];2;0)*[.$Q91]" office:value-type="float" office:value="5785">
            <text:p>5785</text:p>
          </table:table-cell>
          <table:table-cell table:style-name="ce76" table:formula="of:=VLOOKUP([.$B91];[.$A$2:.$H72];4;0)*[.$Q91]" office:value-type="float" office:value="12015">
            <text:p>12015</text:p>
          </table:table-cell>
          <table:table-cell table:style-name="ce76" table:formula="of:=VLOOKUP([.$B91];[.$A$2:.$H72];6;0)*[.$Q91]" office:value-type="float" office:value="1780">
            <text:p>1780</text:p>
          </table:table-cell>
          <table:table-cell table:number-columns-repeated="2"/>
          <table:table-cell table:number-columns-repeated="2"/>
          <table:table-cell table:style-name="ce29"/>
          <table:table-cell table:number-columns-repeated="999"/>
        </table:table-row>
        <table:table-row table:style-name="ro1">
          <table:table-cell office:value-type="string">
            <office:annotation draw:style-name="gr4" draw:text-style-name="P3" svg:width="1.1413in" svg:height="0.5457in" svg:x="1.2012in" svg:y="16.328in" draw:caption-point-x="-0.2402in" draw:caption-point-y="0.6122in">
              <dc:creator>AŠ</dc:creator>
              <dc:date>2010-12-25T00:00:00</dc:date>
              <text:p text:style-name="P3"><text:span text:style-name="T3">Anti-spaceship (Normal/Heavy) tower</text:span></text:p>
            </office:annotation>
            <text:p>Thunder</text:p>
          </table:table-cell>
          <table:table-cell table:content-validation-name="val7" office:value-type="string">
            <text:p>Towers</text:p>
          </table:table-cell>
          <table:table-cell table:style-name="ce76"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81"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6]/([.P92]-1)" office:value-type="float" office:value="45">
            <text:p>45</text:p>
          </table:table-cell>
          <table:table-cell table:formula="of:=[Variables.$B$17]/([.P92]-1)" office:value-type="float" office:value="21">
            <text:p>21</text:p>
          </table:table-cell>
          <table:table-cell table:formula="of:=[.P91]" office:value-type="float" office:value="4">
            <text:p>4</text:p>
          </table:table-cell>
          <table:table-cell table:style-name="ce76" table:formula="of:=([.C92]*VLOOKUP([.$B92];[.$A$2:.$N54];11;0)+[.E92]*[.H92]*VLOOKUP([.$B92];[.$A$2:.$N54];12;0))*(1 + ([.D92]-[Variables.$B$6])*VLOOKUP([.$B92];[.$A$2:.$O54];13;0)/100)" office:value-type="float" office:value="4320">
            <text:p>4320</text:p>
          </table:table-cell>
          <table:table-cell table:style-name="ce76" table:formula="of:=VLOOKUP([.$B92];[.$A$2:.$H73];2;0)*[.$Q92]" office:value-type="float" office:value="5616">
            <text:p>5616</text:p>
          </table:table-cell>
          <table:table-cell table:style-name="ce76" table:formula="of:=VLOOKUP([.$B92];[.$A$2:.$H73];4;0)*[.$Q92]" office:value-type="float" office:value="11664">
            <text:p>11664</text:p>
          </table:table-cell>
          <table:table-cell table:style-name="ce76" table:formula="of:=VLOOKUP([.$B92];[.$A$2:.$H73];6;0)*[.$Q92]" office:value-type="float" office:value="1728">
            <text:p>1728</text:p>
          </table:table-cell>
          <table:table-cell table:number-columns-repeated="2"/>
          <table:table-cell table:number-columns-repeated="2"/>
          <table:table-cell table:style-name="ce29"/>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6"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3]*VLOOKUP([.$B93];[.$A$2:.$N55];11;0)+[.E93]*[.H93]*VLOOKUP([.$B93];[.$A$2:.$N55];12;0))*(1 + ([.D93]-[Variables.$B$6])*VLOOKUP([.$B93];[.$A$2:.$O55];13;0)/100)" office:value-type="float" office:value="1943.4">
            <text:p>1943.4</text:p>
          </table:table-cell>
          <table:table-cell table:style-name="ce76" table:formula="of:=VLOOKUP([.$B93];[.$A$2:.$H74];2;0)*[.$Q93]" office:value-type="float" office:value="7579.26">
            <text:p>7579.26</text:p>
          </table:table-cell>
          <table:table-cell table:style-name="ce76" table:formula="of:=VLOOKUP([.$B93];[.$A$2:.$H74];4;0)*[.$Q93]" office:value-type="float" office:value="15741.54">
            <text:p>15741.54</text:p>
          </table:table-cell>
          <table:table-cell table:style-name="ce76" table:formula="of:=VLOOKUP([.$B93];[.$A$2:.$H74];6;0)*[.$Q93]" office:value-type="float" office:value="2332.08">
            <text:p>2332.08</text:p>
          </table:table-cell>
          <table:table-cell table:formula="of:=VLOOKUP([.$B93];[.$A$2:.$Q49]; 16; 0) * (CEILING((CEILING([.$R93]/[Variables.$B$11];1)+CEILING([.$S93]/[Variables.$B$12];1)+CEILING([.$T93]/[Variables.$B$13];1))/[Variables.$B$20]; 1))" office:value-type="float" office:value="11.16">
            <text:p>11.16</text:p>
          </table:table-cell>
          <table:table-cell table:formula="of:=VLOOKUP([.$B93];[.$A$2:.$Q49]; 17; 0) * (CEILING([.$R93]/[Variables.$B$11];1)+CEILING([.$S93]/[Variables.$B$12];1)+CEILING([.$T93]/[Variables.$B$13];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6"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4]*VLOOKUP([.$B94];[.$A$2:.$N56];11;0)+[.E94]*[.H94]*VLOOKUP([.$B94];[.$A$2:.$N56];12;0))*(1 + ([.D94]-[Variables.$B$6])*VLOOKUP([.$B94];[.$A$2:.$O56];13;0)/100)" office:value-type="float" office:value="4450">
            <text:p>4450</text:p>
          </table:table-cell>
          <table:table-cell table:style-name="ce76" table:formula="of:=VLOOKUP([.$B94];[.$A$2:.$H75];2;0)*[.$Q94]" office:value-type="float" office:value="17355">
            <text:p>17355</text:p>
          </table:table-cell>
          <table:table-cell table:style-name="ce76" table:formula="of:=VLOOKUP([.$B94];[.$A$2:.$H75];4;0)*[.$Q94]" office:value-type="float" office:value="36045">
            <text:p>36045</text:p>
          </table:table-cell>
          <table:table-cell table:style-name="ce76" table:formula="of:=VLOOKUP([.$B94];[.$A$2:.$H75];6;0)*[.$Q94]" office:value-type="float" office:value="5340">
            <text:p>5340</text:p>
          </table:table-cell>
          <table:table-cell table:formula="of:=VLOOKUP([.$B94];[.$A$2:.$Q50]; 16; 0) * (CEILING((CEILING([.$R94]/[Variables.$B$11];1)+CEILING([.$S94]/[Variables.$B$12];1)+CEILING([.$T94]/[Variables.$B$13];1))/[Variables.$B$20]; 1))" office:value-type="float" office:value="25.2">
            <text:p>25.2</text:p>
          </table:table-cell>
          <table:table-cell table:formula="of:=VLOOKUP([.$B94];[.$A$2:.$Q50]; 17; 0) * (CEILING([.$R94]/[Variables.$B$11];1)+CEILING([.$S94]/[Variables.$B$12];1)+CEILING([.$T94]/[Variables.$B$13];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6"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6" table:formula="of:=([.C95]*VLOOKUP([.$B95];[.$A$2:.$N57];11;0)+[.E95]*[.H95]*VLOOKUP([.$B95];[.$A$2:.$N57];12;0))*(1 + ([.D95]-[Variables.$B$6])*VLOOKUP([.$B95];[.$A$2:.$O57];13;0)/100)" office:value-type="float" office:value="4320">
            <text:p>4320</text:p>
          </table:table-cell>
          <table:table-cell table:style-name="ce76" table:formula="of:=VLOOKUP([.$B95];[.$A$2:.$H76];2;0)*[.$Q95]" office:value-type="float" office:value="16848">
            <text:p>16848</text:p>
          </table:table-cell>
          <table:table-cell table:style-name="ce76" table:formula="of:=VLOOKUP([.$B95];[.$A$2:.$H76];4;0)*[.$Q95]" office:value-type="float" office:value="34992">
            <text:p>34992</text:p>
          </table:table-cell>
          <table:table-cell table:style-name="ce76" table:formula="of:=VLOOKUP([.$B95];[.$A$2:.$H76];6;0)*[.$Q95]" office:value-type="float" office:value="5184">
            <text:p>5184</text:p>
          </table:table-cell>
          <table:table-cell table:formula="of:=VLOOKUP([.$B95];[.$A$2:.$Q51]; 16; 0) * (CEILING((CEILING([.$R95]/[Variables.$B$11];1)+CEILING([.$S95]/[Variables.$B$12];1)+CEILING([.$T95]/[Variables.$B$13];1))/[Variables.$B$20]; 1))" office:value-type="float" office:value="24.48">
            <text:p>24.48</text:p>
          </table:table-cell>
          <table:table-cell table:formula="of:=VLOOKUP([.$B95];[.$A$2:.$Q51]; 17; 0) * (CEILING([.$R95]/[Variables.$B$11];1)+CEILING([.$S95]/[Variables.$B$12];1)+CEILING([.$T95]/[Variables.$B$13];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6"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6]/([.P96]-1)" office:value-type="float" office:value="45">
            <text:p>45</text:p>
          </table:table-cell>
          <table:table-cell table:formula="of:=[Variables.$B$17]/([.P96]-1)" office:value-type="float" office:value="21">
            <text:p>21</text:p>
          </table:table-cell>
          <table:table-cell table:formula="of:=[.P90]" office:value-type="float" office:value="4">
            <text:p>4</text:p>
          </table:table-cell>
          <table:table-cell table:style-name="ce76" table:formula="of:=[.Q93]" office:value-type="float" office:value="1943.4">
            <text:p>1943.4</text:p>
          </table:table-cell>
          <table:table-cell table:style-name="ce76" table:formula="of:=[.R90]" office:value-type="float" office:value="2526.42">
            <text:p>2526.42</text:p>
          </table:table-cell>
          <table:table-cell table:style-name="ce76" table:formula="of:=[.S90]" office:value-type="float" office:value="5247.18">
            <text:p>5247.18</text:p>
          </table:table-cell>
          <table:table-cell table:style-name="ce76"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6"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6]/([.P97]-1)" office:value-type="float" office:value="45">
            <text:p>45</text:p>
          </table:table-cell>
          <table:table-cell table:formula="of:=[Variables.$B$17]/([.P97]-1)" office:value-type="float" office:value="21">
            <text:p>21</text:p>
          </table:table-cell>
          <table:table-cell table:formula="of:=[.P91]" office:value-type="float" office:value="4">
            <text:p>4</text:p>
          </table:table-cell>
          <table:table-cell table:style-name="ce76" table:formula="of:=[.Q94]" office:value-type="float" office:value="4450">
            <text:p>4450</text:p>
          </table:table-cell>
          <table:table-cell table:style-name="ce76" table:formula="of:=[.R91]" office:value-type="float" office:value="5785">
            <text:p>5785</text:p>
          </table:table-cell>
          <table:table-cell table:style-name="ce76" table:formula="of:=[.S91]" office:value-type="float" office:value="12015">
            <text:p>12015</text:p>
          </table:table-cell>
          <table:table-cell table:style-name="ce76"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6"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6]/([.P98]-1)" office:value-type="float" office:value="45">
            <text:p>45</text:p>
          </table:table-cell>
          <table:table-cell table:formula="of:=[Variables.$B$17]/([.P98]-1)" office:value-type="float" office:value="21">
            <text:p>21</text:p>
          </table:table-cell>
          <table:table-cell table:formula="of:=[.P92]" office:value-type="float" office:value="4">
            <text:p>4</text:p>
          </table:table-cell>
          <table:table-cell table:style-name="ce76" table:formula="of:=[.Q95]" office:value-type="float" office:value="4320">
            <text:p>4320</text:p>
          </table:table-cell>
          <table:table-cell table:style-name="ce76" table:formula="of:=[.R92]" office:value-type="float" office:value="5616">
            <text:p>5616</text:p>
          </table:table-cell>
          <table:table-cell table:style-name="ce76" table:formula="of:=[.S92]" office:value-type="float" office:value="11664">
            <text:p>11664</text:p>
          </table:table-cell>
          <table:table-cell table:style-name="ce76"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6"/>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P99]-1)))" office:value-type="float" office:value="-0">
            <text:p>0</text:p>
          </table:table-cell>
          <table:table-cell table:content-validation-name="val10"/>
          <table:table-cell table:formula="of:=[Variables.$B$16]/([.P99]-1)" office:value-type="float" office:value="-135">
            <text:p>-135</text:p>
          </table:table-cell>
          <table:table-cell table:formula="of:=[Variables.$B$17]/([.P99]-1)" office:value-type="float" office:value="-63">
            <text:p>-63</text:p>
          </table:table-cell>
          <table:table-cell/>
          <table:table-cell table:style-name="ce76" table:formula="of:=([.C99]*VLOOKUP([.$B99];[.$A$2:.$N55];11;0)+[.E99]*[.H99]*VLOOKUP([.$B99];[.$A$2:.$N55];12;0))*(1 + ([.D99]-[Variables.$B$6])*VLOOKUP([.$B99];[.$A$2:.$O55];13;0)/100)" office:value-type="float" office:value="0">
            <text:p>0</text:p>
          </table:table-cell>
          <table:table-cell table:style-name="ce76" table:formula="of:=VLOOKUP([.$B99];[.$A$2:.$H74];2;0)*[.$Q99]" office:value-type="float" office:value="0">
            <text:p>0</text:p>
          </table:table-cell>
          <table:table-cell table:style-name="ce76" table:formula="of:=VLOOKUP([.$B99];[.$A$2:.$H74];4;0)*[.$Q99]" office:value-type="float" office:value="0">
            <text:p>0</text:p>
          </table:table-cell>
          <table:table-cell table:style-name="ce76" table:formula="of:=VLOOKUP([.$B99];[.$A$2:.$H74];6;0)*[.$Q99]" office:value-type="float" office:value="0">
            <text:p>0</text:p>
          </table:table-cell>
          <table:table-cell table:formula="of:=VLOOKUP([.$B99];[.$A$2:.$Q52]; 16; 0) * (CEILING((CEILING([.$R99]/[Variables.$B$11];1)+CEILING([.$S99]/[Variables.$B$12];1)+CEILING([.$T99]/[Variables.$B$13];1))/[Variables.$B$20]; 1))" office:value-type="float" office:value="0">
            <text:p>0</text:p>
          </table:table-cell>
          <table:table-cell table:formula="of:=VLOOKUP([.$B99];[.$A$2:.$Q52]; 17; 0) * (CEILING([.$R99]/[Variables.$B$11];1)+CEILING([.$S99]/[Variables.$B$12];1)+CEILING([.$T99]/[Variables.$B$13];1))" office:value-type="float" office:value="0">
            <text:p>0</text:p>
          </table:table-cell>
          <table:table-cell/>
          <table:table-cell table:formula="of:=[.C99]*TBLFIND([.$A$1:.$N$29];[.B99]; [.$N$1])" office:value-type="float" office:value="0">
            <text:p>0</text:p>
          </table:table-cell>
          <table:table-cell table:style-name="ce29" table:formula="of:=[.C99]*TBLFIND([.$A$1:.$O$29];[.B99]; [.$O$1])" office:value-type="float" office:value="0">
            <text:p>0</text:p>
          </table:table-cell>
          <table:table-cell table:number-columns-repeated="999"/>
        </table:table-row>
        <table:table-row table:style-name="ro1">
          <table:table-cell/>
          <table:table-cell table:style-name="Default"/>
          <table:table-cell table:style-name="ce76"/>
          <table:table-cell table:number-columns-repeated="13"/>
          <table:table-cell table:style-name="ce76"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6"/>
          <table:table-cell table:number-columns-repeated="13"/>
          <table:table-cell table:style-name="ce76" table:number-columns-repeated="5"/>
          <table:table-cell table:number-columns-repeated="3"/>
          <table:table-cell table:style-name="Default"/>
          <table:table-cell table:number-columns-repeated="999"/>
        </table:table-row>
        <table:table-row table:style-name="ro6">
          <table:table-cell table:style-name="ce55" office:value-type="string">
            <text:p>units_end</text:p>
          </table:table-cell>
          <table:table-cell table:style-name="ce55" table:number-columns-repeated="1023"/>
        </table:table-row>
        <table:table-row table:style-name="ro19">
          <table:table-cell table:style-name="ce66" office:value-type="string">
            <text:p>Source</text:p>
          </table:table-cell>
          <table:table-cell table:style-name="ce66" office:value-type="string" table:number-columns-spanned="2" table:number-rows-spanned="1">
            <text:p>Target</text:p>
          </table:table-cell>
          <table:covered-table-cell table:style-name="ce66"/>
          <table:table-cell table:style-name="ce66" office:value-type="string">
            <text:p>Dmg to Armor</text:p>
          </table:table-cell>
          <table:table-cell table:style-name="ce66" office:value-type="string">
            <text:p>Shots to Kill</text:p>
          </table:table-cell>
          <table:table-cell table:style-name="ce66" office:value-type="string">
            <text:p>S:T <text:s text:c="6"/>M</text:p>
          </table:table-cell>
          <table:table-cell table:style-name="ce66" office:value-type="string">
            <text:p>S:T Energy</text:p>
          </table:table-cell>
          <table:table-cell table:style-name="ce66" office:value-type="string">
            <text:p>S:T <text:s text:c="6"/>Z</text:p>
          </table:table-cell>
          <table:table-cell table:style-name="ce66" office:value-type="string">
            <text:p>S:T DMG</text:p>
          </table:table-cell>
          <table:table-cell table:style-name="ce66" office:value-type="string">
            <text:p>S:T HP</text:p>
          </table:table-cell>
          <table:table-cell table:style-name="ce76"/>
          <table:table-cell/>
          <table:table-cell table:style-name="ce66" table:number-columns-repeated="1012"/>
        </table:table-row>
        <table:table-row table:style-name="ro1">
          <table:table-cell table:content-validation-name="val3" office:value-type="string">
            <text:p>Scorpion</text:p>
          </table:table-cell>
          <table:table-cell table:style-name="ce72" table:content-validation-name="val8" office:value-type="string" table:number-columns-spanned="2" table:number-rows-spanned="1">
            <text:p>Azure</text:p>
          </table:table-cell>
          <table:covered-table-cell/>
          <table:table-cell table:style-name="ce29" table:formula="of:=DAMAGETOARMOR([.$A$32:.$C$50]; TBLFIND([.$A$53:.$T$100]; [.$A104]; [.$I$53]); TBLFIND([.$A$53:.$T$100]; [.$B104]; [.$M$53]); TBLFIND([.$A$53:.$T$100]; [.$A104]; [.$E$53]); TBLFIND([.$A$53:.$T$100]; [.$A104]; [.$H$53]))" office:value-type="float" office:value="140">
            <text:p>140</text:p>
          </table:table-cell>
          <table:table-cell table:style-name="ce29"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9" table:formula="of:=[.D104]/[.D105]" office:value-type="float" office:value="0.729166666666667">
            <text:p>0.73</text:p>
          </table:table-cell>
          <table:table-cell table:style-name="ce29" table:formula="of:=VTBLFIND([.$A104]; [.$A$53:.$T$101]; [.C$53])/VTBLFIND([.$B104]; [.$A$53:.$T$101]; [.C$53])" office:value-type="float" office:value="4.31034482758621">
            <text:p>4.31</text:p>
          </table:table-cell>
          <table:table-cell/>
          <table:table-cell table:style-name="Default"/>
          <table:table-cell table:style-name="ce29"/>
          <table:table-cell table:number-columns-repeated="3"/>
          <table:table-cell table:style-name="ce68"/>
          <table:table-cell table:number-columns-repeated="7"/>
          <table:table-cell table:style-name="Default"/>
          <table:table-cell table:number-columns-repeated="999"/>
        </table:table-row>
        <table:table-row table:style-name="ro1">
          <table:table-cell table:style-name="ce67" table:formula="of:=[.B104]" office:value-type="string" office:string-value="Azure">
            <text:p>Azure</text:p>
          </table:table-cell>
          <table:table-cell table:style-name="ce75" table:formula="of:=[.A104]" office:value-type="string" office:string-value="Scorpion" table:number-columns-spanned="2" table:number-rows-spanned="1">
            <text:p>Scorpion</text:p>
          </table:table-cell>
          <table:covered-table-cell table:style-name="ce67"/>
          <table:table-cell table:style-name="ce82" table:formula="of:=DAMAGETOARMOR([.$A$32:.$C$50]; TBLFIND([.$A$53:.$T$100]; [.$A105]; [.$I$53]); TBLFIND([.$A$53:.$T$100]; [.$B105]; [.$M$53]); TBLFIND([.$A$53:.$T$100]; [.$A105]; [.$E$53]); TBLFIND([.$A$53:.$T$100]; [.$A105]; [.$H$53]))" office:value-type="float" office:value="192">
            <text:p>192</text:p>
          </table:table-cell>
          <table:table-cell table:style-name="ce82" table:formula="of:=TBLFIND([.$A$53:.$Y$101]; [.$B105]; [.$C$53])/[.$D105]" office:value-type="float" office:value="13.0208333333333">
            <text:p>13.02</text:p>
          </table:table-cell>
          <table:table-cell table:style-name="ce67" table:formula="of:=VTBLFIND([.$A105]; [.$A$53:.$T$101]; [.R$53])/VTBLFIND([.$B105]; [.$A$53:.$T$101]; [.R$53])" office:value-type="float" office:value="0.834572356549982">
            <text:p>0.83</text:p>
          </table:table-cell>
          <table:table-cell table:style-name="ce67" table:formula="of:=VTBLFIND([.$A105]; [.$A$53:.$T$101]; [.S$53])/VTBLFIND([.$B105]; [.$A$53:.$T$101]; [.S$53])" office:value-type="float" office:value="0.834572356549982">
            <text:p>0.83</text:p>
          </table:table-cell>
          <table:table-cell table:style-name="ce67" table:formula="of:=VTBLFIND([.$A105]; [.$A$53:.$T$101]; [.T$53])/VTBLFIND([.$B105]; [.$A$53:.$T$101]; [.T$53])" office:value-type="float" office:value="0.834572356549982">
            <text:p>0.83</text:p>
          </table:table-cell>
          <table:table-cell table:style-name="ce82" table:formula="of:=[.D105]/[.D104]" office:value-type="float" office:value="1.37142857142857">
            <text:p>1.37</text:p>
          </table:table-cell>
          <table:table-cell table:style-name="ce82" table:formula="of:=VTBLFIND([.$A105]; [.$A$53:.$T$101]; [.C$53])/VTBLFIND([.$B105]; [.$A$53:.$T$101]; [.C$53])" office:value-type="float" office:value="0.232">
            <text:p>0.23</text:p>
          </table:table-cell>
          <table:table-cell/>
          <table:table-cell table:style-name="Default"/>
          <table:table-cell table:number-columns-repeated="4"/>
          <table:table-cell table:style-name="ce68"/>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8" office:value-type="string">
            <text:p>Unit name</text:p>
          </table:table-cell>
          <table:table-cell table:style-name="ce68" office:value-type="string">
            <text:p>Metal cost</text:p>
          </table:table-cell>
          <table:table-cell table:style-name="ce68" office:value-type="string">
            <text:p>E. cost</text:p>
          </table:table-cell>
          <table:table-cell table:style-name="ce68" office:value-type="string" table:number-columns-spanned="2" table:number-rows-spanned="1">
            <text:p>Zet. cost</text:p>
          </table:table-cell>
          <table:covered-table-cell table:style-name="ce68"/>
          <table:table-cell table:style-name="ce68" table:number-columns-repeated="6"/>
          <table:table-cell table:style-name="Default"/>
          <table:table-cell table:style-name="ce68" table:number-columns-repeated="2"/>
          <table:table-cell table:number-columns-repeated="2"/>
          <table:table-cell table:style-name="ce68" table:number-columns-repeated="1008"/>
        </table:table-row>
        <table:table-row table:style-name="ro1">
          <table:table-cell table:content-validation-name="val4" office:value-type="string">
            <text:p>Crow</text:p>
          </table:table-cell>
          <table:table-cell table:style-name="ce72" table:formula="of:=TBLFIND([.$A$53:.$W$100]; [.$A$108]; [.R$53])" office:value-type="float" office:value="3843.75">
            <text:p>3843.75</text:p>
          </table:table-cell>
          <table:table-cell table:style-name="ce72" table:formula="of:=TBLFIND([.$A$53:.$W$100]; [.$A$108]; [.S$53])" office:value-type="float" office:value="5381.25">
            <text:p>5381.25</text:p>
          </table:table-cell>
          <table:table-cell table:style-name="ce72" table:formula="of:=TBLFIND([.$A$53:.$W$100]; [.$A$108]; [.T$53])" office:value-type="float" office:value="269.0625" table:number-columns-spanned="2" table:number-rows-spanned="1">
            <text:p>269.06</text:p>
          </table:table-cell>
          <table:covered-table-cell table:style-name="ce72"/>
          <table:table-cell table:style-name="ce72" table:number-columns-repeated="2"/>
          <table:table-cell/>
          <table:table-cell table:style-name="ce72"/>
          <table:table-cell/>
          <table:table-cell table:style-name="ce72"/>
          <table:table-cell table:style-name="Default"/>
          <table:table-cell table:number-columns-repeated="2"/>
          <table:table-cell table:style-name="ce29"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72" office:value-type="string" table:number-columns-spanned="3" table:number-rows-spanned="1">
            <text:p>In 1 hour</text:p>
          </table:table-cell>
          <table:covered-table-cell table:number-columns-repeated="2"/>
          <table:table-cell/>
          <table:table-cell table:style-name="ce72" office:value-type="string" table:number-columns-spanned="3" table:number-rows-spanned="1">
            <text:p>In 1 day</text:p>
          </table:table-cell>
          <table:covered-table-cell table:style-name="ce72"/>
          <table:covered-table-cell/>
          <table:table-cell/>
          <table:table-cell table:style-name="ce72" office:value-type="string" table:number-columns-spanned="3" table:number-rows-spanned="1">
            <text:p>In 1 week</text:p>
          </table:table-cell>
          <table:covered-table-cell/>
          <table:covered-table-cell table:style-name="Default"/>
          <table:table-cell/>
          <table:table-cell table:style-name="ce72"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8" office:value-type="string">
            <text:p>Level</text:p>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table-cell table:style-name="ce68" office:value-type="string">
            <text:p>MEX</text:p>
          </table:table-cell>
          <table:table-cell table:style-name="ce68" office:value-type="string">
            <text:p>Col.</text:p>
          </table:table-cell>
          <table:table-cell table:style-name="ce68" office:value-type="string">
            <text:p>ZEX</text:p>
          </table:table-cell>
          <table:table-cell table:style-name="ce68"/>
          <table:table-cell table:style-name="ce68" office:value-type="string">
            <text:p>MEX</text:p>
          </table:table-cell>
          <table:table-cell table:style-name="ce68" office:value-type="string">
            <text:p>Col.</text:p>
          </table:table-cell>
          <table:table-cell table:style-name="ce68"/>
          <table:table-cell table:style-name="ce68" office:value-type="string">
            <text:p>ZEX</text:p>
          </table:table-cell>
          <table:table-cell table:number-columns-repeated="2"/>
          <table:table-cell table:style-name="ce68" table:number-columns-repeated="1005"/>
        </table:table-row>
        <table:table-row table:style-name="ro1">
          <table:table-cell table:style-name="ce69"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70" office:value-type="float" office:value="1">
            <text:p>1</text:p>
          </table:table-cell>
          <table:table-cell table:style-name="ce29" table:formula="of:=SUPERFORMULA([.$A113];[Main.$C$3:.$M$3]) * SHOURS(1) / [.$B$108]" office:value-type="float" office:value="0.00257560975609756">
            <text:p>0</text:p>
          </table:table-cell>
          <table:table-cell table:style-name="ce79"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9" table:formula="of:=SUPERFORMULA([.$A113];[Main.$C$3:.$M$3]) * SDAYS(1) / [.$B$108]" office:value-type="float" office:value="0.0618146341463415">
            <text:p>0.06</text:p>
          </table:table-cell>
          <table:table-cell table:style-name="ce79"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9" table:formula="of:=SUPERFORMULA([.$A113];[Main.$C$3:.$M$3]) * SWEEKS(1) / [.$B$108]" office:value-type="float" office:value="0.43270243902439">
            <text:p>0.43</text:p>
          </table:table-cell>
          <table:table-cell table:style-name="ce72" table:formula="of:=SUPERFORMULA([.$A113];[Main.$C$16:.$M$16]) * SWEEKS(1) / [.$C$108]" office:value-type="float" office:value="0.674341463414634">
            <text:p>0.67</text:p>
          </table:table-cell>
          <table:table-cell table:style-name="ce29" table:formula="of:=SUPERFORMULA([.$A113];[Main.$C$33:.$M$33]) * SWEEKS(1) / [.$D$108]" office:value-type="float" office:value="1.68585365853659">
            <text:p>1.69</text:p>
          </table:table-cell>
          <table:table-cell/>
          <table:table-cell table:style-name="ce29" table:formula="of:=SUPERFORMULA([.$A113];[Main.$C$3:.$M$3]) * SMONTHS(1) / [.$B$108]" office:value-type="float" office:value="1.85443902439024">
            <text:p>1.85</text:p>
          </table:table-cell>
          <table:table-cell table:style-name="ce72" table:formula="of:=SUPERFORMULA([.$A113];[Main.$C$16:.$M$16]) * SMONTHS(1) / [.$C$108]" office:value-type="float" office:value="2.89003484320558">
            <text:p>2.89</text:p>
          </table:table-cell>
          <table:table-cell table:style-name="ce72"/>
          <table:table-cell table:style-name="ce29"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9" table:formula="of:=SUPERFORMULA([.$A114];[Main.$C$3:.$M$3]) * SHOURS(1) / [.$B$108]" office:value-type="float" office:value="0.00518483049952919">
            <text:p>0.01</text:p>
          </table:table-cell>
          <table:table-cell table:style-name="ce79"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9" table:formula="of:=SUPERFORMULA([.$A114];[Main.$C$3:.$M$3]) * SDAYS(1) / [.$B$108]" office:value-type="float" office:value="0.124435931988701">
            <text:p>0.12</text:p>
          </table:table-cell>
          <table:table-cell table:style-name="ce79"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9" table:formula="of:=SUPERFORMULA([.$A114];[Main.$C$3:.$M$3]) * SWEEKS(1) / [.$B$108]" office:value-type="float" office:value="0.871051523920904">
            <text:p>0.87</text:p>
          </table:table-cell>
          <table:table-cell table:style-name="ce72" table:formula="of:=SUPERFORMULA([.$A114];[Main.$C$16:.$M$16]) * SWEEKS(1) / [.$C$108]" office:value-type="float" office:value="1.36481620074962">
            <text:p>1.36</text:p>
          </table:table-cell>
          <table:table-cell table:style-name="ce29" table:formula="of:=SUPERFORMULA([.$A114];[Main.$C$33:.$M$33]) * SWEEKS(1) / [.$D$108]" office:value-type="float" office:value="3.38784059099352">
            <text:p>3.39</text:p>
          </table:table-cell>
          <table:table-cell/>
          <table:table-cell table:style-name="ce29" table:formula="of:=SUPERFORMULA([.$A114];[Main.$C$3:.$M$3]) * SMONTHS(1) / [.$B$108]" office:value-type="float" office:value="3.73307795966102">
            <text:p>3.73</text:p>
          </table:table-cell>
          <table:table-cell table:style-name="ce72" table:formula="of:=SUPERFORMULA([.$A114];[Main.$C$16:.$M$16]) * SMONTHS(1) / [.$C$108]" office:value-type="float" office:value="5.84921228892695">
            <text:p>5.85</text:p>
          </table:table-cell>
          <table:table-cell table:style-name="ce72"/>
          <table:table-cell table:style-name="ce29"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9" table:formula="of:=SUPERFORMULA([.$A115];[Main.$C$3:.$M$3]) * SHOURS(1) / [.$B$108]" office:value-type="float" office:value="0.010441707727607">
            <text:p>0.01</text:p>
          </table:table-cell>
          <table:table-cell table:style-name="ce79"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9" table:formula="of:=SUPERFORMULA([.$A115];[Main.$C$3:.$M$3]) * SDAYS(1) / [.$B$108]" office:value-type="float" office:value="0.250600985462567">
            <text:p>0.25</text:p>
          </table:table-cell>
          <table:table-cell table:style-name="ce79"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9" table:formula="of:=SUPERFORMULA([.$A115];[Main.$C$3:.$M$3]) * SWEEKS(1) / [.$B$108]" office:value-type="float" office:value="1.75420689823797">
            <text:p>1.75</text:p>
          </table:table-cell>
          <table:table-cell table:style-name="ce72" table:formula="of:=SUPERFORMULA([.$A115];[Main.$C$16:.$M$16]) * SWEEKS(1) / [.$C$108]" office:value-type="float" office:value="2.76421483120257">
            <text:p>2.76</text:p>
          </table:table-cell>
          <table:table-cell table:style-name="ce29" table:formula="of:=SUPERFORMULA([.$A115];[Main.$C$33:.$M$33]) * SWEEKS(1) / [.$D$108]" office:value-type="float" office:value="6.81026361169038">
            <text:p>6.81</text:p>
          </table:table-cell>
          <table:table-cell/>
          <table:table-cell table:style-name="ce29" table:formula="of:=SUPERFORMULA([.$A115];[Main.$C$3:.$M$3]) * SMONTHS(1) / [.$B$108]" office:value-type="float" office:value="7.51802956387703">
            <text:p>7.52</text:p>
          </table:table-cell>
          <table:table-cell table:style-name="ce72" table:formula="of:=SUPERFORMULA([.$A115];[Main.$C$16:.$M$16]) * SMONTHS(1) / [.$C$108]" office:value-type="float" office:value="11.8466349908682">
            <text:p>11.85</text:p>
          </table:table-cell>
          <table:table-cell table:style-name="ce72"/>
          <table:table-cell table:style-name="ce29"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9" table:formula="of:=SUPERFORMULA([.$A116];[Main.$C$3:.$M$3]) * SHOURS(1) / [.$B$108]" office:value-type="float" office:value="0.0183813537502299">
            <text:p>0.02</text:p>
          </table:table-cell>
          <table:table-cell table:style-name="ce79"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9" table:formula="of:=SUPERFORMULA([.$A116];[Main.$C$3:.$M$3]) * SDAYS(1) / [.$B$108]" office:value-type="float" office:value="0.441152490005517">
            <text:p>0.44</text:p>
          </table:table-cell>
          <table:table-cell table:style-name="ce79"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9" table:formula="of:=SUPERFORMULA([.$A116];[Main.$C$3:.$M$3]) * SWEEKS(1) / [.$B$108]" office:value-type="float" office:value="3.08806743003862">
            <text:p>3.09</text:p>
          </table:table-cell>
          <table:table-cell table:style-name="ce72" table:formula="of:=SUPERFORMULA([.$A116];[Main.$C$16:.$M$16]) * SWEEKS(1) / [.$C$108]" office:value-type="float" office:value="4.88939126352498">
            <text:p>4.89</text:p>
          </table:table-cell>
          <table:table-cell table:style-name="ce29" table:formula="of:=SUPERFORMULA([.$A116];[Main.$C$33:.$M$33]) * SWEEKS(1) / [.$D$108]" office:value-type="float" office:value="11.9699766293786">
            <text:p>11.97</text:p>
          </table:table-cell>
          <table:table-cell/>
          <table:table-cell table:style-name="ce29" table:formula="of:=SUPERFORMULA([.$A116];[Main.$C$3:.$M$3]) * SMONTHS(1) / [.$B$108]" office:value-type="float" office:value="13.2345747001655">
            <text:p>13.23</text:p>
          </table:table-cell>
          <table:table-cell table:style-name="ce72" table:formula="of:=SUPERFORMULA([.$A116];[Main.$C$16:.$M$16]) * SMONTHS(1) / [.$C$108]" office:value-type="float" office:value="20.9545339865356">
            <text:p>20.95</text:p>
          </table:table-cell>
          <table:table-cell table:style-name="ce72"/>
          <table:table-cell table:style-name="ce29"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9"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72" table:formula="of:=SUPERFORMULA([.$A113];[Main.$C$21:.$M$21]) * SHOURS(1) / [.$C$108]" office:value-type="float" office:value="0.0372414433978765">
            <text:p>0.04</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72" table:formula="of:=SUPERFORMULA([.$A113];[Main.$C$21:.$M$21]) * SDAYS(1) / [.$C$108]" office:value-type="float" office:value="0.893794641549037">
            <text:p>0.89</text:p>
          </table:table-cell>
          <table:table-cell table:formula="of:=SUPERFORMULA([.$A113];[Main.$C$39:.$M$39]) * SDAYS(1) / [.$D$108]" office:value-type="float" office:value="1.66979790940767">
            <text:p>1.67</text:p>
          </table:table-cell>
          <table:table-cell/>
          <table:table-cell table:style-name="ce29" table:formula="of:=SUPERFORMULA([.$A118];[Main.$C$9:.$M$9]) * SWEEKS(1) / [.$B$108]" office:value-type="float" office:value="3.18626341463415">
            <text:p>3.19</text:p>
          </table:table-cell>
          <table:table-cell table:style-name="ce72" table:formula="of:=SUPERFORMULA([.$A118];[Main.$C$21:.$M$21]) * SWEEKS(1) / [.$C$108]" office:value-type="float" office:value="6.25656249084326">
            <text:p>6.26</text:p>
          </table:table-cell>
          <table:table-cell table:style-name="ce29" table:formula="of:=SUPERFORMULA([.$A118];[Main.$C$39:.$M$39]) * SWEEKS(1) / [.$D$108]" office:value-type="float" office:value="11.6885853658537">
            <text:p>11.69</text:p>
          </table:table-cell>
          <table:table-cell/>
          <table:table-cell table:style-name="ce29" table:formula="of:=SUPERFORMULA([.$A118];[Main.$C$9:.$M$9]) * SMONTHS(1) / [.$B$108]" office:value-type="float" office:value="13.6554146341463">
            <text:p>13.66</text:p>
          </table:table-cell>
          <table:table-cell table:style-name="ce72" table:formula="of:=SUPERFORMULA([.$A118];[Main.$C$21:.$M$21]) * SMONTHS(1) / [.$C$108]" office:value-type="float" office:value="26.8138392464711">
            <text:p>26.81</text:p>
          </table:table-cell>
          <table:table-cell table:style-name="ce72"/>
          <table:table-cell table:style-name="ce29"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72" table:formula="of:=SUPERFORMULA([.$A114];[Main.$C$21:.$M$21]) * SHOURS(1) / [.$C$108]" office:value-type="float" office:value="0.0575841325669289">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72" table:formula="of:=SUPERFORMULA([.$A114];[Main.$C$21:.$M$21]) * SDAYS(1) / [.$C$108]" office:value-type="float" office:value="1.38201918160629">
            <text:p>1.38</text:p>
          </table:table-cell>
          <table:table-cell table:formula="of:=SUPERFORMULA([.$A114];[Main.$C$39:.$M$39]) * SDAYS(1) / [.$D$108]" office:value-type="float" office:value="2.6113328924215">
            <text:p>2.61</text:p>
          </table:table-cell>
          <table:table-cell/>
          <table:table-cell table:style-name="ce29" table:formula="of:=SUPERFORMULA([.$A119];[Main.$C$9:.$M$9]) * SWEEKS(1) / [.$B$108]" office:value-type="float" office:value="4.17526917887691">
            <text:p>4.18</text:p>
          </table:table-cell>
          <table:table-cell table:style-name="ce72" table:formula="of:=SUPERFORMULA([.$A119];[Main.$C$21:.$M$21]) * SWEEKS(1) / [.$C$108]" office:value-type="float" office:value="9.67413427124406">
            <text:p>9.67</text:p>
          </table:table-cell>
          <table:table-cell table:style-name="ce29" table:formula="of:=SUPERFORMULA([.$A119];[Main.$C$39:.$M$39]) * SWEEKS(1) / [.$D$108]" office:value-type="float" office:value="18.2793302469505">
            <text:p>18.28</text:p>
          </table:table-cell>
          <table:table-cell/>
          <table:table-cell table:style-name="ce29" table:formula="of:=SUPERFORMULA([.$A119];[Main.$C$9:.$M$9]) * SMONTHS(1) / [.$B$108]" office:value-type="float" office:value="17.8940107666153">
            <text:p>17.89</text:p>
          </table:table-cell>
          <table:table-cell table:style-name="ce72" table:formula="of:=SUPERFORMULA([.$A119];[Main.$C$21:.$M$21]) * SMONTHS(1) / [.$C$108]" office:value-type="float" office:value="41.4605754481888">
            <text:p>41.46</text:p>
          </table:table-cell>
          <table:table-cell table:style-name="ce72"/>
          <table:table-cell table:style-name="ce29"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72" table:formula="of:=SUPERFORMULA([.$A115];[Main.$C$21:.$M$21]) * SHOURS(1) / [.$C$108]" office:value-type="float" office:value="0.139451207276749">
            <text:p>0.14</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72" table:formula="of:=SUPERFORMULA([.$A115];[Main.$C$21:.$M$21]) * SDAYS(1) / [.$C$108]" office:value-type="float" office:value="3.34682897464197">
            <text:p>3.35</text:p>
          </table:table-cell>
          <table:table-cell table:formula="of:=SUPERFORMULA([.$A115];[Main.$C$39:.$M$39]) * SDAYS(1) / [.$D$108]" office:value-type="float" office:value="4.90158384669079">
            <text:p>4.9</text:p>
          </table:table-cell>
          <table:table-cell/>
          <table:table-cell table:style-name="ce29" table:formula="of:=SUPERFORMULA([.$A120];[Main.$C$9:.$M$9]) * SWEEKS(1) / [.$B$108]" office:value-type="float" office:value="5.27034568626113">
            <text:p>5.27</text:p>
          </table:table-cell>
          <table:table-cell table:style-name="ce72" table:formula="of:=SUPERFORMULA([.$A120];[Main.$C$21:.$M$21]) * SWEEKS(1) / [.$C$108]" office:value-type="float" office:value="15.1719186155929">
            <text:p>15.17</text:p>
          </table:table-cell>
          <table:table-cell table:style-name="ce29" table:formula="of:=SUPERFORMULA([.$A120];[Main.$C$39:.$M$39]) * SWEEKS(1) / [.$D$108]" office:value-type="float" office:value="25.8911659463779">
            <text:p>25.89</text:p>
          </table:table-cell>
          <table:table-cell/>
          <table:table-cell table:style-name="ce29" table:formula="of:=SUPERFORMULA([.$A120];[Main.$C$9:.$M$9]) * SMONTHS(1) / [.$B$108]" office:value-type="float" office:value="22.587195798262">
            <text:p>22.59</text:p>
          </table:table-cell>
          <table:table-cell table:style-name="ce72" table:formula="of:=SUPERFORMULA([.$A120];[Main.$C$21:.$M$21]) * SMONTHS(1) / [.$C$108]" office:value-type="float" office:value="65.0225083525412">
            <text:p>65.02</text:p>
          </table:table-cell>
          <table:table-cell table:style-name="ce72"/>
          <table:table-cell table:style-name="ce29"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72" table:formula="of:=SUPERFORMULA([.$A116];[Main.$C$21:.$M$21]) * SHOURS(1) / [.$C$108]" office:value-type="float" office:value="0.418860165263062">
            <text:p>0.42</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72" table:formula="of:=SUPERFORMULA([.$A116];[Main.$C$21:.$M$21]) * SDAYS(1) / [.$C$108]" office:value-type="float" office:value="10.0526439663135">
            <text:p>10.05</text:p>
          </table:table-cell>
          <table:table-cell table:formula="of:=SUPERFORMULA([.$A116];[Main.$C$39:.$M$39]) * SDAYS(1) / [.$D$108]" office:value-type="float" office:value="9.05647208209081">
            <text:p>9.06</text:p>
          </table:table-cell>
          <table:table-cell/>
          <table:table-cell table:style-name="ce29" table:formula="of:=SUPERFORMULA([.$A121];[Main.$C$9:.$M$9]) * SWEEKS(1) / [.$B$108]" office:value-type="float" office:value="6.4512">
            <text:p>6.45</text:p>
          </table:table-cell>
          <table:table-cell table:style-name="ce72" table:formula="of:=SUPERFORMULA([.$A121];[Main.$C$21:.$M$21]) * SWEEKS(1) / [.$C$108]" office:value-type="float" office:value="23.4278028224938">
            <text:p>23.43</text:p>
          </table:table-cell>
          <table:table-cell table:style-name="ce29" table:formula="of:=SUPERFORMULA([.$A121];[Main.$C$39:.$M$39]) * SWEEKS(1) / [.$D$108]" office:value-type="float" office:value="34.3110869268355">
            <text:p>34.31</text:p>
          </table:table-cell>
          <table:table-cell/>
          <table:table-cell table:style-name="ce29" table:formula="of:=SUPERFORMULA([.$A121];[Main.$C$9:.$M$9]) * SMONTHS(1) / [.$B$108]" office:value-type="float" office:value="27.648">
            <text:p>27.65</text:p>
          </table:table-cell>
          <table:table-cell table:style-name="ce72" table:formula="of:=SUPERFORMULA([.$A121];[Main.$C$21:.$M$21]) * SMONTHS(1) / [.$C$108]" office:value-type="float" office:value="100.404869239259">
            <text:p>100.4</text:p>
          </table:table-cell>
          <table:table-cell table:style-name="ce72"/>
          <table:table-cell table:style-name="ce29"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art[planet raiders] max[7]</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09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09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4" svg:width="1.1413in" svg:height="0.3902in" svg:x="0.811in" svg:y="0.1709in" draw:caption-point-x="-0.2402in" draw:caption-point-y="0.5193in">
              <dc:creator>AŠ</dc:creator>
              <dc:date>2011-11-21T00:00:00</dc:date>
              <text:p text:style-name="P4"><text:span text:style-name="T2">Range start power coef</text:span></text:p>
            </office:annotation>
            <text:p>1.5</text:p>
          </table:table-cell>
          <table:table-cell office:value-type="float" office:value="3.5">
            <office:annotation draw:style-name="gr4" draw:text-style-name="P4" svg:width="1.1413in" svg:height="0.3902in" svg:x="1.1528in" svg:y="0.1709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2661in" draw:caption-point-x="-0.2402in" draw:caption-point-y="0.5957in">
              <dc:creator>AŠ</dc:creator>
              <dc:date>2011-11-21T00:00:00</dc:date>
              <text:p text:style-name="P4"><text:span text:style-name="T2">Range end power coef</text:span></text:p>
            </office:annotation>
            <text:p>1.6</text:p>
          </table:table-cell>
          <table:table-cell office:value-type="float" office:value="5">
            <office:annotation draw:style-name="gr4" draw:text-style-name="P4" svg:width="1.1413in" svg:height="0.3902in" svg:x="1.1528in" svg:y="0.2661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4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4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07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07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07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07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pulsar raiders] max[5]</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2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2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4" svg:width="1.1413in" svg:height="0.3902in" svg:x="0.811in" svg:y="4.2882in" draw:caption-point-x="-0.2402in" draw:caption-point-y="0.5197in">
              <dc:creator>AŠ</dc:creator>
              <dc:date>2011-11-21T00:00:00</dc:date>
              <text:p text:style-name="P4"><text:span text:style-name="T2">Range start power coef</text:span></text:p>
            </office:annotation>
            <text:p>1.4</text:p>
          </table:table-cell>
          <table:table-cell office:value-type="float" office:value="5">
            <office:annotation draw:style-name="gr4" draw:text-style-name="P4" svg:width="1.1413in" svg:height="0.3902in" svg:x="1.1528in" svg:y="4.2882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4" svg:width="1.1413in" svg:height="0.3902in" svg:x="0.811in" svg:y="4.3839in" draw:caption-point-x="-0.2402in" draw:caption-point-y="0.5957in">
              <dc:creator>AŠ</dc:creator>
              <dc:date>2011-11-21T00:00:00</dc:date>
              <text:p text:style-name="P4"><text:span text:style-name="T2">Range end power coef</text:span></text:p>
            </office:annotation>
            <text:p>1.45</text:p>
          </table:table-cell>
          <table:table-cell office:value-type="float" office:value="8">
            <office:annotation draw:style-name="gr4" draw:text-style-name="P4" svg:width="1.1413in" svg:height="0.3902in" svg:x="1.1528in" svg:y="4.3839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5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5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4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4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4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4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4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4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4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4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4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4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4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4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4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4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4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4in" draw:caption-point-x="-0.2402in" draw:caption-point-y="0.5957in">
              <dc:creator>AŠ</dc:creator>
              <dc:date>2011-11-21T00:00:00</dc:date>
              <text:p text:style-name="P4"><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art[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3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3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3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3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16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16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2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2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5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5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5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5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5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5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5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5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5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5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5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5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5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5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5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5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5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5in" draw:caption-point-x="-0.2402in" draw:caption-point-y="0.5957in">
              <dc:creator>AŠ</dc:creator>
              <dc:date>2011-11-21T00:00:00</dc:date>
              <text:p text:style-name="P4"><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2"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B Healing Center" table:operator="="/>
              <table:filter-condition table:field-number="0" table:value="T Building Repai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2">12/12/2011</text:date>, <text:time>19:5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2-12T19:58:49</dc:date>
    <dc:creator>Artūras Šlajus</dc:creator>
    <meta:editing-duration>P4DT9H39M1S</meta:editing-duration>
    <meta:editing-cycles>441</meta:editing-cycles>
    <meta:generator>LibreOffice/3.3$Linux LibreOffice_project/330m19$Build-401</meta:generator>
    <meta:document-statistic meta:table-count="5" meta:cell-count="892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